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29in"/>
    </style:style>
    <style:style style:name="co3" style:family="table-column">
      <style:table-column-properties fo:break-before="auto" style:column-width="1.2626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1535in"/>
    </style:style>
    <style:style style:name="co6" style:family="table-column">
      <style:table-column-properties fo:break-before="auto" style:column-width="1.7307in"/>
    </style:style>
    <style:style style:name="co7" style:family="table-column">
      <style:table-column-properties fo:break-before="auto" style:column-width="1.959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 = Voltage</text:p>
          </table:table-cell>
          <table:table-cell office:value-type="string" calcext:value-type="string">
            <text:p>Y = kHZ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Y Intercept</text:p>
          </table:table-cell>
          <table:table-cell office:value-type="string" calcext:value-type="string">
            <text:p>delay in mS</text:p>
          </table:table-cell>
          <table:table-cell office:value-type="string" calcext:value-type="string">
            <text:p>mS difference per section</text:p>
          </table:table-cell>
          <table:table-cell office:value-type="string" calcext:value-type="string">
            <text:p>DAC output 1.2mV per count</text:p>
          </table:table-cell>
          <table:table-cell table:number-columns-repeated="3"/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float" office:value="4.53" calcext:value-type="float">
            <text:p>4.53</text:p>
          </table:table-cell>
          <table:table-cell table:number-columns-repeated="2"/>
          <table:table-cell table:formula="of:=(8192/(2*[.B2]))" office:value-type="float" office:value="904.194260485651" calcext:value-type="float">
            <text:p>904</text:p>
          </table:table-cell>
          <table:table-cell/>
          <table:table-cell table:formula="of:=([.A2]/0.0012207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float" office:value="0.53" calcext:value-type="float">
            <text:p>0.53</text:p>
          </table:table-cell>
          <table:table-cell office:value-type="float" office:value="4.66" calcext:value-type="float">
            <text:p>4.66</text:p>
          </table:table-cell>
          <table:table-cell table:formula="of:=(([.B2]-[.B3])/([.A2]-[.A3]))" office:value-type="float" office:value="0.245283018867924" calcext:value-type="float">
            <text:p>0.245</text:p>
          </table:table-cell>
          <table:table-cell table:formula="of:=([.B3]-([.C3]*[.A3]))" office:value-type="float" office:value="4.53" calcext:value-type="float">
            <text:p>4.53</text:p>
          </table:table-cell>
          <table:table-cell table:formula="of:=(8192/(2*[.B3]))" office:value-type="float" office:value="878.969957081545" calcext:value-type="float">
            <text:p>879</text:p>
          </table:table-cell>
          <table:table-cell table:style-name="ce1" table:formula="of:=([.E2]-[.E3])" office:value-type="float" office:value="25.2243034041061" calcext:value-type="float">
            <text:p>25.22</text:p>
          </table:table-cell>
          <table:table-cell table:formula="of:=([.A3]/0.0012207)" office:value-type="float" office:value="434.177111493406" calcext:value-type="float">
            <text:p>434</text:p>
          </table:table-cell>
          <table:table-cell table:number-columns-repeated="3"/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4.99" calcext:value-type="float">
            <text:p>4.99</text:p>
          </table:table-cell>
          <table:table-cell table:formula="of:=(([.B3]-[.B4])/([.A3]-[.A4]))" office:value-type="float" office:value="0.6875" calcext:value-type="float">
            <text:p>0.688</text:p>
          </table:table-cell>
          <table:table-cell table:formula="of:=([.B4]-([.C4]*[.A4]))" office:value-type="float" office:value="4.295625" calcext:value-type="float">
            <text:p>4.30</text:p>
          </table:table-cell>
          <table:table-cell table:formula="of:=(8192/(2*[.B4]))" office:value-type="float" office:value="820.841683366733" calcext:value-type="float">
            <text:p>821</text:p>
          </table:table-cell>
          <table:table-cell table:style-name="ce1" table:formula="of:=([.E3]-[.E4])" office:value-type="float" office:value="58.1282737148117" calcext:value-type="float">
            <text:p>58.13</text:p>
          </table:table-cell>
          <table:table-cell table:formula="of:=([.A4]/0.0012207)" office:value-type="float" office:value="827.394118128943" calcext:value-type="float">
            <text:p>827</text:p>
          </table:table-cell>
          <table:table-cell table:number-columns-repeated="3"/>
        </table:table-row>
        <table:table-row table:style-name="ro2">
          <table:table-cell office:value-type="float" office:value="1.52" calcext:value-type="float">
            <text:p>1.52</text:p>
          </table:table-cell>
          <table:table-cell office:value-type="float" office:value="5.5" calcext:value-type="float">
            <text:p>5.50</text:p>
          </table:table-cell>
          <table:table-cell table:formula="of:=(([.B4]-[.B5])/([.A4]-[.A5]))" office:value-type="float" office:value="1" calcext:value-type="float">
            <text:p>1.000</text:p>
          </table:table-cell>
          <table:table-cell table:formula="of:=([.B5]-([.C5]*[.A5]))" office:value-type="float" office:value="3.98" calcext:value-type="float">
            <text:p>3.98</text:p>
          </table:table-cell>
          <table:table-cell table:formula="of:=(8192/(2*[.B5]))" office:value-type="float" office:value="744.727272727273" calcext:value-type="float">
            <text:p>745</text:p>
          </table:table-cell>
          <table:table-cell table:style-name="ce1" table:formula="of:=([.E4]-[.E5])" office:value-type="float" office:value="76.1144106394606" calcext:value-type="float">
            <text:p>76.11</text:p>
          </table:table-cell>
          <table:table-cell table:formula="of:=([.A5]/0.0012207)" office:value-type="float" office:value="1245.1871876792" calcext:value-type="float">
            <text:p>124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.00</text:p>
          </table:table-cell>
          <table:table-cell office:value-type="float" office:value="6.16" calcext:value-type="float">
            <text:p>6.16</text:p>
          </table:table-cell>
          <table:table-cell table:formula="of:=(([.B5]-[.B6])/([.A5]-[.A6]))" office:value-type="float" office:value="1.375" calcext:value-type="float">
            <text:p>1.375</text:p>
          </table:table-cell>
          <table:table-cell table:formula="of:=([.B6]-([.C6]*[.A6]))" office:value-type="float" office:value="3.41" calcext:value-type="float">
            <text:p>3.41</text:p>
          </table:table-cell>
          <table:table-cell table:formula="of:=(8192/(2*[.B6]))" office:value-type="float" office:value="664.935064935065" calcext:value-type="float">
            <text:p>665</text:p>
          </table:table-cell>
          <table:table-cell table:style-name="ce1" table:formula="of:=([.E5]-[.E6])" office:value-type="float" office:value="79.7922077922078" calcext:value-type="float">
            <text:p>79.79</text:p>
          </table:table-cell>
          <table:table-cell table:formula="of:=([.A6]/0.0012207)" office:value-type="float" office:value="1638.40419431474" calcext:value-type="float">
            <text:p>1638</text:p>
          </table:table-cell>
          <table:table-cell table:number-columns-repeated="3"/>
        </table:table-row>
        <table:table-row table:style-name="ro2">
          <table:table-cell office:value-type="float" office:value="2.5" calcext:value-type="float">
            <text:p>2.50</text:p>
          </table:table-cell>
          <table:table-cell office:value-type="float" office:value="7.16" calcext:value-type="float">
            <text:p>7.16</text:p>
          </table:table-cell>
          <table:table-cell table:formula="of:=(([.B6]-[.B7])/([.A6]-[.A7]))" office:value-type="float" office:value="2" calcext:value-type="float">
            <text:p>2.000</text:p>
          </table:table-cell>
          <table:table-cell table:formula="of:=([.B7]-([.C7]*[.A7]))" office:value-type="float" office:value="2.16" calcext:value-type="float">
            <text:p>2.16</text:p>
          </table:table-cell>
          <table:table-cell table:formula="of:=(8192/(2*[.B7]))" office:value-type="float" office:value="572.067039106145" calcext:value-type="float">
            <text:p>572</text:p>
          </table:table-cell>
          <table:table-cell table:style-name="ce1" table:formula="of:=([.E6]-[.E7])" office:value-type="float" office:value="92.8680258289197" calcext:value-type="float">
            <text:p>92.87</text:p>
          </table:table-cell>
          <table:table-cell table:formula="of:=([.A7]/0.0012207)" office:value-type="float" office:value="2048.00524289342" calcext:value-type="float">
            <text:p>204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.00</text:p>
          </table:table-cell>
          <table:table-cell office:value-type="float" office:value="8.71" calcext:value-type="float">
            <text:p>8.71</text:p>
          </table:table-cell>
          <table:table-cell table:formula="of:=(([.B7]-[.B8])/([.A7]-[.A8]))" office:value-type="float" office:value="3.1" calcext:value-type="float">
            <text:p>3.100</text:p>
          </table:table-cell>
          <table:table-cell table:formula="of:=([.B8]-([.C8]*[.A8]))" office:value-type="float" office:value="-0.590000000000003" calcext:value-type="float">
            <text:p>-0.59</text:p>
          </table:table-cell>
          <table:table-cell table:formula="of:=(8192/(2*[.B8]))" office:value-type="float" office:value="470.264064293915" calcext:value-type="float">
            <text:p>470</text:p>
          </table:table-cell>
          <table:table-cell table:style-name="ce1" table:formula="of:=([.E7]-[.E8])" office:value-type="float" office:value="101.80297481223" calcext:value-type="float">
            <text:p>101.80</text:p>
          </table:table-cell>
          <table:table-cell table:formula="of:=([.A8]/0.0012207)" office:value-type="float" office:value="2457.60629147211" calcext:value-type="float">
            <text:p>2458</text:p>
          </table:table-cell>
          <table:table-cell table:number-columns-repeated="3"/>
        </table:table-row>
        <table:table-row table:style-name="ro2">
          <table:table-cell office:value-type="float" office:value="3.49" calcext:value-type="float">
            <text:p>3.49</text:p>
          </table:table-cell>
          <table:table-cell office:value-type="float" office:value="11.51" calcext:value-type="float">
            <text:p>11.51</text:p>
          </table:table-cell>
          <table:table-cell table:formula="of:=(([.B8]-[.B9])/([.A8]-[.A9]))" office:value-type="float" office:value="5.71428571428571" calcext:value-type="float">
            <text:p>5.714</text:p>
          </table:table-cell>
          <table:table-cell table:formula="of:=([.B9]-([.C9]*[.A9]))" office:value-type="float" office:value="-8.43285714285713" calcext:value-type="float">
            <text:p>-8.43</text:p>
          </table:table-cell>
          <table:table-cell table:formula="of:=(8192/(2*[.B9]))" office:value-type="float" office:value="355.864465682016" calcext:value-type="float">
            <text:p>356</text:p>
          </table:table-cell>
          <table:table-cell table:style-name="ce1" table:formula="of:=([.E8]-[.E9])" office:value-type="float" office:value="114.399598611899" calcext:value-type="float">
            <text:p>114.40</text:p>
          </table:table-cell>
          <table:table-cell table:formula="of:=([.A9]/0.0012207)" office:value-type="float" office:value="2859.01531907922" calcext:value-type="float">
            <text:p>2859</text:p>
          </table:table-cell>
          <table:table-cell table:number-columns-repeated="3"/>
        </table:table-row>
        <table:table-row table:style-name="ro2">
          <table:table-cell office:value-type="float" office:value="4.02" calcext:value-type="float">
            <text:p>4.02</text:p>
          </table:table-cell>
          <table:table-cell office:value-type="float" office:value="18.59" calcext:value-type="float">
            <text:p>18.59</text:p>
          </table:table-cell>
          <table:table-cell table:formula="of:=(([.B9]-[.B10])/([.A9]-[.A10]))" office:value-type="float" office:value="13.3584905660378" calcext:value-type="float">
            <text:p>13.358</text:p>
          </table:table-cell>
          <table:table-cell table:formula="of:=([.B10]-([.C10]*[.A10]))" office:value-type="float" office:value="-35.1111320754718" calcext:value-type="float">
            <text:p>-35.11</text:p>
          </table:table-cell>
          <table:table-cell table:formula="of:=(8192/(2*[.B10]))" office:value-type="float" office:value="220.333512641205" calcext:value-type="float">
            <text:p>220</text:p>
          </table:table-cell>
          <table:table-cell table:style-name="ce1" table:formula="of:=([.E9]-[.E10])" office:value-type="float" office:value="135.530953040811" calcext:value-type="float">
            <text:p>135.53</text:p>
          </table:table-cell>
          <table:table-cell table:formula="of:=([.A10]/0.0012207)" office:value-type="float" office:value="3293.19243057262" calcext:value-type="float">
            <text:p>3293</text:p>
          </table:table-cell>
          <table:table-cell table:number-columns-repeated="3"/>
        </table:table-row>
        <table:table-row table:style-name="ro2">
          <table:table-cell office:value-type="float" office:value="4.5" calcext:value-type="float">
            <text:p>4.50</text:p>
          </table:table-cell>
          <table:table-cell office:value-type="float" office:value="43.98" calcext:value-type="float">
            <text:p>43.98</text:p>
          </table:table-cell>
          <table:table-cell table:formula="of:=(([.B10]-[.B11])/([.A10]-[.A11]))" office:value-type="float" office:value="52.8958333333333" calcext:value-type="float">
            <text:p>52.896</text:p>
          </table:table-cell>
          <table:table-cell table:formula="of:=([.B11]-([.C11]*[.A11]))" office:value-type="float" office:value="-194.05125" calcext:value-type="float">
            <text:p>-194.05</text:p>
          </table:table-cell>
          <table:table-cell table:formula="of:=(8192/(2*[.B11]))" office:value-type="float" office:value="93.1332423829013" calcext:value-type="float">
            <text:p>93</text:p>
          </table:table-cell>
          <table:table-cell table:style-name="ce1" table:formula="of:=([.E10]-[.E11])" office:value-type="float" office:value="127.200270258304" calcext:value-type="float">
            <text:p>127.20</text:p>
          </table:table-cell>
          <table:table-cell table:formula="of:=([.A11]/0.0012207)" office:value-type="float" office:value="3686.40943720816" calcext:value-type="float">
            <text:p>3686</text:p>
          </table:table-cell>
          <table:table-cell table:number-columns-repeated="3"/>
        </table:table-row>
        <table:table-row table:style-name="ro2">
          <table:table-cell office:value-type="float" office:value="4.73" calcext:value-type="float">
            <text:p>4.73</text:p>
          </table:table-cell>
          <table:table-cell office:value-type="float" office:value="61.74" calcext:value-type="float">
            <text:p>61.74</text:p>
          </table:table-cell>
          <table:table-cell table:formula="of:=(([.B11]-[.B12])/([.A11]-[.A12]))" office:value-type="float" office:value="77.2173913043477" calcext:value-type="float">
            <text:p>77.217</text:p>
          </table:table-cell>
          <table:table-cell table:formula="of:=([.B12]-([.C12]*[.A12]))" office:value-type="float" office:value="-303.498260869565" calcext:value-type="float">
            <text:p>-303.50</text:p>
          </table:table-cell>
          <table:table-cell table:formula="of:=(8192/(2*[.B12]))" office:value-type="float" office:value="66.3427275672174" calcext:value-type="float">
            <text:p>66</text:p>
          </table:table-cell>
          <table:table-cell table:style-name="ce1" table:formula="of:=([.E11]-[.E12])" office:value-type="float" office:value="26.790514815684" calcext:value-type="float">
            <text:p>26.79</text:p>
          </table:table-cell>
          <table:table-cell table:formula="of:=([.A12]/0.0012207)" office:value-type="float" office:value="3874.82591955435" calcext:value-type="float">
            <text:p>3875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.00</text:p>
          </table:table-cell>
          <table:table-cell table:number-columns-repeated="5"/>
          <table:table-cell table:formula="of:=([.A13]/0.0012207)" office:value-type="float" office:value="4096.01048578684" calcext:value-type="float">
            <text:p>4096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1">
          <table:table-cell office:value-type="string" calcext:value-type="string">
            <text:p>Delay in mS</text:p>
          </table:table-cell>
          <table:table-cell office:value-type="string" calcext:value-type="string">
            <text:p>Frequency Needed</text:p>
          </table:table-cell>
          <table:table-cell office:value-type="string" calcext:value-type="string">
            <text:p>Voltage Needed</text:p>
          </table:table-cell>
          <table:table-cell office:value-type="string" calcext:value-type="string">
            <text:p>DAC Counts</text:p>
          </table:table-cell>
          <table:table-cell office:value-type="string" calcext:value-type="string">
            <text:p>change per step</text:p>
          </table:table-cell>
          <table:table-cell office:value-type="string" calcext:value-type="string">
            <text:p>Delay in mS</text:p>
          </table:table-cell>
          <table:table-cell table:style-name="ce1" office:value-type="string" calcext:value-type="string">
            <text:p>Frequency Needed</text:p>
          </table:table-cell>
          <table:table-cell office:value-type="string" calcext:value-type="string">
            <text:p>Voltage Needed</text:p>
          </table:table-cell>
          <table:table-cell office:value-type="string" calcext:value-type="string">
            <text:p>DAC Count</text:p>
          </table:table-cell>
          <table:table-cell office:value-type="string" calcext:value-type="string">
            <text:p>change per step</text:p>
          </table:table-cell>
        </table:table-row>
        <table:table-row table:style-name="ro2">
          <table:table-cell office:value-type="float" office:value="821" calcext:value-type="float">
            <text:p>821.00</text:p>
          </table:table-cell>
          <table:table-cell table:formula="of:=(8192/(2*[.A16]))" office:value-type="float" office:value="4.98903775883069" calcext:value-type="float">
            <text:p>4.99</text:p>
          </table:table-cell>
          <table:table-cell table:formula="of:=([.B16]-4.3)/0.688" office:value-type="float" office:value="1.00150837039345" calcext:value-type="float">
            <text:p>1.002</text:p>
          </table:table-cell>
          <table:table-cell table:style-name="ce2" table:formula="of:=([.C16]/0.0012207)" office:value-type="float" office:value="820.437757346974" calcext:value-type="float">
            <text:p>820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" table:formula="of:=(8192/(2*[.F16]))" office:value-type="float" office:value="62.0606060606061" calcext:value-type="float">
            <text:p>62.06</text:p>
          </table:table-cell>
          <table:table-cell table:style-name="ce1" table:formula="of:=(([.G16]-(-303.5))/77.217)" office:value-type="float" office:value="4.73419850629532" calcext:value-type="float">
            <text:p>4.73</text:p>
          </table:table-cell>
          <table:table-cell table:style-name="ce2" table:formula="of:=([.H16]/0.0012207)" office:value-type="float" office:value="3878.26534471641" calcext:value-type="float">
            <text:p>3878</text:p>
          </table:table-cell>
          <table:table-cell/>
        </table:table-row>
        <table:table-row table:style-name="ro2">
          <table:table-cell office:value-type="float" office:value="822" calcext:value-type="float">
            <text:p>822.00</text:p>
          </table:table-cell>
          <table:table-cell table:formula="of:=(8192/(2*[.A17]))" office:value-type="float" office:value="4.98296836982968" calcext:value-type="float">
            <text:p>4.98</text:p>
          </table:table-cell>
          <table:table-cell table:formula="of:=([.B17]-4.3)/0.688" office:value-type="float" office:value="0.992686584054773" calcext:value-type="float">
            <text:p>0.993</text:p>
          </table:table-cell>
          <table:table-cell table:style-name="ce2" table:formula="of:=([.C17]/0.0012207)" office:value-type="float" office:value="813.210931477655" calcext:value-type="float">
            <text:p>813</text:p>
          </table:table-cell>
          <table:table-cell table:formula="of:=([.D17]-[.D16])" office:value-type="float" office:value="-7.22682586931899" calcext:value-type="float">
            <text:p>-7</text:p>
          </table:table-cell>
          <table:table-cell office:value-type="float" office:value="67" calcext:value-type="float">
            <text:p>67</text:p>
          </table:table-cell>
          <table:table-cell table:style-name="ce1" table:formula="of:=(8192/(2*[.F17]))" office:value-type="float" office:value="61.134328358209" calcext:value-type="float">
            <text:p>61.13</text:p>
          </table:table-cell>
          <table:table-cell table:style-name="ce1" table:formula="of:=(([.G17]-(-303.5))/77.217)" office:value-type="float" office:value="4.72220273201768" calcext:value-type="float">
            <text:p>4.72</text:p>
          </table:table-cell>
          <table:table-cell table:style-name="ce2" table:formula="of:=([.H17]/0.0012207)" office:value-type="float" office:value="3868.43838127114" calcext:value-type="float">
            <text:p>3868</text:p>
          </table:table-cell>
          <table:table-cell table:style-name="ce2" table:formula="of:=([.I17]-[.I16])" office:value-type="float" office:value="-9.82696344527494" calcext:value-type="float">
            <text:p>-10</text:p>
          </table:table-cell>
        </table:table-row>
        <table:table-row table:style-name="ro2">
          <table:table-cell office:value-type="float" office:value="823" calcext:value-type="float">
            <text:p>823.00</text:p>
          </table:table-cell>
          <table:table-cell table:formula="of:=(8192/(2*[.A18]))" office:value-type="float" office:value="4.97691373025516" calcext:value-type="float">
            <text:p>4.98</text:p>
          </table:table-cell>
          <table:table-cell table:formula="of:=([.B18]-4.3)/0.688" office:value-type="float" office:value="0.983886235835994" calcext:value-type="float">
            <text:p>0.984</text:p>
          </table:table-cell>
          <table:table-cell table:style-name="ce2" table:formula="of:=([.C18]/0.0012207)" office:value-type="float" office:value="806.001667761116" calcext:value-type="float">
            <text:p>806</text:p>
          </table:table-cell>
          <table:table-cell table:formula="of:=([.D18]-[.D17])" office:value-type="float" office:value="-7.20926371653923" calcext:value-type="float">
            <text:p>-7</text:p>
          </table:table-cell>
          <table:table-cell office:value-type="float" office:value="68" calcext:value-type="float">
            <text:p>68</text:p>
          </table:table-cell>
          <table:table-cell table:style-name="ce1" table:formula="of:=(8192/(2*[.F18]))" office:value-type="float" office:value="60.2352941176471" calcext:value-type="float">
            <text:p>60.24</text:p>
          </table:table-cell>
          <table:table-cell table:style-name="ce1" table:formula="of:=(([.G18]-(-303.5))/77.217)" office:value-type="float" office:value="4.71055977463055" calcext:value-type="float">
            <text:p>4.71</text:p>
          </table:table-cell>
          <table:table-cell table:style-name="ce2" table:formula="of:=([.H18]/0.0012207)" office:value-type="float" office:value="3858.90044616249" calcext:value-type="float">
            <text:p>3859</text:p>
          </table:table-cell>
          <table:table-cell table:style-name="ce2" table:formula="of:=([.I18]-[.I17])" office:value-type="float" office:value="-9.53793510864898" calcext:value-type="float">
            <text:p>-10</text:p>
          </table:table-cell>
        </table:table-row>
        <table:table-row table:style-name="ro2">
          <table:table-cell office:value-type="float" office:value="824" calcext:value-type="float">
            <text:p>824.00</text:p>
          </table:table-cell>
          <table:table-cell table:formula="of:=(8192/(2*[.A19]))" office:value-type="float" office:value="4.97087378640777" calcext:value-type="float">
            <text:p>4.97</text:p>
          </table:table-cell>
          <table:table-cell table:formula="of:=([.B19]-4.3)/0.688" office:value-type="float" office:value="0.975107247685707" calcext:value-type="float">
            <text:p>0.975</text:p>
          </table:table-cell>
          <table:table-cell table:style-name="ce2" table:formula="of:=([.C19]/0.0012207)" office:value-type="float" office:value="798.809902257481" calcext:value-type="float">
            <text:p>799</text:p>
          </table:table-cell>
          <table:table-cell table:formula="of:=([.D19]-[.D18])" office:value-type="float" office:value="-7.19176550363432" calcext:value-type="float">
            <text:p>-7</text:p>
          </table:table-cell>
          <table:table-cell office:value-type="float" office:value="69" calcext:value-type="float">
            <text:p>69</text:p>
          </table:table-cell>
          <table:table-cell table:style-name="ce1" table:formula="of:=(8192/(2*[.F19]))" office:value-type="float" office:value="59.3623188405797" calcext:value-type="float">
            <text:p>59.36</text:p>
          </table:table-cell>
          <table:table-cell table:style-name="ce1" table:formula="of:=(([.G19]-(-303.5))/77.217)" office:value-type="float" office:value="4.69925429426913" calcext:value-type="float">
            <text:p>4.70</text:p>
          </table:table-cell>
          <table:table-cell table:style-name="ce2" table:formula="of:=([.H19]/0.0012207)" office:value-type="float" office:value="3849.63897294104" calcext:value-type="float">
            <text:p>3850</text:p>
          </table:table-cell>
          <table:table-cell table:style-name="ce2" table:formula="of:=([.I19]-[.I18])" office:value-type="float" office:value="-9.26147322144334" calcext:value-type="float">
            <text:p>-9</text:p>
          </table:table-cell>
        </table:table-row>
        <table:table-row table:style-name="ro2">
          <table:table-cell office:value-type="float" office:value="825" calcext:value-type="float">
            <text:p>825.00</text:p>
          </table:table-cell>
          <table:table-cell table:formula="of:=(8192/(2*[.A20]))" office:value-type="float" office:value="4.96484848484849" calcext:value-type="float">
            <text:p>4.96</text:p>
          </table:table-cell>
          <table:table-cell table:formula="of:=([.B20]-4.3)/0.688" office:value-type="float" office:value="0.966349541930937" calcext:value-type="float">
            <text:p>0.966</text:p>
          </table:table-cell>
          <table:table-cell table:style-name="ce2" table:formula="of:=([.C20]/0.0012207)" office:value-type="float" office:value="791.635571336887" calcext:value-type="float">
            <text:p>792</text:p>
          </table:table-cell>
          <table:table-cell table:formula="of:=([.D20]-[.D19])" office:value-type="float" office:value="-7.17433092059468" calcext:value-type="float">
            <text:p>-7</text:p>
          </table:table-cell>
          <table:table-cell office:value-type="float" office:value="70" calcext:value-type="float">
            <text:p>70</text:p>
          </table:table-cell>
          <table:table-cell table:style-name="ce1" table:formula="of:=(8192/(2*[.F20]))" office:value-type="float" office:value="58.5142857142857" calcext:value-type="float">
            <text:p>58.51</text:p>
          </table:table-cell>
          <table:table-cell table:style-name="ce1" table:formula="of:=(([.G20]-(-303.5))/77.217)" office:value-type="float" office:value="4.68827182763233" calcext:value-type="float">
            <text:p>4.69</text:p>
          </table:table-cell>
          <table:table-cell table:style-name="ce2" table:formula="of:=([.H20]/0.0012207)" office:value-type="float" office:value="3840.64211324022" calcext:value-type="float">
            <text:p>3841</text:p>
          </table:table-cell>
          <table:table-cell table:style-name="ce2" table:formula="of:=([.I20]-[.I19])" office:value-type="float" office:value="-8.99685970082828" calcext:value-type="float">
            <text:p>-9</text:p>
          </table:table-cell>
        </table:table-row>
        <table:table-row table:style-name="ro2">
          <table:table-cell office:value-type="float" office:value="826" calcext:value-type="float">
            <text:p>826.00</text:p>
          </table:table-cell>
          <table:table-cell table:formula="of:=(8192/(2*[.A21]))" office:value-type="float" office:value="4.95883777239709" calcext:value-type="float">
            <text:p>4.96</text:p>
          </table:table-cell>
          <table:table-cell table:formula="of:=([.B21]-4.3)/0.688" office:value-type="float" office:value="0.957613041274847" calcext:value-type="float">
            <text:p>0.958</text:p>
          </table:table-cell>
          <table:table-cell table:style-name="ce2" table:formula="of:=([.C21]/0.0012207)" office:value-type="float" office:value="784.478611677601" calcext:value-type="float">
            <text:p>784</text:p>
          </table:table-cell>
          <table:table-cell table:formula="of:=([.D21]-[.D20])" office:value-type="float" office:value="-7.15695965928603" calcext:value-type="float">
            <text:p>-7</text:p>
          </table:table-cell>
          <table:table-cell office:value-type="float" office:value="71" calcext:value-type="float">
            <text:p>71</text:p>
          </table:table-cell>
          <table:table-cell table:style-name="ce1" table:formula="of:=(8192/(2*[.F21]))" office:value-type="float" office:value="57.6901408450704" calcext:value-type="float">
            <text:p>57.69</text:p>
          </table:table-cell>
          <table:table-cell table:style-name="ce1" table:formula="of:=(([.G21]-(-303.5))/77.217)" office:value-type="float" office:value="4.6775987262529" calcext:value-type="float">
            <text:p>4.68</text:p>
          </table:table-cell>
          <table:table-cell table:style-name="ce2" table:formula="of:=([.H21]/0.0012207)" office:value-type="float" office:value="3831.89868620701" calcext:value-type="float">
            <text:p>3832</text:p>
          </table:table-cell>
          <table:table-cell table:style-name="ce2" table:formula="of:=([.I21]-[.I20])" office:value-type="float" office:value="-8.74342703320144" calcext:value-type="float">
            <text:p>-9</text:p>
          </table:table-cell>
        </table:table-row>
        <table:table-row table:style-name="ro2">
          <table:table-cell office:value-type="float" office:value="827" calcext:value-type="float">
            <text:p>827.00</text:p>
          </table:table-cell>
          <table:table-cell table:formula="of:=(8192/(2*[.A22]))" office:value-type="float" office:value="4.95284159613059" calcext:value-type="float">
            <text:p>4.95</text:p>
          </table:table-cell>
          <table:table-cell table:formula="of:=([.B22]-4.3)/0.688" office:value-type="float" office:value="0.948897668794466" calcext:value-type="float">
            <text:p>0.949</text:p>
          </table:table-cell>
          <table:table-cell table:style-name="ce2" table:formula="of:=([.C22]/0.0012207)" office:value-type="float" office:value="777.338960264165" calcext:value-type="float">
            <text:p>777</text:p>
          </table:table-cell>
          <table:table-cell table:formula="of:=([.D22]-[.D21])" office:value-type="float" office:value="-7.13965141343601" calcext:value-type="float">
            <text:p>-7</text:p>
          </table:table-cell>
          <table:table-cell office:value-type="float" office:value="72" calcext:value-type="float">
            <text:p>72</text:p>
          </table:table-cell>
          <table:table-cell table:style-name="ce1" table:formula="of:=(8192/(2*[.F22]))" office:value-type="float" office:value="56.8888888888889" calcext:value-type="float">
            <text:p>56.89</text:p>
          </table:table-cell>
          <table:table-cell table:style-name="ce1" table:formula="of:=(([.G22]-(-303.5))/77.217)" office:value-type="float" office:value="4.66722209991179" calcext:value-type="float">
            <text:p>4.67</text:p>
          </table:table-cell>
          <table:table-cell table:style-name="ce2" table:formula="of:=([.H22]/0.0012207)" office:value-type="float" office:value="3823.39813214696" calcext:value-type="float">
            <text:p>3823</text:p>
          </table:table-cell>
          <table:table-cell table:style-name="ce2" table:formula="of:=([.I22]-[.I21])" office:value-type="float" office:value="-8.50055406005549" calcext:value-type="float">
            <text:p>-9</text:p>
          </table:table-cell>
        </table:table-row>
        <table:table-row table:style-name="ro2">
          <table:table-cell office:value-type="float" office:value="828" calcext:value-type="float">
            <text:p>828.00</text:p>
          </table:table-cell>
          <table:table-cell table:formula="of:=(8192/(2*[.A23]))" office:value-type="float" office:value="4.94685990338164" calcext:value-type="float">
            <text:p>4.95</text:p>
          </table:table-cell>
          <table:table-cell table:formula="of:=([.B23]-4.3)/0.688" office:value-type="float" office:value="0.940203347938434" calcext:value-type="float">
            <text:p>0.940</text:p>
          </table:table-cell>
          <table:table-cell table:style-name="ce2" table:formula="of:=([.C23]/0.0012207)" office:value-type="float" office:value="770.216554385544" calcext:value-type="float">
            <text:p>770</text:p>
          </table:table-cell>
          <table:table-cell table:formula="of:=([.D23]-[.D22])" office:value-type="float" office:value="-7.12240587862038" calcext:value-type="float">
            <text:p>-7</text:p>
          </table:table-cell>
          <table:table-cell office:value-type="float" office:value="73" calcext:value-type="float">
            <text:p>73</text:p>
          </table:table-cell>
          <table:table-cell table:style-name="ce1" table:formula="of:=(8192/(2*[.F23]))" office:value-type="float" office:value="56.1095890410959" calcext:value-type="float">
            <text:p>56.11</text:p>
          </table:table-cell>
          <table:table-cell table:style-name="ce1" table:formula="of:=(([.G23]-(-303.5))/77.217)" office:value-type="float" office:value="4.65712976470332" calcext:value-type="float">
            <text:p>4.66</text:p>
          </table:table-cell>
          <table:table-cell table:style-name="ce2" table:formula="of:=([.H23]/0.0012207)" office:value-type="float" office:value="3815.13046997896" calcext:value-type="float">
            <text:p>3815</text:p>
          </table:table-cell>
          <table:table-cell table:style-name="ce2" table:formula="of:=([.I23]-[.I22])" office:value-type="float" office:value="-8.26766216800024" calcext:value-type="float">
            <text:p>-8</text:p>
          </table:table-cell>
        </table:table-row>
        <table:table-row table:style-name="ro2">
          <table:table-cell office:value-type="float" office:value="829" calcext:value-type="float">
            <text:p>829.00</text:p>
          </table:table-cell>
          <table:table-cell table:formula="of:=(8192/(2*[.A24]))" office:value-type="float" office:value="4.94089264173703" calcext:value-type="float">
            <text:p>4.94</text:p>
          </table:table-cell>
          <table:table-cell table:formula="of:=([.B24]-4.3)/0.688" office:value-type="float" office:value="0.931530002524756" calcext:value-type="float">
            <text:p>0.932</text:p>
          </table:table-cell>
          <table:table-cell table:style-name="ce2" table:formula="of:=([.C24]/0.0012207)" office:value-type="float" office:value="763.111331633289" calcext:value-type="float">
            <text:p>763</text:p>
          </table:table-cell>
          <table:table-cell table:formula="of:=([.D24]-[.D23])" office:value-type="float" office:value="-7.1052227522548" calcext:value-type="float">
            <text:p>-7</text:p>
          </table:table-cell>
          <table:table-cell office:value-type="float" office:value="74" calcext:value-type="float">
            <text:p>74</text:p>
          </table:table-cell>
          <table:table-cell table:style-name="ce1" table:formula="of:=(8192/(2*[.F24]))" office:value-type="float" office:value="55.3513513513514" calcext:value-type="float">
            <text:p>55.35</text:p>
          </table:table-cell>
          <table:table-cell table:style-name="ce1" table:formula="of:=(([.G24]-(-303.5))/77.217)" office:value-type="float" office:value="4.64731019531128" calcext:value-type="float">
            <text:p>4.65</text:p>
          </table:table-cell>
          <table:table-cell table:style-name="ce2" table:formula="of:=([.H24]/0.0012207)" office:value-type="float" office:value="3807.08625813982" calcext:value-type="float">
            <text:p>3807</text:p>
          </table:table-cell>
          <table:table-cell table:style-name="ce2" table:formula="of:=([.I24]-[.I23])" office:value-type="float" office:value="-8.04421183913473" calcext:value-type="float">
            <text:p>-8</text:p>
          </table:table-cell>
        </table:table-row>
        <table:table-row table:style-name="ro2">
          <table:table-cell office:value-type="float" office:value="830" calcext:value-type="float">
            <text:p>830.00</text:p>
          </table:table-cell>
          <table:table-cell table:formula="of:=(8192/(2*[.A25]))" office:value-type="float" office:value="4.93493975903615" calcext:value-type="float">
            <text:p>4.93</text:p>
          </table:table-cell>
          <table:table-cell table:formula="of:=([.B25]-4.3)/0.688" office:value-type="float" office:value="0.922877556738583" calcext:value-type="float">
            <text:p>0.923</text:p>
          </table:table-cell>
          <table:table-cell table:style-name="ce2" table:formula="of:=([.C25]/0.0012207)" office:value-type="float" office:value="756.023229899716" calcext:value-type="float">
            <text:p>756</text:p>
          </table:table-cell>
          <table:table-cell table:formula="of:=([.D25]-[.D24])" office:value-type="float" office:value="-7.08810173357358" calcext:value-type="float">
            <text:p>-7</text:p>
          </table:table-cell>
          <table:table-cell office:value-type="float" office:value="75" calcext:value-type="float">
            <text:p>75</text:p>
          </table:table-cell>
          <table:table-cell table:style-name="ce1" table:formula="of:=(8192/(2*[.F25]))" office:value-type="float" office:value="54.6133333333333" calcext:value-type="float">
            <text:p>54.61</text:p>
          </table:table-cell>
          <table:table-cell table:style-name="ce1" table:formula="of:=(([.G25]-(-303.5))/77.217)" office:value-type="float" office:value="4.63775248110304" calcext:value-type="float">
            <text:p>4.64</text:p>
          </table:table-cell>
          <table:table-cell table:style-name="ce2" table:formula="of:=([.H25]/0.0012207)" office:value-type="float" office:value="3799.2565586164" calcext:value-type="float">
            <text:p>3799</text:p>
          </table:table-cell>
          <table:table-cell table:style-name="ce2" table:formula="of:=([.I25]-[.I24])" office:value-type="float" office:value="-7.82969952342455" calcext:value-type="float">
            <text:p>-8</text:p>
          </table:table-cell>
        </table:table-row>
        <table:table-row table:style-name="ro2">
          <table:table-cell office:value-type="float" office:value="831" calcext:value-type="float">
            <text:p>831.00</text:p>
          </table:table-cell>
          <table:table-cell table:formula="of:=(8192/(2*[.A26]))" office:value-type="float" office:value="4.92900120336943" calcext:value-type="float">
            <text:p>4.93</text:p>
          </table:table-cell>
          <table:table-cell table:formula="of:=([.B26]-4.3)/0.688" office:value-type="float" office:value="0.914245935129992" calcext:value-type="float">
            <text:p>0.914</text:p>
          </table:table-cell>
          <table:table-cell table:style-name="ce2" table:formula="of:=([.C26]/0.0012207)" office:value-type="float" office:value="748.952187376089" calcext:value-type="float">
            <text:p>749</text:p>
          </table:table-cell>
          <table:table-cell table:formula="of:=([.D26]-[.D25])" office:value-type="float" office:value="-7.07104252362637" calcext:value-type="float">
            <text:p>-7</text:p>
          </table:table-cell>
          <table:table-cell office:value-type="float" office:value="76" calcext:value-type="float">
            <text:p>76</text:p>
          </table:table-cell>
          <table:table-cell table:style-name="ce1" table:formula="of:=(8192/(2*[.F26]))" office:value-type="float" office:value="53.8947368421053" calcext:value-type="float">
            <text:p>53.89</text:p>
          </table:table-cell>
          <table:table-cell table:style-name="ce1" table:formula="of:=(([.G26]-(-303.5))/77.217)" office:value-type="float" office:value="4.62844628568975" calcext:value-type="float">
            <text:p>4.63</text:p>
          </table:table-cell>
          <table:table-cell table:style-name="ce2" table:formula="of:=([.H26]/0.0012207)" office:value-type="float" office:value="3791.63290381728" calcext:value-type="float">
            <text:p>3792</text:p>
          </table:table-cell>
          <table:table-cell table:style-name="ce2" table:formula="of:=([.I26]-[.I25])" office:value-type="float" office:value="-7.62365479912478" calcext:value-type="float">
            <text:p>-8</text:p>
          </table:table-cell>
        </table:table-row>
        <table:table-row table:style-name="ro2">
          <table:table-cell office:value-type="float" office:value="832" calcext:value-type="float">
            <text:p>832.00</text:p>
          </table:table-cell>
          <table:table-cell table:formula="of:=(8192/(2*[.A27]))" office:value-type="float" office:value="4.92307692307692" calcext:value-type="float">
            <text:p>4.92</text:p>
          </table:table-cell>
          <table:table-cell table:formula="of:=([.B27]-4.3)/0.688" office:value-type="float" office:value="0.905635062611807" calcext:value-type="float">
            <text:p>0.906</text:p>
          </table:table-cell>
          <table:table-cell table:style-name="ce2" table:formula="of:=([.C27]/0.0012207)" office:value-type="float" office:value="741.898142550838" calcext:value-type="float">
            <text:p>742</text:p>
          </table:table-cell>
          <table:table-cell table:formula="of:=([.D27]-[.D26])" office:value-type="float" office:value="-7.05404482525182" calcext:value-type="float">
            <text:p>-7</text:p>
          </table:table-cell>
          <table:table-cell office:value-type="float" office:value="77" calcext:value-type="float">
            <text:p>77</text:p>
          </table:table-cell>
          <table:table-cell table:style-name="ce1" table:formula="of:=(8192/(2*[.F27]))" office:value-type="float" office:value="53.1948051948052" calcext:value-type="float">
            <text:p>53.19</text:p>
          </table:table-cell>
          <table:table-cell table:style-name="ce1" table:formula="of:=(([.G27]-(-303.5))/77.217)" office:value-type="float" office:value="4.61938180963784" calcext:value-type="float">
            <text:p>4.62</text:p>
          </table:table-cell>
          <table:table-cell table:style-name="ce2" table:formula="of:=([.H27]/0.0012207)" office:value-type="float" office:value="3784.20726602592" calcext:value-type="float">
            <text:p>3784</text:p>
          </table:table-cell>
          <table:table-cell table:style-name="ce2" table:formula="of:=([.I27]-[.I26])" office:value-type="float" office:value="-7.42563779135389" calcext:value-type="float">
            <text:p>-7</text:p>
          </table:table-cell>
        </table:table-row>
        <table:table-row table:style-name="ro2">
          <table:table-cell office:value-type="float" office:value="833" calcext:value-type="float">
            <text:p>833.00</text:p>
          </table:table-cell>
          <table:table-cell table:formula="of:=(8192/(2*[.A28]))" office:value-type="float" office:value="4.9171668667467" calcext:value-type="float">
            <text:p>4.92</text:p>
          </table:table-cell>
          <table:table-cell table:formula="of:=([.B28]-4.3)/0.688" office:value-type="float" office:value="0.897044864457411" calcext:value-type="float">
            <text:p>0.897</text:p>
          </table:table-cell>
          <table:table-cell table:style-name="ce2" table:formula="of:=([.C28]/0.0012207)" office:value-type="float" office:value="734.861034207758" calcext:value-type="float">
            <text:p>735</text:p>
          </table:table-cell>
          <table:table-cell table:formula="of:=([.D28]-[.D27])" office:value-type="float" office:value="-7.03710834307924" calcext:value-type="float">
            <text:p>-7</text:p>
          </table:table-cell>
          <table:table-cell office:value-type="float" office:value="78" calcext:value-type="float">
            <text:p>78</text:p>
          </table:table-cell>
          <table:table-cell table:style-name="ce1" table:formula="of:=(8192/(2*[.F28]))" office:value-type="float" office:value="52.5128205128205" calcext:value-type="float">
            <text:p>52.51</text:p>
          </table:table-cell>
          <table:table-cell table:style-name="ce1" table:formula="of:=(([.G28]-(-303.5))/77.217)" office:value-type="float" office:value="4.6105497560488" calcext:value-type="float">
            <text:p>4.61</text:p>
          </table:table-cell>
          <table:table-cell table:style-name="ce2" table:formula="of:=([.H28]/0.0012207)" office:value-type="float" office:value="3776.97202920357" calcext:value-type="float">
            <text:p>3777</text:p>
          </table:table-cell>
          <table:table-cell table:style-name="ce2" table:formula="of:=([.I28]-[.I27])" office:value-type="float" office:value="-7.23523682234645" calcext:value-type="float">
            <text:p>-7</text:p>
          </table:table-cell>
        </table:table-row>
        <table:table-row table:style-name="ro2">
          <table:table-cell office:value-type="float" office:value="834" calcext:value-type="float">
            <text:p>834.00</text:p>
          </table:table-cell>
          <table:table-cell table:formula="of:=(8192/(2*[.A29]))" office:value-type="float" office:value="4.91127098321343" calcext:value-type="float">
            <text:p>4.91</text:p>
          </table:table-cell>
          <table:table-cell table:formula="of:=([.B29]-4.3)/0.688" office:value-type="float" office:value="0.888475266298589" calcext:value-type="float">
            <text:p>0.888</text:p>
          </table:table-cell>
          <table:table-cell table:style-name="ce2" table:formula="of:=([.C29]/0.0012207)" office:value-type="float" office:value="727.840801424256" calcext:value-type="float">
            <text:p>728</text:p>
          </table:table-cell>
          <table:table-cell table:formula="of:=([.D29]-[.D28])" office:value-type="float" office:value="-7.02023278350282" calcext:value-type="float">
            <text:p>-7</text:p>
          </table:table-cell>
          <table:table-cell office:value-type="float" office:value="79" calcext:value-type="float">
            <text:p>79</text:p>
          </table:table-cell>
          <table:table-cell table:style-name="ce1" table:formula="of:=(8192/(2*[.F29]))" office:value-type="float" office:value="51.8481012658228" calcext:value-type="float">
            <text:p>51.85</text:p>
          </table:table-cell>
          <table:table-cell table:style-name="ce1" table:formula="of:=(([.G29]-(-303.5))/77.217)" office:value-type="float" office:value="4.60194129875316" calcext:value-type="float">
            <text:p>4.60</text:p>
          </table:table-cell>
          <table:table-cell table:style-name="ce2" table:formula="of:=([.H29]/0.0012207)" office:value-type="float" office:value="3769.91996293369" calcext:value-type="float">
            <text:p>3770</text:p>
          </table:table-cell>
          <table:table-cell table:style-name="ce2" table:formula="of:=([.I29]-[.I28])" office:value-type="float" office:value="-7.05206626988092" calcext:value-type="float">
            <text:p>-7</text:p>
          </table:table-cell>
        </table:table-row>
        <table:table-row table:style-name="ro2">
          <table:table-cell office:value-type="float" office:value="835" calcext:value-type="float">
            <text:p>835.00</text:p>
          </table:table-cell>
          <table:table-cell table:formula="of:=(8192/(2*[.A30]))" office:value-type="float" office:value="4.90538922155689" calcext:value-type="float">
            <text:p>4.91</text:p>
          </table:table-cell>
          <table:table-cell table:formula="of:=([.B30]-4.3)/0.688" office:value-type="float" office:value="0.879926194123381" calcext:value-type="float">
            <text:p>0.880</text:p>
          </table:table-cell>
          <table:table-cell table:style-name="ce2" table:formula="of:=([.C30]/0.0012207)" office:value-type="float" office:value="720.837383569576" calcext:value-type="float">
            <text:p>721</text:p>
          </table:table-cell>
          <table:table-cell table:formula="of:=([.D30]-[.D29])" office:value-type="float" office:value="-7.0034178546797" calcext:value-type="float">
            <text:p>-7</text:p>
          </table:table-cell>
          <table:table-cell office:value-type="float" office:value="80" calcext:value-type="float">
            <text:p>80</text:p>
          </table:table-cell>
          <table:table-cell table:style-name="ce1" table:formula="of:=(8192/(2*[.F30]))" office:value-type="float" office:value="51.2" calcext:value-type="float">
            <text:p>51.20</text:p>
          </table:table-cell>
          <table:table-cell table:style-name="ce1" table:formula="of:=(([.G30]-(-303.5))/77.217)" office:value-type="float" office:value="4.59354805288991" calcext:value-type="float">
            <text:p>4.59</text:p>
          </table:table-cell>
          <table:table-cell table:style-name="ce2" table:formula="of:=([.H30]/0.0012207)" office:value-type="float" office:value="3763.04419832056" calcext:value-type="float">
            <text:p>3763</text:p>
          </table:table-cell>
          <table:table-cell table:style-name="ce2" table:formula="of:=([.I30]-[.I29])" office:value-type="float" office:value="-6.87576461313347" calcext:value-type="float">
            <text:p>-7</text:p>
          </table:table-cell>
        </table:table-row>
        <table:table-row table:style-name="ro2">
          <table:table-cell office:value-type="float" office:value="836" calcext:value-type="float">
            <text:p>836.00</text:p>
          </table:table-cell>
          <table:table-cell table:formula="of:=(8192/(2*[.A31]))" office:value-type="float" office:value="4.89952153110048" calcext:value-type="float">
            <text:p>4.90</text:p>
          </table:table-cell>
          <table:table-cell table:formula="of:=([.B31]-4.3)/0.688" office:value-type="float" office:value="0.871397574273951" calcext:value-type="float">
            <text:p>0.871</text:p>
          </table:table-cell>
          <table:table-cell table:style-name="ce2" table:formula="of:=([.C31]/0.0012207)" office:value-type="float" office:value="713.850720303065" calcext:value-type="float">
            <text:p>714</text:p>
          </table:table-cell>
          <table:table-cell table:formula="of:=([.D31]-[.D30])" office:value-type="float" office:value="-6.98666326651107" calcext:value-type="float">
            <text:p>-7</text:p>
          </table:table-cell>
          <table:table-cell office:value-type="float" office:value="81" calcext:value-type="float">
            <text:p>81</text:p>
          </table:table-cell>
          <table:table-cell table:style-name="ce1" table:formula="of:=(8192/(2*[.F31]))" office:value-type="float" office:value="50.5679012345679" calcext:value-type="float">
            <text:p>50.57</text:p>
          </table:table-cell>
          <table:table-cell table:style-name="ce1" table:formula="of:=(([.G31]-(-303.5))/77.217)" office:value-type="float" office:value="4.58536204766525" calcext:value-type="float">
            <text:p>4.59</text:p>
          </table:table-cell>
          <table:table-cell table:style-name="ce2" table:formula="of:=([.H31]/0.0012207)" office:value-type="float" office:value="3756.33820567318" calcext:value-type="float">
            <text:p>3756</text:p>
          </table:table-cell>
          <table:table-cell table:style-name="ce2" table:formula="of:=([.I31]-[.I30])" office:value-type="float" office:value="-6.70599264737757" calcext:value-type="float">
            <text:p>-7</text:p>
          </table:table-cell>
        </table:table-row>
        <table:table-row table:style-name="ro2">
          <table:table-cell office:value-type="float" office:value="837" calcext:value-type="float">
            <text:p>837.00</text:p>
          </table:table-cell>
          <table:table-cell table:formula="of:=(8192/(2*[.A32]))" office:value-type="float" office:value="4.8936678614098" calcext:value-type="float">
            <text:p>4.89</text:p>
          </table:table-cell>
          <table:table-cell table:formula="of:=([.B32]-4.3)/0.688" office:value-type="float" office:value="0.862889333444472" calcext:value-type="float">
            <text:p>0.863</text:p>
          </table:table-cell>
          <table:table-cell table:style-name="ce2" table:formula="of:=([.C32]/0.0012207)" office:value-type="float" office:value="706.880751572436" calcext:value-type="float">
            <text:p>707</text:p>
          </table:table-cell>
          <table:table-cell table:formula="of:=([.D32]-[.D31])" office:value-type="float" office:value="-6.96996873062926" calcext:value-type="float">
            <text:p>-7</text:p>
          </table:table-cell>
          <table:table-cell office:value-type="float" office:value="82" calcext:value-type="float">
            <text:p>82</text:p>
          </table:table-cell>
          <table:table-cell table:style-name="ce1" table:formula="of:=(8192/(2*[.F32]))" office:value-type="float" office:value="49.9512195121951" calcext:value-type="float">
            <text:p>49.95</text:p>
          </table:table-cell>
          <table:table-cell table:style-name="ce1" table:formula="of:=(([.G32]-(-303.5))/77.217)" office:value-type="float" office:value="4.57737570110462" calcext:value-type="float">
            <text:p>4.58</text:p>
          </table:table-cell>
          <table:table-cell table:style-name="ce2" table:formula="of:=([.H32]/0.0012207)" office:value-type="float" office:value="3749.79577382208" calcext:value-type="float">
            <text:p>3750</text:p>
          </table:table-cell>
          <table:table-cell table:style-name="ce2" table:formula="of:=([.I32]-[.I31])" office:value-type="float" office:value="-6.54243185109999" calcext:value-type="float">
            <text:p>-7</text:p>
          </table:table-cell>
        </table:table-row>
        <table:table-row table:style-name="ro2">
          <table:table-cell office:value-type="float" office:value="838" calcext:value-type="float">
            <text:p>838.00</text:p>
          </table:table-cell>
          <table:table-cell table:formula="of:=(8192/(2*[.A33]))" office:value-type="float" office:value="4.88782816229117" calcext:value-type="float">
            <text:p>4.89</text:p>
          </table:table-cell>
          <table:table-cell table:formula="of:=([.B33]-4.3)/0.688" office:value-type="float" office:value="0.854401398679026" calcext:value-type="float">
            <text:p>0.854</text:p>
          </table:table-cell>
          <table:table-cell table:style-name="ce2" table:formula="of:=([.C33]/0.0012207)" office:value-type="float" office:value="699.927417612047" calcext:value-type="float">
            <text:p>700</text:p>
          </table:table-cell>
          <table:table-cell table:formula="of:=([.D33]-[.D32])" office:value-type="float" office:value="-6.95333396038836" calcext:value-type="float">
            <text:p>-7</text:p>
          </table:table-cell>
          <table:table-cell office:value-type="float" office:value="83" calcext:value-type="float">
            <text:p>83</text:p>
          </table:table-cell>
          <table:table-cell table:style-name="ce1" table:formula="of:=(8192/(2*[.F33]))" office:value-type="float" office:value="49.3493975903615" calcext:value-type="float">
            <text:p>49.35</text:p>
          </table:table-cell>
          <table:table-cell table:style-name="ce1" table:formula="of:=(([.G33]-(-303.5))/77.217)" office:value-type="float" office:value="4.56958179662978" calcext:value-type="float">
            <text:p>4.57</text:p>
          </table:table-cell>
          <table:table-cell table:style-name="ce2" table:formula="of:=([.H33]/0.0012207)" office:value-type="float" office:value="3743.41099093125" calcext:value-type="float">
            <text:p>3743</text:p>
          </table:table-cell>
          <table:table-cell table:style-name="ce2" table:formula="of:=([.I33]-[.I32])" office:value-type="float" office:value="-6.38478289083287" calcext:value-type="float">
            <text:p>-6</text:p>
          </table:table-cell>
        </table:table-row>
        <table:table-row table:style-name="ro2">
          <table:table-cell office:value-type="float" office:value="839" calcext:value-type="float">
            <text:p>839.00</text:p>
          </table:table-cell>
          <table:table-cell table:formula="of:=(8192/(2*[.A34]))" office:value-type="float" office:value="4.88200238379023" calcext:value-type="float">
            <text:p>4.88</text:p>
          </table:table-cell>
          <table:table-cell table:formula="of:=([.B34]-4.3)/0.688" office:value-type="float" office:value="0.845933697369515" calcext:value-type="float">
            <text:p>0.846</text:p>
          </table:table-cell>
          <table:table-cell table:style-name="ce2" table:formula="of:=([.C34]/0.0012207)" office:value-type="float" office:value="692.990658941194" calcext:value-type="float">
            <text:p>693</text:p>
          </table:table-cell>
          <table:table-cell table:formula="of:=([.D34]-[.D33])" office:value-type="float" office:value="-6.93675867085346" calcext:value-type="float">
            <text:p>-7</text:p>
          </table:table-cell>
          <table:table-cell office:value-type="float" office:value="84" calcext:value-type="float">
            <text:p>84</text:p>
          </table:table-cell>
          <table:table-cell table:style-name="ce1" table:formula="of:=(8192/(2*[.F34]))" office:value-type="float" office:value="48.7619047619048" calcext:value-type="float">
            <text:p>48.76</text:p>
          </table:table-cell>
          <table:table-cell table:style-name="ce1" table:formula="of:=(([.G34]-(-303.5))/77.217)" office:value-type="float" office:value="4.5619734613091" calcext:value-type="float">
            <text:p>4.56</text:p>
          </table:table-cell>
          <table:table-cell table:style-name="ce2" table:formula="of:=([.H34]/0.0012207)" office:value-type="float" office:value="3737.17822668068" calcext:value-type="float">
            <text:p>3737</text:p>
          </table:table-cell>
          <table:table-cell table:style-name="ce2" table:formula="of:=([.I34]-[.I33])" office:value-type="float" office:value="-6.23276425057475" calcext:value-type="float">
            <text:p>-6</text:p>
          </table:table-cell>
        </table:table-row>
        <table:table-row table:style-name="ro2">
          <table:table-cell office:value-type="float" office:value="840" calcext:value-type="float">
            <text:p>840.00</text:p>
          </table:table-cell>
          <table:table-cell table:formula="of:=(8192/(2*[.A35]))" office:value-type="float" office:value="4.87619047619048" calcext:value-type="float">
            <text:p>4.88</text:p>
          </table:table-cell>
          <table:table-cell table:formula="of:=([.B35]-4.3)/0.688" office:value-type="float" office:value="0.8374861572536" calcext:value-type="float">
            <text:p>0.837</text:p>
          </table:table-cell>
          <table:table-cell table:style-name="ce2" table:formula="of:=([.C35]/0.0012207)" office:value-type="float" office:value="686.070416362415" calcext:value-type="float">
            <text:p>686</text:p>
          </table:table-cell>
          <table:table-cell table:formula="of:=([.D35]-[.D34])" office:value-type="float" office:value="-6.9202425787787" calcext:value-type="float">
            <text:p>-7</text:p>
          </table:table-cell>
          <table:table-cell office:value-type="float" office:value="85" calcext:value-type="float">
            <text:p>85</text:p>
          </table:table-cell>
          <table:table-cell table:style-name="ce1" table:formula="of:=(8192/(2*[.F35]))" office:value-type="float" office:value="48.1882352941176" calcext:value-type="float">
            <text:p>48.19</text:p>
          </table:table-cell>
          <table:table-cell table:style-name="ce1" table:formula="of:=(([.G35]-(-303.5))/77.217)" office:value-type="float" office:value="4.55454414564303" calcext:value-type="float">
            <text:p>4.55</text:p>
          </table:table-cell>
          <table:table-cell table:style-name="ce2" table:formula="of:=([.H35]/0.0012207)" office:value-type="float" office:value="3731.09211570658" calcext:value-type="float">
            <text:p>3731</text:p>
          </table:table-cell>
          <table:table-cell table:style-name="ce2" table:formula="of:=([.I35]-[.I34])" office:value-type="float" office:value="-6.08611097409084" calcext:value-type="float">
            <text:p>-6</text:p>
          </table:table-cell>
        </table:table-row>
        <table:table-row table:style-name="ro2">
          <table:table-cell office:value-type="float" office:value="841" calcext:value-type="float">
            <text:p>841.00</text:p>
          </table:table-cell>
          <table:table-cell table:formula="of:=(8192/(2*[.A36]))" office:value-type="float" office:value="4.87039239001189" calcext:value-type="float">
            <text:p>4.87</text:p>
          </table:table-cell>
          <table:table-cell table:formula="of:=([.B36]-4.3)/0.688" office:value-type="float" office:value="0.829058706412631" calcext:value-type="float">
            <text:p>0.829</text:p>
          </table:table-cell>
          <table:table-cell table:style-name="ce2" table:formula="of:=([.C36]/0.0012207)" office:value-type="float" office:value="679.166630959803" calcext:value-type="float">
            <text:p>679</text:p>
          </table:table-cell>
          <table:table-cell table:formula="of:=([.D36]-[.D35])" office:value-type="float" office:value="-6.90378540261224" calcext:value-type="float">
            <text:p>-7</text:p>
          </table:table-cell>
          <table:table-cell office:value-type="float" office:value="86" calcext:value-type="float">
            <text:p>86</text:p>
          </table:table-cell>
          <table:table-cell table:style-name="ce1" table:formula="of:=(8192/(2*[.F36]))" office:value-type="float" office:value="47.6279069767442" calcext:value-type="float">
            <text:p>47.63</text:p>
          </table:table-cell>
          <table:table-cell table:style-name="ce1" table:formula="of:=(([.G36]-(-303.5))/77.217)" office:value-type="float" office:value="4.54728760475989" calcext:value-type="float">
            <text:p>4.55</text:p>
          </table:table-cell>
          <table:table-cell table:style-name="ce2" table:formula="of:=([.H36]/0.0012207)" office:value-type="float" office:value="3725.14754219701" calcext:value-type="float">
            <text:p>3725</text:p>
          </table:table-cell>
          <table:table-cell table:style-name="ce2" table:formula="of:=([.I36]-[.I35])" office:value-type="float" office:value="-5.94457350957737" calcext:value-type="float">
            <text:p>-6</text:p>
          </table:table-cell>
        </table:table-row>
        <table:table-row table:style-name="ro2">
          <table:table-cell office:value-type="float" office:value="842" calcext:value-type="float">
            <text:p>842.00</text:p>
          </table:table-cell>
          <table:table-cell table:formula="of:=(8192/(2*[.A37]))" office:value-type="float" office:value="4.8646080760095" calcext:value-type="float">
            <text:p>4.86</text:p>
          </table:table-cell>
          <table:table-cell table:formula="of:=([.B37]-4.3)/0.688" office:value-type="float" office:value="0.820651273269624" calcext:value-type="float">
            <text:p>0.821</text:p>
          </table:table-cell>
          <table:table-cell table:style-name="ce2" table:formula="of:=([.C37]/0.0012207)" office:value-type="float" office:value="672.279244097341" calcext:value-type="float">
            <text:p>672</text:p>
          </table:table-cell>
          <table:table-cell table:formula="of:=([.D37]-[.D36])" office:value-type="float" office:value="-6.88738686246165" calcext:value-type="float">
            <text:p>-7</text:p>
          </table:table-cell>
          <table:table-cell office:value-type="float" office:value="87" calcext:value-type="float">
            <text:p>87</text:p>
          </table:table-cell>
          <table:table-cell table:style-name="ce1" table:formula="of:=(8192/(2*[.F37]))" office:value-type="float" office:value="47.0804597701149" calcext:value-type="float">
            <text:p>47.08</text:p>
          </table:table-cell>
          <table:table-cell table:style-name="ce1" table:formula="of:=(([.G37]-(-303.5))/77.217)" office:value-type="float" office:value="4.54019788090854" calcext:value-type="float">
            <text:p>4.54</text:p>
          </table:table-cell>
          <table:table-cell table:style-name="ce2" table:formula="of:=([.H37]/0.0012207)" office:value-type="float" office:value="3719.33962554972" calcext:value-type="float">
            <text:p>3719</text:p>
          </table:table-cell>
          <table:table-cell table:style-name="ce2" table:formula="of:=([.I37]-[.I36])" office:value-type="float" office:value="-5.80791664728758" calcext:value-type="float">
            <text:p>-6</text:p>
          </table:table-cell>
        </table:table-row>
        <table:table-row table:style-name="ro2">
          <table:table-cell office:value-type="float" office:value="843" calcext:value-type="float">
            <text:p>843.00</text:p>
          </table:table-cell>
          <table:table-cell table:formula="of:=(8192/(2*[.A38]))" office:value-type="float" office:value="4.85883748517201" calcext:value-type="float">
            <text:p>4.86</text:p>
          </table:table-cell>
          <table:table-cell table:formula="of:=([.B38]-4.3)/0.688" office:value-type="float" office:value="0.812263786587217" calcext:value-type="float">
            <text:p>0.812</text:p>
          </table:table-cell>
          <table:table-cell table:style-name="ce2" table:formula="of:=([.C38]/0.0012207)" office:value-type="float" office:value="665.408197417234" calcext:value-type="float">
            <text:p>665</text:p>
          </table:table-cell>
          <table:table-cell table:formula="of:=([.D38]-[.D37])" office:value-type="float" office:value="-6.87104668010761" calcext:value-type="float">
            <text:p>-7</text:p>
          </table:table-cell>
          <table:table-cell office:value-type="float" office:value="88" calcext:value-type="float">
            <text:p>88</text:p>
          </table:table-cell>
          <table:table-cell table:style-name="ce1" table:formula="of:=(8192/(2*[.F38]))" office:value-type="float" office:value="46.5454545454545" calcext:value-type="float">
            <text:p>46.55</text:p>
          </table:table-cell>
          <table:table-cell table:style-name="ce1" table:formula="of:=(([.G38]-(-303.5))/77.217)" office:value-type="float" office:value="4.53326928714473" calcext:value-type="float">
            <text:p>4.53</text:p>
          </table:table-cell>
          <table:table-cell table:style-name="ce2" table:formula="of:=([.H38]/0.0012207)" office:value-type="float" office:value="3713.66370700805" calcext:value-type="float">
            <text:p>3714</text:p>
          </table:table-cell>
          <table:table-cell table:style-name="ce2" table:formula="of:=([.I38]-[.I37])" office:value-type="float" office:value="-5.67591854166722" calcext:value-type="float">
            <text:p>-6</text:p>
          </table:table-cell>
        </table:table-row>
        <table:table-row table:style-name="ro2">
          <table:table-cell office:value-type="float" office:value="844" calcext:value-type="float">
            <text:p>844.00</text:p>
          </table:table-cell>
          <table:table-cell table:formula="of:=(8192/(2*[.A39]))" office:value-type="float" office:value="4.85308056872038" calcext:value-type="float">
            <text:p>4.85</text:p>
          </table:table-cell>
          <table:table-cell table:formula="of:=([.B39]-4.3)/0.688" office:value-type="float" office:value="0.803896175465668" calcext:value-type="float">
            <text:p>0.804</text:p>
          </table:table-cell>
          <table:table-cell table:style-name="ce2" table:formula="of:=([.C39]/0.0012207)" office:value-type="float" office:value="658.553432838263" calcext:value-type="float">
            <text:p>659</text:p>
          </table:table-cell>
          <table:table-cell table:formula="of:=([.D39]-[.D38])" office:value-type="float" office:value="-6.85476457897016" calcext:value-type="float">
            <text:p>-7</text:p>
          </table:table-cell>
          <table:table-cell office:value-type="float" office:value="89" calcext:value-type="float">
            <text:p>89</text:p>
          </table:table-cell>
          <table:table-cell table:style-name="ce1" table:formula="of:=(8192/(2*[.F39]))" office:value-type="float" office:value="46.0224719101124" calcext:value-type="float">
            <text:p>46.02</text:p>
          </table:table-cell>
          <table:table-cell table:style-name="ce1" table:formula="of:=(([.G39]-(-303.5))/77.217)" office:value-type="float" office:value="4.52649639211718" calcext:value-type="float">
            <text:p>4.53</text:p>
          </table:table-cell>
          <table:table-cell table:style-name="ce2" table:formula="of:=([.H39]/0.0012207)" office:value-type="float" office:value="3708.11533719766" calcext:value-type="float">
            <text:p>3708</text:p>
          </table:table-cell>
          <table:table-cell table:style-name="ce2" table:formula="of:=([.I39]-[.I38])" office:value-type="float" office:value="-5.54836981039398" calcext:value-type="float">
            <text:p>-6</text:p>
          </table:table-cell>
        </table:table-row>
        <table:table-row table:style-name="ro2">
          <table:table-cell office:value-type="float" office:value="845" calcext:value-type="float">
            <text:p>845.00</text:p>
          </table:table-cell>
          <table:table-cell table:formula="of:=(8192/(2*[.A40]))" office:value-type="float" office:value="4.84733727810651" calcext:value-type="float">
            <text:p>4.85</text:p>
          </table:table-cell>
          <table:table-cell table:formula="of:=([.B40]-4.3)/0.688" office:value-type="float" office:value="0.795548369340856" calcext:value-type="float">
            <text:p>0.796</text:p>
          </table:table-cell>
          <table:table-cell table:style-name="ce2" table:formula="of:=([.C40]/0.0012207)" office:value-type="float" office:value="651.714892554154" calcext:value-type="float">
            <text:p>652</text:p>
          </table:table-cell>
          <table:table-cell table:formula="of:=([.D40]-[.D39])" office:value-type="float" office:value="-6.83854028410894" calcext:value-type="float">
            <text:p>-7</text:p>
          </table:table-cell>
          <table:table-cell office:value-type="float" office:value="90" calcext:value-type="float">
            <text:p>90</text:p>
          </table:table-cell>
          <table:table-cell table:style-name="ce1" table:formula="of:=(8192/(2*[.F40]))" office:value-type="float" office:value="45.5111111111111" calcext:value-type="float">
            <text:p>45.51</text:p>
          </table:table-cell>
          <table:table-cell table:style-name="ce1" table:formula="of:=(([.G40]-(-303.5))/77.217)" office:value-type="float" office:value="4.51987400586802" calcext:value-type="float">
            <text:p>4.52</text:p>
          </table:table-cell>
          <table:table-cell table:style-name="ce2" table:formula="of:=([.H40]/0.0012207)" office:value-type="float" office:value="3702.69026449416" calcext:value-type="float">
            <text:p>3703</text:p>
          </table:table-cell>
          <table:table-cell table:style-name="ce2" table:formula="of:=([.I40]-[.I39])" office:value-type="float" office:value="-5.42507270349643" calcext:value-type="float">
            <text:p>-5</text:p>
          </table:table-cell>
        </table:table-row>
        <table:table-row table:style-name="ro2">
          <table:table-cell office:value-type="float" office:value="846" calcext:value-type="float">
            <text:p>846.00</text:p>
          </table:table-cell>
          <table:table-cell table:formula="of:=(8192/(2*[.A41]))" office:value-type="float" office:value="4.84160756501182" calcext:value-type="float">
            <text:p>4.84</text:p>
          </table:table-cell>
          <table:table-cell table:formula="of:=([.B41]-4.3)/0.688" office:value-type="float" office:value="0.787220297982297" calcext:value-type="float">
            <text:p>0.787</text:p>
          </table:table-cell>
          <table:table-cell table:style-name="ce2" table:formula="of:=([.C41]/0.0012207)" office:value-type="float" office:value="644.892519031946" calcext:value-type="float">
            <text:p>645</text:p>
          </table:table-cell>
          <table:table-cell table:formula="of:=([.D41]-[.D40])" office:value-type="float" office:value="-6.82237352220795" calcext:value-type="float">
            <text:p>-7</text:p>
          </table:table-cell>
          <table:table-cell office:value-type="float" office:value="91" calcext:value-type="float">
            <text:p>91</text:p>
          </table:table-cell>
          <table:table-cell table:style-name="ce1" table:formula="of:=(8192/(2*[.F41]))" office:value-type="float" office:value="45.010989010989" calcext:value-type="float">
            <text:p>45.01</text:p>
          </table:table-cell>
          <table:table-cell table:style-name="ce1" table:formula="of:=(([.G41]-(-303.5))/77.217)" office:value-type="float" office:value="4.5133971665694" calcext:value-type="float">
            <text:p>4.51</text:p>
          </table:table-cell>
          <table:table-cell table:style-name="ce2" table:formula="of:=([.H41]/0.0012207)" office:value-type="float" office:value="3697.38442415778" calcext:value-type="float">
            <text:p>3697</text:p>
          </table:table-cell>
          <table:table-cell table:style-name="ce2" table:formula="of:=([.I41]-[.I40])" office:value-type="float" office:value="-5.30584033638661" calcext:value-type="float">
            <text:p>-5</text:p>
          </table:table-cell>
        </table:table-row>
        <table:table-row table:style-name="ro2">
          <table:table-cell office:value-type="float" office:value="847" calcext:value-type="float">
            <text:p>847.00</text:p>
          </table:table-cell>
          <table:table-cell table:formula="of:=(8192/(2*[.A42]))" office:value-type="float" office:value="4.83589138134593" calcext:value-type="float">
            <text:p>4.84</text:p>
          </table:table-cell>
          <table:table-cell table:formula="of:=([.B42]-4.3)/0.688" office:value-type="float" office:value="0.778911891491172" calcext:value-type="float">
            <text:p>0.779</text:p>
          </table:table-cell>
          <table:table-cell table:style-name="ce2" table:formula="of:=([.C42]/0.0012207)" office:value-type="float" office:value="638.086255010381" calcext:value-type="float">
            <text:p>638</text:p>
          </table:table-cell>
          <table:table-cell table:formula="of:=([.D42]-[.D41])" office:value-type="float" office:value="-6.80626402156508" calcext:value-type="float">
            <text:p>-7</text:p>
          </table:table-cell>
          <table:table-cell office:value-type="float" office:value="92" calcext:value-type="float">
            <text:p>92</text:p>
          </table:table-cell>
          <table:table-cell table:style-name="ce1" table:formula="of:=(8192/(2*[.F42]))" office:value-type="float" office:value="44.5217391304348" calcext:value-type="float">
            <text:p>44.52</text:p>
          </table:table-cell>
          <table:table-cell table:style-name="ce1" table:formula="of:=(([.G42]-(-303.5))/77.217)" office:value-type="float" office:value="4.50706112812509" calcext:value-type="float">
            <text:p>4.51</text:p>
          </table:table-cell>
          <table:table-cell table:style-name="ce2" table:formula="of:=([.H42]/0.0012207)" office:value-type="float" office:value="3692.19392817653" calcext:value-type="float">
            <text:p>3692</text:p>
          </table:table-cell>
          <table:table-cell table:style-name="ce2" table:formula="of:=([.I42]-[.I41])" office:value-type="float" office:value="-5.19049598124866" calcext:value-type="float">
            <text:p>-5</text:p>
          </table:table-cell>
        </table:table-row>
        <table:table-row table:style-name="ro2">
          <table:table-cell office:value-type="float" office:value="848" calcext:value-type="float">
            <text:p>848.00</text:p>
          </table:table-cell>
          <table:table-cell table:formula="of:=(8192/(2*[.A43]))" office:value-type="float" office:value="4.83018867924528" calcext:value-type="float">
            <text:p>4.83</text:p>
          </table:table-cell>
          <table:table-cell table:formula="of:=([.B43]-4.3)/0.688" office:value-type="float" office:value="0.770623080298376" calcext:value-type="float">
            <text:p>0.771</text:p>
          </table:table-cell>
          <table:table-cell table:style-name="ce2" table:formula="of:=([.C43]/0.0012207)" office:value-type="float" office:value="631.296043498301" calcext:value-type="float">
            <text:p>631</text:p>
          </table:table-cell>
          <table:table-cell table:formula="of:=([.D43]-[.D42])" office:value-type="float" office:value="-6.79021151207996" calcext:value-type="float">
            <text:p>-7</text:p>
          </table:table-cell>
          <table:table-cell office:value-type="float" office:value="93" calcext:value-type="float">
            <text:p>93</text:p>
          </table:table-cell>
          <table:table-cell table:style-name="ce1" table:formula="of:=(8192/(2*[.F43]))" office:value-type="float" office:value="44.0430107526882" calcext:value-type="float">
            <text:p>44.04</text:p>
          </table:table-cell>
          <table:table-cell table:style-name="ce1" table:formula="of:=(([.G43]-(-303.5))/77.217)" office:value-type="float" office:value="4.50086134857205" calcext:value-type="float">
            <text:p>4.50</text:p>
          </table:table-cell>
          <table:table-cell table:style-name="ce2" table:formula="of:=([.H43]/0.0012207)" office:value-type="float" office:value="3687.11505576477" calcext:value-type="float">
            <text:p>3687</text:p>
          </table:table-cell>
          <table:table-cell table:style-name="ce2" table:formula="of:=([.I43]-[.I42])" office:value-type="float" office:value="-5.07887241175831" calcext:value-type="float">
            <text:p>-5</text:p>
          </table:table-cell>
        </table:table-row>
        <table:table-row table:style-name="ro2">
          <table:table-cell office:value-type="float" office:value="849" calcext:value-type="float">
            <text:p>849.00</text:p>
          </table:table-cell>
          <table:table-cell table:formula="of:=(8192/(2*[.A44]))" office:value-type="float" office:value="4.82449941107185" calcext:value-type="float">
            <text:p>4.82</text:p>
          </table:table-cell>
          <table:table-cell table:formula="of:=([.B44]-4.3)/0.688" office:value-type="float" office:value="0.762353795162571" calcext:value-type="float">
            <text:p>0.762</text:p>
          </table:table-cell>
          <table:table-cell table:style-name="ce2" table:formula="of:=([.C44]/0.0012207)" office:value-type="float" office:value="624.521827773058" calcext:value-type="float">
            <text:p>625</text:p>
          </table:table-cell>
          <table:table-cell table:formula="of:=([.D44]-[.D43])" office:value-type="float" office:value="-6.77421572524383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0" calcext:value-type="float">
            <text:p>850.00</text:p>
          </table:table-cell>
          <table:table-cell table:formula="of:=(8192/(2*[.A45]))" office:value-type="float" office:value="4.81882352941176" calcext:value-type="float">
            <text:p>4.82</text:p>
          </table:table-cell>
          <table:table-cell table:formula="of:=([.B45]-4.3)/0.688" office:value-type="float" office:value="0.754103967168262" calcext:value-type="float">
            <text:p>0.754</text:p>
          </table:table-cell>
          <table:table-cell table:style-name="ce2" table:formula="of:=([.C45]/0.0012207)" office:value-type="float" office:value="617.763551378932" calcext:value-type="float">
            <text:p>618</text:p>
          </table:table-cell>
          <table:table-cell table:formula="of:=([.D45]-[.D44])" office:value-type="float" office:value="-6.75827639412557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1" calcext:value-type="float">
            <text:p>851.00</text:p>
          </table:table-cell>
          <table:table-cell table:formula="of:=(8192/(2*[.A46]))" office:value-type="float" office:value="4.81316098707403" calcext:value-type="float">
            <text:p>4.81</text:p>
          </table:table-cell>
          <table:table-cell table:formula="of:=([.B46]-4.3)/0.688" office:value-type="float" office:value="0.745873527723882" calcext:value-type="float">
            <text:p>0.746</text:p>
          </table:table-cell>
          <table:table-cell table:style-name="ce2" table:formula="of:=([.C46]/0.0012207)" office:value-type="float" office:value="611.021158125569" calcext:value-type="float">
            <text:p>611</text:p>
          </table:table-cell>
          <table:table-cell table:formula="of:=([.D46]-[.D45])" office:value-type="float" office:value="-6.74239325336339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2" calcext:value-type="float">
            <text:p>852.00</text:p>
          </table:table-cell>
          <table:table-cell table:formula="of:=(8192/(2*[.A47]))" office:value-type="float" office:value="4.8075117370892" calcext:value-type="float">
            <text:p>4.81</text:p>
          </table:table-cell>
          <table:table-cell table:formula="of:=([.B47]-4.3)/0.688" office:value-type="float" office:value="0.737662408559887" calcext:value-type="float">
            <text:p>0.738</text:p>
          </table:table-cell>
          <table:table-cell table:style-name="ce2" table:formula="of:=([.C47]/0.0012207)" office:value-type="float" office:value="604.294592086415" calcext:value-type="float">
            <text:p>604</text:p>
          </table:table-cell>
          <table:table-cell table:formula="of:=([.D47]-[.D46])" office:value-type="float" office:value="-6.72656603915345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3" calcext:value-type="float">
            <text:p>853.00</text:p>
          </table:table-cell>
          <table:table-cell table:formula="of:=(8192/(2*[.A48]))" office:value-type="float" office:value="4.80187573270809" calcext:value-type="float">
            <text:p>4.80</text:p>
          </table:table-cell>
          <table:table-cell table:formula="of:=([.B48]-4.3)/0.688" office:value-type="float" office:value="0.729470541726873" calcext:value-type="float">
            <text:p>0.729</text:p>
          </table:table-cell>
          <table:table-cell table:style-name="ce2" table:formula="of:=([.C48]/0.0012207)" office:value-type="float" office:value="597.583797597177" calcext:value-type="float">
            <text:p>598</text:p>
          </table:table-cell>
          <table:table-cell table:formula="of:=([.D48]-[.D47])" office:value-type="float" office:value="-6.71079448923854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4" calcext:value-type="float">
            <text:p>854.00</text:p>
          </table:table-cell>
          <table:table-cell table:formula="of:=(8192/(2*[.A49]))" office:value-type="float" office:value="4.79625292740047" calcext:value-type="float">
            <text:p>4.80</text:p>
          </table:table-cell>
          <table:table-cell table:formula="of:=([.B49]-4.3)/0.688" office:value-type="float" office:value="0.721297859593704" calcext:value-type="float">
            <text:p>0.721</text:p>
          </table:table-cell>
          <table:table-cell table:style-name="ce2" table:formula="of:=([.C49]/0.0012207)" office:value-type="float" office:value="590.888719254284" calcext:value-type="float">
            <text:p>591</text:p>
          </table:table-cell>
          <table:table-cell table:formula="of:=([.D49]-[.D48])" office:value-type="float" office:value="-6.69507834289277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5" calcext:value-type="float">
            <text:p>855.00</text:p>
          </table:table-cell>
          <table:table-cell table:formula="of:=(8192/(2*[.A50]))" office:value-type="float" office:value="4.7906432748538" calcext:value-type="float">
            <text:p>4.79</text:p>
          </table:table-cell>
          <table:table-cell table:formula="of:=([.B50]-4.3)/0.688" office:value-type="float" office:value="0.713144294845642" calcext:value-type="float">
            <text:p>0.713</text:p>
          </table:table-cell>
          <table:table-cell table:style-name="ce2" table:formula="of:=([.C50]/0.0012207)" office:value-type="float" office:value="584.209301913363" calcext:value-type="float">
            <text:p>584</text:p>
          </table:table-cell>
          <table:table-cell table:formula="of:=([.D50]-[.D49])" office:value-type="float" office:value="-6.6794173409213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6" calcext:value-type="float">
            <text:p>856.00</text:p>
          </table:table-cell>
          <table:table-cell table:formula="of:=(8192/(2*[.A51]))" office:value-type="float" office:value="4.78504672897196" calcext:value-type="float">
            <text:p>4.79</text:p>
          </table:table-cell>
          <table:table-cell table:formula="of:=([.B51]-4.3)/0.688" office:value-type="float" office:value="0.705009780482504" calcext:value-type="float">
            <text:p>0.705</text:p>
          </table:table-cell>
          <table:table-cell table:style-name="ce2" table:formula="of:=([.C51]/0.0012207)" office:value-type="float" office:value="577.545490687723" calcext:value-type="float">
            <text:p>578</text:p>
          </table:table-cell>
          <table:table-cell table:formula="of:=([.D51]-[.D50])" office:value-type="float" office:value="-6.66381122563951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7" calcext:value-type="float">
            <text:p>857.00</text:p>
          </table:table-cell>
          <table:table-cell table:formula="of:=(8192/(2*[.A52]))" office:value-type="float" office:value="4.77946324387398" calcext:value-type="float">
            <text:p>4.78</text:p>
          </table:table-cell>
          <table:table-cell table:formula="of:=([.B52]-4.3)/0.688" office:value-type="float" office:value="0.69689424981683" calcext:value-type="float">
            <text:p>0.697</text:p>
          </table:table-cell>
          <table:table-cell table:style-name="ce2" table:formula="of:=([.C52]/0.0012207)" office:value-type="float" office:value="570.897230946858" calcext:value-type="float">
            <text:p>571</text:p>
          </table:table-cell>
          <table:table-cell table:formula="of:=([.D52]-[.D51])" office:value-type="float" office:value="-6.648259740865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8" calcext:value-type="float">
            <text:p>858.00</text:p>
          </table:table-cell>
          <table:table-cell table:formula="of:=(8192/(2*[.A53]))" office:value-type="float" office:value="4.77389277389277" calcext:value-type="float">
            <text:p>4.77</text:p>
          </table:table-cell>
          <table:table-cell table:formula="of:=([.B53]-4.3)/0.688" office:value-type="float" office:value="0.688797636472055" calcext:value-type="float">
            <text:p>0.689</text:p>
          </table:table-cell>
          <table:table-cell table:style-name="ce2" table:formula="of:=([.C53]/0.0012207)" office:value-type="float" office:value="564.264468314947" calcext:value-type="float">
            <text:p>564</text:p>
          </table:table-cell>
          <table:table-cell table:formula="of:=([.D53]-[.D52])" office:value-type="float" office:value="-6.63276263191142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59" calcext:value-type="float">
            <text:p>859.00</text:p>
          </table:table-cell>
          <table:table-cell table:formula="of:=(8192/(2*[.A54]))" office:value-type="float" office:value="4.76833527357392" calcext:value-type="float">
            <text:p>4.77</text:p>
          </table:table-cell>
          <table:table-cell table:formula="of:=([.B54]-4.3)/0.688" office:value-type="float" office:value="0.680719874380702" calcext:value-type="float">
            <text:p>0.681</text:p>
          </table:table-cell>
          <table:table-cell table:style-name="ce2" table:formula="of:=([.C54]/0.0012207)" office:value-type="float" office:value="557.647148669372" calcext:value-type="float">
            <text:p>558</text:p>
          </table:table-cell>
          <table:table-cell table:formula="of:=([.D54]-[.D53])" office:value-type="float" office:value="-6.61731964557464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0" calcext:value-type="float">
            <text:p>860.00</text:p>
          </table:table-cell>
          <table:table-cell table:formula="of:=(8192/(2*[.A55]))" office:value-type="float" office:value="4.76279069767442" calcext:value-type="float">
            <text:p>4.76</text:p>
          </table:table-cell>
          <table:table-cell table:formula="of:=([.B55]-4.3)/0.688" office:value-type="float" office:value="0.672660897782585" calcext:value-type="float">
            <text:p>0.673</text:p>
          </table:table-cell>
          <table:table-cell table:style-name="ce2" table:formula="of:=([.C55]/0.0012207)" office:value-type="float" office:value="551.045218139252" calcext:value-type="float">
            <text:p>551</text:p>
          </table:table-cell>
          <table:table-cell table:formula="of:=([.D55]-[.D54])" office:value-type="float" office:value="-6.6019305301196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1" calcext:value-type="float">
            <text:p>861.00</text:p>
          </table:table-cell>
          <table:table-cell table:formula="of:=(8192/(2*[.A56]))" office:value-type="float" office:value="4.75725900116144" calcext:value-type="float">
            <text:p>4.76</text:p>
          </table:table-cell>
          <table:table-cell table:formula="of:=([.B56]-4.3)/0.688" office:value-type="float" office:value="0.664620641223024" calcext:value-type="float">
            <text:p>0.665</text:p>
          </table:table-cell>
          <table:table-cell table:style-name="ce2" table:formula="of:=([.C56]/0.0012207)" office:value-type="float" office:value="544.458623103976" calcext:value-type="float">
            <text:p>544</text:p>
          </table:table-cell>
          <table:table-cell table:formula="of:=([.D56]-[.D55])" office:value-type="float" office:value="-6.58659503527611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2" calcext:value-type="float">
            <text:p>862.00</text:p>
          </table:table-cell>
          <table:table-cell table:formula="of:=(8192/(2*[.A57]))" office:value-type="float" office:value="4.75174013921114" calcext:value-type="float">
            <text:p>4.75</text:p>
          </table:table-cell>
          <table:table-cell table:formula="of:=([.B57]-4.3)/0.688" office:value-type="float" office:value="0.656599039551071" calcext:value-type="float">
            <text:p>0.657</text:p>
          </table:table-cell>
          <table:table-cell table:style-name="ce2" table:formula="of:=([.C57]/0.0012207)" office:value-type="float" office:value="537.887310191752" calcext:value-type="float">
            <text:p>538</text:p>
          </table:table-cell>
          <table:table-cell table:formula="of:=([.D57]-[.D56])" office:value-type="float" office:value="-6.57131291222481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3" calcext:value-type="float">
            <text:p>863.00</text:p>
          </table:table-cell>
          <table:table-cell table:formula="of:=(8192/(2*[.A58]))" office:value-type="float" office:value="4.74623406720742" calcext:value-type="float">
            <text:p>4.75</text:p>
          </table:table-cell>
          <table:table-cell table:formula="of:=([.B58]-4.3)/0.688" office:value-type="float" office:value="0.648596027917756" calcext:value-type="float">
            <text:p>0.649</text:p>
          </table:table-cell>
          <table:table-cell table:style-name="ce2" table:formula="of:=([.C58]/0.0012207)" office:value-type="float" office:value="531.331226278165" calcext:value-type="float">
            <text:p>531</text:p>
          </table:table-cell>
          <table:table-cell table:formula="of:=([.D58]-[.D57])" office:value-type="float" office:value="-6.55608391358646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4" calcext:value-type="float">
            <text:p>864.00</text:p>
          </table:table-cell>
          <table:table-cell table:formula="of:=(8192/(2*[.A59]))" office:value-type="float" office:value="4.74074074074074" calcext:value-type="float">
            <text:p>4.74</text:p>
          </table:table-cell>
          <table:table-cell table:formula="of:=([.B59]-4.3)/0.688" office:value-type="float" office:value="0.640611541774332" calcext:value-type="float">
            <text:p>0.641</text:p>
          </table:table-cell>
          <table:table-cell table:style-name="ce2" table:formula="of:=([.C59]/0.0012207)" office:value-type="float" office:value="524.790318484748" calcext:value-type="float">
            <text:p>525</text:p>
          </table:table-cell>
          <table:table-cell table:formula="of:=([.D59]-[.D58])" office:value-type="float" office:value="-6.54090779341664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5" calcext:value-type="float">
            <text:p>865.00</text:p>
          </table:table-cell>
          <table:table-cell table:formula="of:=(8192/(2*[.A60]))" office:value-type="float" office:value="4.73526011560694" calcext:value-type="float">
            <text:p>4.74</text:p>
          </table:table-cell>
          <table:table-cell table:formula="of:=([.B60]-4.3)/0.688" office:value-type="float" office:value="0.632645516870548" calcext:value-type="float">
            <text:p>0.633</text:p>
          </table:table-cell>
          <table:table-cell table:style-name="ce2" table:formula="of:=([.C60]/0.0012207)" office:value-type="float" office:value="518.26453417756" calcext:value-type="float">
            <text:p>518</text:p>
          </table:table-cell>
          <table:table-cell table:formula="of:=([.D60]-[.D59])" office:value-type="float" office:value="-6.52578430718813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6" calcext:value-type="float">
            <text:p>866.00</text:p>
          </table:table-cell>
          <table:table-cell table:formula="of:=(8192/(2*[.A61]))" office:value-type="float" office:value="4.729792147806" calcext:value-type="float">
            <text:p>4.73</text:p>
          </table:table-cell>
          <table:table-cell table:formula="of:=([.B61]-4.3)/0.688" office:value-type="float" office:value="0.624697889252914" calcext:value-type="float">
            <text:p>0.625</text:p>
          </table:table-cell>
          <table:table-cell table:style-name="ce2" table:formula="of:=([.C61]/0.0012207)" office:value-type="float" office:value="511.753820965769" calcext:value-type="float">
            <text:p>512</text:p>
          </table:table-cell>
          <table:table-cell table:formula="of:=([.D61]-[.D60])" office:value-type="float" office:value="-6.51071321179154" calcext:value-type="float">
            <text:p>-7</text:p>
          </table:table-cell>
          <table:table-cell table:number-columns-repeated="5"/>
        </table:table-row>
        <table:table-row table:style-name="ro2">
          <table:table-cell office:value-type="float" office:value="867" calcext:value-type="float">
            <text:p>867.00</text:p>
          </table:table-cell>
          <table:table-cell table:formula="of:=(8192/(2*[.A62]))" office:value-type="float" office:value="4.72433679354095" calcext:value-type="float">
            <text:p>4.72</text:p>
          </table:table-cell>
          <table:table-cell table:formula="of:=([.B62]-4.3)/0.688" office:value-type="float" office:value="0.616768595263003" calcext:value-type="float">
            <text:p>0.617</text:p>
          </table:table-cell>
          <table:table-cell table:style-name="ce2" table:formula="of:=([.C62]/0.0012207)" office:value-type="float" office:value="505.258126700256" calcext:value-type="float">
            <text:p>505</text:p>
          </table:table-cell>
          <table:table-cell table:formula="of:=([.D62]-[.D61])" office:value-type="float" office:value="-6.49569426551227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68" calcext:value-type="float">
            <text:p>868.00</text:p>
          </table:table-cell>
          <table:table-cell table:formula="of:=(8192/(2*[.A63]))" office:value-type="float" office:value="4.71889400921659" calcext:value-type="float">
            <text:p>4.72</text:p>
          </table:table-cell>
          <table:table-cell table:formula="of:=([.B63]-4.3)/0.688" office:value-type="float" office:value="0.608857571535741" calcext:value-type="float">
            <text:p>0.609</text:p>
          </table:table-cell>
          <table:table-cell table:style-name="ce2" table:formula="of:=([.C63]/0.0012207)" office:value-type="float" office:value="498.777399472222" calcext:value-type="float">
            <text:p>499</text:p>
          </table:table-cell>
          <table:table-cell table:formula="of:=([.D63]-[.D62])" office:value-type="float" office:value="-6.48072722803448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69" calcext:value-type="float">
            <text:p>869.00</text:p>
          </table:table-cell>
          <table:table-cell table:formula="of:=(8192/(2*[.A64]))" office:value-type="float" office:value="4.71346375143844" calcext:value-type="float">
            <text:p>4.71</text:p>
          </table:table-cell>
          <table:table-cell table:formula="of:=([.B64]-4.3)/0.688" office:value-type="float" office:value="0.600964754997726" calcext:value-type="float">
            <text:p>0.601</text:p>
          </table:table-cell>
          <table:table-cell table:style-name="ce2" table:formula="of:=([.C64]/0.0012207)" office:value-type="float" office:value="492.311587611801" calcext:value-type="float">
            <text:p>492</text:p>
          </table:table-cell>
          <table:table-cell table:formula="of:=([.D64]-[.D63])" office:value-type="float" office:value="-6.465811860420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0" calcext:value-type="float">
            <text:p>870.00</text:p>
          </table:table-cell>
          <table:table-cell table:formula="of:=(8192/(2*[.A65]))" office:value-type="float" office:value="4.70804597701149" calcext:value-type="float">
            <text:p>4.71</text:p>
          </table:table-cell>
          <table:table-cell table:formula="of:=([.B65]-4.3)/0.688" office:value-type="float" office:value="0.593090082865544" calcext:value-type="float">
            <text:p>0.593</text:p>
          </table:table-cell>
          <table:table-cell table:style-name="ce2" table:formula="of:=([.C65]/0.0012207)" office:value-type="float" office:value="485.860639686691" calcext:value-type="float">
            <text:p>486</text:p>
          </table:table-cell>
          <table:table-cell table:formula="of:=([.D65]-[.D64])" office:value-type="float" office:value="-6.4509479251096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1" calcext:value-type="float">
            <text:p>871.00</text:p>
          </table:table-cell>
          <table:table-cell table:formula="of:=(8192/(2*[.A66]))" office:value-type="float" office:value="4.70264064293915" calcext:value-type="float">
            <text:p>4.70</text:p>
          </table:table-cell>
          <table:table-cell table:formula="of:=([.B66]-4.3)/0.688" office:value-type="float" office:value="0.585233492644114" calcext:value-type="float">
            <text:p>0.585</text:p>
          </table:table-cell>
          <table:table-cell table:style-name="ce2" table:formula="of:=([.C66]/0.0012207)" office:value-type="float" office:value="479.42450450079" calcext:value-type="float">
            <text:p>479</text:p>
          </table:table-cell>
          <table:table-cell table:formula="of:=([.D66]-[.D65])" office:value-type="float" office:value="-6.43613518590138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2" calcext:value-type="float">
            <text:p>872.00</text:p>
          </table:table-cell>
          <table:table-cell table:formula="of:=(8192/(2*[.A67]))" office:value-type="float" office:value="4.69724770642202" calcext:value-type="float">
            <text:p>4.70</text:p>
          </table:table-cell>
          <table:table-cell table:formula="of:=([.B67]-4.3)/0.688" office:value-type="float" office:value="0.577394922125027" calcext:value-type="float">
            <text:p>0.577</text:p>
          </table:table-cell>
          <table:table-cell table:style-name="ce2" table:formula="of:=([.C67]/0.0012207)" office:value-type="float" office:value="473.003131092838" calcext:value-type="float">
            <text:p>473</text:p>
          </table:table-cell>
          <table:table-cell table:formula="of:=([.D67]-[.D66])" office:value-type="float" office:value="-6.4213734079519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3" calcext:value-type="float">
            <text:p>873.00</text:p>
          </table:table-cell>
          <table:table-cell table:formula="of:=(8192/(2*[.A68]))" office:value-type="float" office:value="4.69186712485682" calcext:value-type="float">
            <text:p>4.69</text:p>
          </table:table-cell>
          <table:table-cell table:formula="of:=([.B68]-4.3)/0.688" office:value-type="float" office:value="0.569574309384907" calcext:value-type="float">
            <text:p>0.570</text:p>
          </table:table-cell>
          <table:table-cell table:style-name="ce2" table:formula="of:=([.C68]/0.0012207)" office:value-type="float" office:value="466.596468735076" calcext:value-type="float">
            <text:p>467</text:p>
          </table:table-cell>
          <table:table-cell table:formula="of:=([.D68]-[.D67])" office:value-type="float" office:value="-6.4066623577622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4" calcext:value-type="float">
            <text:p>874.00</text:p>
          </table:table-cell>
          <table:table-cell table:formula="of:=(8192/(2*[.A69]))" office:value-type="float" office:value="4.68649885583524" calcext:value-type="float">
            <text:p>4.69</text:p>
          </table:table-cell>
          <table:table-cell table:formula="of:=([.B69]-4.3)/0.688" office:value-type="float" office:value="0.56177159278378" calcext:value-type="float">
            <text:p>0.562</text:p>
          </table:table-cell>
          <table:table-cell table:style-name="ce2" table:formula="of:=([.C69]/0.0012207)" office:value-type="float" office:value="460.204466931908" calcext:value-type="float">
            <text:p>460</text:p>
          </table:table-cell>
          <table:table-cell table:formula="of:=([.D69]-[.D68])" office:value-type="float" office:value="-6.39200180316794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5" calcext:value-type="float">
            <text:p>875.00</text:p>
          </table:table-cell>
          <table:table-cell table:formula="of:=(8192/(2*[.A70]))" office:value-type="float" office:value="4.68114285714286" calcext:value-type="float">
            <text:p>4.68</text:p>
          </table:table-cell>
          <table:table-cell table:formula="of:=([.B70]-4.3)/0.688" office:value-type="float" office:value="0.553986710963456" calcext:value-type="float">
            <text:p>0.554</text:p>
          </table:table-cell>
          <table:table-cell table:style-name="ce2" table:formula="of:=([.C70]/0.0012207)" office:value-type="float" office:value="453.827075418576" calcext:value-type="float">
            <text:p>454</text:p>
          </table:table-cell>
          <table:table-cell table:formula="of:=([.D70]-[.D69])" office:value-type="float" office:value="-6.3773915133315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6" calcext:value-type="float">
            <text:p>876.00</text:p>
          </table:table-cell>
          <table:table-cell table:formula="of:=(8192/(2*[.A71]))" office:value-type="float" office:value="4.67579908675799" calcext:value-type="float">
            <text:p>4.68</text:p>
          </table:table-cell>
          <table:table-cell table:formula="of:=([.B71]-4.3)/0.688" office:value-type="float" office:value="0.546219602845917" calcext:value-type="float">
            <text:p>0.546</text:p>
          </table:table-cell>
          <table:table-cell table:style-name="ce2" table:formula="of:=([.C71]/0.0012207)" office:value-type="float" office:value="447.46424415984" calcext:value-type="float">
            <text:p>447</text:p>
          </table:table-cell>
          <table:table-cell table:formula="of:=([.D71]-[.D70])" office:value-type="float" office:value="-6.3628312587360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7" calcext:value-type="float">
            <text:p>877.00</text:p>
          </table:table-cell>
          <table:table-cell table:formula="of:=(8192/(2*[.A72]))" office:value-type="float" office:value="4.67046750285063" calcext:value-type="float">
            <text:p>4.67</text:p>
          </table:table-cell>
          <table:table-cell table:formula="of:=([.B72]-4.3)/0.688" office:value-type="float" office:value="0.538470207631726" calcext:value-type="float">
            <text:p>0.538</text:p>
          </table:table-cell>
          <table:table-cell table:style-name="ce2" table:formula="of:=([.C72]/0.0012207)" office:value-type="float" office:value="441.115923348674" calcext:value-type="float">
            <text:p>441</text:p>
          </table:table-cell>
          <table:table-cell table:formula="of:=([.D72]-[.D71])" office:value-type="float" office:value="-6.34832081116639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8" calcext:value-type="float">
            <text:p>878.00</text:p>
          </table:table-cell>
          <table:table-cell table:formula="of:=(8192/(2*[.A73]))" office:value-type="float" office:value="4.66514806378132" calcext:value-type="float">
            <text:p>4.67</text:p>
          </table:table-cell>
          <table:table-cell table:formula="of:=([.B73]-4.3)/0.688" office:value-type="float" office:value="0.530738464798432" calcext:value-type="float">
            <text:p>0.531</text:p>
          </table:table-cell>
          <table:table-cell table:style-name="ce2" table:formula="of:=([.C73]/0.0012207)" office:value-type="float" office:value="434.782063404958" calcext:value-type="float">
            <text:p>435</text:p>
          </table:table-cell>
          <table:table-cell table:formula="of:=([.D73]-[.D72])" office:value-type="float" office:value="-6.33385994371594" calcext:value-type="float">
            <text:p>-6</text:p>
          </table:table-cell>
          <table:table-cell table:number-columns-repeated="5"/>
        </table:table-row>
        <table:table-row table:style-name="ro2">
          <table:table-cell office:value-type="float" office:value="879" calcext:value-type="float">
            <text:p>879.00</text:p>
          </table:table-cell>
          <table:table-cell table:formula="of:=(8192/(2*[.A74]))" office:value-type="float" office:value="4.65984072810011" calcext:value-type="float">
            <text:p>4.66</text:p>
          </table:table-cell>
          <table:table-cell table:formula="of:=([.B74]-4.3)/0.688" office:value-type="float" office:value="0.523024314099002" calcext:value-type="float">
            <text:p>0.523</text:p>
          </table:table-cell>
          <table:table-cell table:style-name="ce2" table:formula="of:=([.C74]/0.0012207)" office:value-type="float" office:value="428.462614974197" calcext:value-type="float">
            <text:p>428</text:p>
          </table:table-cell>
          <table:table-cell table:formula="of:=([.D74]-[.D73])" office:value-type="float" office:value="-6.31944843076059" calcext:value-type="float">
            <text:p>-6</text:p>
          </table:table-cell>
          <table:table-cell table:number-columns-repeated="5"/>
        </table:table-row>
        <table:table-row table:style-name="ro2" table:number-rows-repeated="6">
          <table:table-cell table:number-columns-repeated="10"/>
        </table:table-row>
        <table:table-row table:style-name="ro1">
          <table:table-cell office:value-type="string" calcext:value-type="string">
            <text:p>Delay in mS</text:p>
          </table:table-cell>
          <table:table-cell office:value-type="string" calcext:value-type="string">
            <text:p>Frequency Needed</text:p>
          </table:table-cell>
          <table:table-cell office:value-type="string" calcext:value-type="string">
            <text:p>Needed Voltage</text:p>
          </table:table-cell>
          <table:table-cell office:value-type="string" calcext:value-type="string">
            <text:p>DAC Counts</text:p>
          </table:table-cell>
          <table:table-cell office:value-type="string" calcext:value-type="string">
            <text:p>change per step</text:p>
          </table:table-cell>
          <table:table-cell table:number-columns-repeated="5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formula="of:=(8192/(2*[.A82]))" office:value-type="float" office:value="18.6181818181818" calcext:value-type="float">
            <text:p>18.62</text:p>
          </table:table-cell>
          <table:table-cell table:formula="of:=(([.B82]-(-35.11))/13.358)" office:value-type="float" office:value="4.02217261702215" calcext:value-type="float">
            <text:p>4.022</text:p>
          </table:table-cell>
          <table:table-cell table:style-name="ce2" table:formula="of:=([.C82]/0.0012207)" office:value-type="float" office:value="3294.97224299348" calcext:value-type="float">
            <text:p>3295</text:p>
          </table:table-cell>
          <table:table-cell table:number-columns-repeated="6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formula="of:=(8192/(2*[.A83]))" office:value-type="float" office:value="18.5339366515837" calcext:value-type="float">
            <text:p>18.53</text:p>
          </table:table-cell>
          <table:table-cell table:formula="of:=(([.B83]-(-35.11))/13.358)" office:value-type="float" office:value="4.0158658969594" calcext:value-type="float">
            <text:p>4.016</text:p>
          </table:table-cell>
          <table:table-cell table:style-name="ce2" table:formula="of:=([.C83]/0.0012207)" office:value-type="float" office:value="3289.8057646919" calcext:value-type="float">
            <text:p>3290</text:p>
          </table:table-cell>
          <table:table-cell table:formula="of:=([.D82]-[.D83])" office:value-type="float" office:value="5.1664783015821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formula="of:=(8192/(2*[.A84]))" office:value-type="float" office:value="18.4504504504505" calcext:value-type="float">
            <text:p>18.45</text:p>
          </table:table-cell>
          <table:table-cell table:formula="of:=(([.B84]-(-35.11))/13.358)" office:value-type="float" office:value="4.00961599419452" calcext:value-type="float">
            <text:p>4.010</text:p>
          </table:table-cell>
          <table:table-cell table:style-name="ce2" table:formula="of:=([.C84]/0.0012207)" office:value-type="float" office:value="3284.68583123988" calcext:value-type="float">
            <text:p>3285</text:p>
          </table:table-cell>
          <table:table-cell table:formula="of:=([.D83]-[.D84])" office:value-type="float" office:value="5.1199334520192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formula="of:=(8192/(2*[.A85]))" office:value-type="float" office:value="18.3677130044843" calcext:value-type="float">
            <text:p>18.37</text:p>
          </table:table-cell>
          <table:table-cell table:formula="of:=(([.B85]-(-35.11))/13.358)" office:value-type="float" office:value="4.00342214436924" calcext:value-type="float">
            <text:p>4.003</text:p>
          </table:table-cell>
          <table:table-cell table:style-name="ce2" table:formula="of:=([.C85]/0.0012207)" office:value-type="float" office:value="3279.61181647353" calcext:value-type="float">
            <text:p>3280</text:p>
          </table:table-cell>
          <table:table-cell table:formula="of:=([.D84]-[.D85])" office:value-type="float" office:value="5.0740147663500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formula="of:=(8192/(2*[.A86]))" office:value-type="float" office:value="18.2857142857143" calcext:value-type="float">
            <text:p>18.29</text:p>
          </table:table-cell>
          <table:table-cell table:formula="of:=(([.B86]-(-35.11))/13.358)" office:value-type="float" office:value="3.99728359677454" calcext:value-type="float">
            <text:p>3.997</text:p>
          </table:table-cell>
          <table:table-cell table:style-name="ce2" table:formula="of:=([.C86]/0.0012207)" office:value-type="float" office:value="3274.58310541045" calcext:value-type="float">
            <text:p>3275</text:p>
          </table:table-cell>
          <table:table-cell table:formula="of:=([.D85]-[.D86])" office:value-type="float" office:value="5.0287110630797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formula="of:=(8192/(2*[.A87]))" office:value-type="float" office:value="18.2044444444444" calcext:value-type="float">
            <text:p>18.20</text:p>
          </table:table-cell>
          <table:table-cell table:formula="of:=(([.B87]-(-35.11))/13.358)" office:value-type="float" office:value="3.99119961404735" calcext:value-type="float">
            <text:p>3.991</text:p>
          </table:table-cell>
          <table:table-cell table:style-name="ce2" table:formula="of:=([.C87]/0.0012207)" office:value-type="float" office:value="3269.59909400127" calcext:value-type="float">
            <text:p>3270</text:p>
          </table:table-cell>
          <table:table-cell table:formula="of:=([.D86]-[.D87])" office:value-type="float" office:value="4.98401140918531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formula="of:=(8192/(2*[.A88]))" office:value-type="float" office:value="18.1238938053097" calcext:value-type="float">
            <text:p>18.12</text:p>
          </table:table-cell>
          <table:table-cell table:formula="of:=(([.B88]-(-35.11))/13.358)" office:value-type="float" office:value="3.98516947187526" calcext:value-type="float">
            <text:p>3.985</text:p>
          </table:table-cell>
          <table:table-cell table:style-name="ce2" table:formula="of:=([.C88]/0.0012207)" office:value-type="float" office:value="3264.65918888774" calcext:value-type="float">
            <text:p>3265</text:p>
          </table:table-cell>
          <table:table-cell table:formula="of:=([.D87]-[.D88])" office:value-type="float" office:value="4.9399051135292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formula="of:=(8192/(2*[.A89]))" office:value-type="float" office:value="18.0440528634361" calcext:value-type="float">
            <text:p>18.04</text:p>
          </table:table-cell>
          <table:table-cell table:formula="of:=(([.B89]-(-35.11))/13.358)" office:value-type="float" office:value="3.9791924587091" calcext:value-type="float">
            <text:p>3.979</text:p>
          </table:table-cell>
          <table:table-cell table:style-name="ce2" table:formula="of:=([.C89]/0.0012207)" office:value-type="float" office:value="3259.76280716728" calcext:value-type="float">
            <text:p>3260</text:p>
          </table:table-cell>
          <table:table-cell table:formula="of:=([.D88]-[.D89])" office:value-type="float" office:value="4.8963817204585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formula="of:=(8192/(2*[.A90]))" office:value-type="float" office:value="17.9649122807018" calcext:value-type="float">
            <text:p>17.96</text:p>
          </table:table-cell>
          <table:table-cell table:formula="of:=(([.B90]-(-35.11))/13.358)" office:value-type="float" office:value="3.97326787548299" calcext:value-type="float">
            <text:p>3.973</text:p>
          </table:table-cell>
          <table:table-cell table:style-name="ce2" table:formula="of:=([.C90]/0.0012207)" office:value-type="float" office:value="3254.90937616367" calcext:value-type="float">
            <text:p>3255</text:p>
          </table:table-cell>
          <table:table-cell table:formula="of:=([.D89]-[.D90])" office:value-type="float" office:value="4.85343100361206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formula="of:=(8192/(2*[.A91]))" office:value-type="float" office:value="17.8864628820961" calcext:value-type="float">
            <text:p>17.89</text:p>
          </table:table-cell>
          <table:table-cell table:formula="of:=(([.B91]-(-35.11))/13.358)" office:value-type="float" office:value="3.96739503534182" calcext:value-type="float">
            <text:p>3.967</text:p>
          </table:table-cell>
          <table:table-cell table:style-name="ce2" table:formula="of:=([.C91]/0.0012207)" office:value-type="float" office:value="3250.09833320375" calcext:value-type="float">
            <text:p>3250</text:p>
          </table:table-cell>
          <table:table-cell table:formula="of:=([.D90]-[.D91])" office:value-type="float" office:value="4.81104295991236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formula="of:=(8192/(2*[.A92]))" office:value-type="float" office:value="17.8086956521739" calcext:value-type="float">
            <text:p>17.81</text:p>
          </table:table-cell>
          <table:table-cell table:formula="of:=(([.B92]-(-35.11))/13.358)" office:value-type="float" office:value="3.9615732633758" calcext:value-type="float">
            <text:p>3.962</text:p>
          </table:table-cell>
          <table:table-cell table:style-name="ce2" table:formula="of:=([.C92]/0.0012207)" office:value-type="float" office:value="3245.32912540001" calcext:value-type="float">
            <text:p>3245</text:p>
          </table:table-cell>
          <table:table-cell table:formula="of:=([.D91]-[.D92])" office:value-type="float" office:value="4.7692078037398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formula="of:=(8192/(2*[.A93]))" office:value-type="float" office:value="17.7316017316017" calcext:value-type="float">
            <text:p>17.73</text:p>
          </table:table-cell>
          <table:table-cell table:formula="of:=(([.B93]-(-35.11))/13.358)" office:value-type="float" office:value="3.95580189636186" calcext:value-type="float">
            <text:p>3.956</text:p>
          </table:table-cell>
          <table:table-cell table:style-name="ce2" table:formula="of:=([.C93]/0.0012207)" office:value-type="float" office:value="3240.60120943873" calcext:value-type="float">
            <text:p>3241</text:p>
          </table:table-cell>
          <table:table-cell table:formula="of:=([.D92]-[.D93])" office:value-type="float" office:value="4.72791596128263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formula="of:=(8192/(2*[.A94]))" office:value-type="float" office:value="17.6551724137931" calcext:value-type="float">
            <text:p>17.66</text:p>
          </table:table-cell>
          <table:table-cell table:formula="of:=(([.B94]-(-35.11))/13.358)" office:value-type="float" office:value="3.95008028251184" calcext:value-type="float">
            <text:p>3.950</text:p>
          </table:table-cell>
          <table:table-cell table:style-name="ce2" table:formula="of:=([.C94]/0.0012207)" office:value-type="float" office:value="3235.91405137367" calcext:value-type="float">
            <text:p>3236</text:p>
          </table:table-cell>
          <table:table-cell table:formula="of:=([.D93]-[.D94])" office:value-type="float" office:value="4.68715806506452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formula="of:=(8192/(2*[.A95]))" office:value-type="float" office:value="17.5793991416309" calcext:value-type="float">
            <text:p>17.58</text:p>
          </table:table-cell>
          <table:table-cell table:formula="of:=(([.B95]-(-35.11))/13.358)" office:value-type="float" office:value="3.94440778122705" calcext:value-type="float">
            <text:p>3.944</text:p>
          </table:table-cell>
          <table:table-cell table:style-name="ce2" table:formula="of:=([.C95]/0.0012207)" office:value-type="float" office:value="3231.26712642504" calcext:value-type="float">
            <text:p>3231</text:p>
          </table:table-cell>
          <table:table-cell table:formula="of:=([.D94]-[.D95])" office:value-type="float" office:value="4.64692494862629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formula="of:=(8192/(2*[.A96]))" office:value-type="float" office:value="17.5042735042735" calcext:value-type="float">
            <text:p>17.50</text:p>
          </table:table-cell>
          <table:table-cell table:formula="of:=(([.B96]-(-35.11))/13.358)" office:value-type="float" office:value="3.93878376285922" calcext:value-type="float">
            <text:p>3.939</text:p>
          </table:table-cell>
          <table:table-cell table:style-name="ce2" table:formula="of:=([.C96]/0.0012207)" office:value-type="float" office:value="3226.65991878367" calcext:value-type="float">
            <text:p>3227</text:p>
          </table:table-cell>
          <table:table-cell table:formula="of:=([.D95]-[.D96])" office:value-type="float" office:value="4.6072076413729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formula="of:=(8192/(2*[.A97]))" office:value-type="float" office:value="17.4297872340426" calcext:value-type="float">
            <text:p>17.43</text:p>
          </table:table-cell>
          <table:table-cell table:formula="of:=(([.B97]-(-35.11))/13.358)" office:value-type="float" office:value="3.93320760847751" calcext:value-type="float">
            <text:p>3.933</text:p>
          </table:table-cell>
          <table:table-cell table:style-name="ce2" table:formula="of:=([.C97]/0.0012207)" office:value-type="float" office:value="3222.09192142009" calcext:value-type="float">
            <text:p>3222</text:p>
          </table:table-cell>
          <table:table-cell table:formula="of:=([.D96]-[.D97])" office:value-type="float" office:value="4.5679973635747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formula="of:=(8192/(2*[.A98]))" office:value-type="float" office:value="17.3559322033898" calcext:value-type="float">
            <text:p>17.36</text:p>
          </table:table-cell>
          <table:table-cell table:formula="of:=(([.B98]-(-35.11))/13.358)" office:value-type="float" office:value="3.9276787096414" calcext:value-type="float">
            <text:p>3.928</text:p>
          </table:table-cell>
          <table:table-cell table:style-name="ce2" table:formula="of:=([.C98]/0.0012207)" office:value-type="float" office:value="3217.56263589858" calcext:value-type="float">
            <text:p>3218</text:p>
          </table:table-cell>
          <table:table-cell table:formula="of:=([.D97]-[.D98])" office:value-type="float" office:value="4.52928552151025" calcext:value-type="float">
            <text:p>5</text:p>
          </table:table-cell>
          <table:table-cell table:number-columns-repeated="5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formula="of:=(8192/(2*[.A99]))" office:value-type="float" office:value="17.2827004219409" calcext:value-type="float">
            <text:p>17.28</text:p>
          </table:table-cell>
          <table:table-cell table:formula="of:=(([.B99]-(-35.11))/13.358)" office:value-type="float" office:value="3.92219646817944" calcext:value-type="float">
            <text:p>3.922</text:p>
          </table:table-cell>
          <table:table-cell table:style-name="ce2" table:formula="of:=([.C99]/0.0012207)" office:value-type="float" office:value="3213.07157219582" calcext:value-type="float">
            <text:p>3213</text:p>
          </table:table-cell>
          <table:table-cell table:formula="of:=([.D98]-[.D99])" office:value-type="float" office:value="4.491063702762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formula="of:=(8192/(2*[.A100]))" office:value-type="float" office:value="17.2100840336134" calcext:value-type="float">
            <text:p>17.21</text:p>
          </table:table-cell>
          <table:table-cell table:formula="of:=(([.B100]-(-35.11))/13.358)" office:value-type="float" office:value="3.91676029597346" calcext:value-type="float">
            <text:p>3.917</text:p>
          </table:table-cell>
          <table:table-cell table:style-name="ce2" table:formula="of:=([.C100]/0.0012207)" office:value-type="float" office:value="3208.61824852417" calcext:value-type="float">
            <text:p>3209</text:p>
          </table:table-cell>
          <table:table-cell table:formula="of:=([.D99]-[.D100])" office:value-type="float" office:value="4.45332367164792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formula="of:=(8192/(2*[.A101]))" office:value-type="float" office:value="17.1380753138075" calcext:value-type="float">
            <text:p>17.14</text:p>
          </table:table-cell>
          <table:table-cell table:formula="of:=(([.B101]-(-35.11))/13.358)" office:value-type="float" office:value="3.91136961474828" calcext:value-type="float">
            <text:p>3.911</text:p>
          </table:table-cell>
          <table:table-cell table:style-name="ce2" table:formula="of:=([.C101]/0.0012207)" office:value-type="float" office:value="3204.2021911594" calcext:value-type="float">
            <text:p>3204</text:p>
          </table:table-cell>
          <table:table-cell table:formula="of:=([.D100]-[.D101])" office:value-type="float" office:value="4.416057364771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formula="of:=(8192/(2*[.A102]))" office:value-type="float" office:value="17.0666666666667" calcext:value-type="float">
            <text:p>17.07</text:p>
          </table:table-cell>
          <table:table-cell table:formula="of:=(([.B102]-(-35.11))/13.358)" office:value-type="float" office:value="3.90602385586665" calcext:value-type="float">
            <text:p>3.906</text:p>
          </table:table-cell>
          <table:table-cell table:style-name="ce2" table:formula="of:=([.C102]/0.0012207)" office:value-type="float" office:value="3199.82293427267" calcext:value-type="float">
            <text:p>3200</text:p>
          </table:table-cell>
          <table:table-cell table:formula="of:=([.D101]-[.D102])" office:value-type="float" office:value="4.3792568867324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formula="of:=(8192/(2*[.A103]))" office:value-type="float" office:value="16.9958506224066" calcext:value-type="float">
            <text:p>17.00</text:p>
          </table:table-cell>
          <table:table-cell table:formula="of:=(([.B103]-(-35.11))/13.358)" office:value-type="float" office:value="3.90072246012926" calcext:value-type="float">
            <text:p>3.901</text:p>
          </table:table-cell>
          <table:table-cell table:style-name="ce2" table:formula="of:=([.C103]/0.0012207)" office:value-type="float" office:value="3195.48001976674" calcext:value-type="float">
            <text:p>3195</text:p>
          </table:table-cell>
          <table:table-cell table:formula="of:=([.D102]-[.D103])" office:value-type="float" office:value="4.3429145059294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formula="of:=(8192/(2*[.A104]))" office:value-type="float" office:value="16.9256198347107" calcext:value-type="float">
            <text:p>16.93</text:p>
          </table:table-cell>
          <table:table-cell table:formula="of:=(([.B104]-(-35.11))/13.358)" office:value-type="float" office:value="3.89546487757978" calcext:value-type="float">
            <text:p>3.895</text:p>
          </table:table-cell>
          <table:table-cell table:style-name="ce2" table:formula="of:=([.C104]/0.0012207)" office:value-type="float" office:value="3191.17299711623" calcext:value-type="float">
            <text:p>3191</text:p>
          </table:table-cell>
          <table:table-cell table:formula="of:=([.D103]-[.D104])" office:value-type="float" office:value="4.307022650507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formula="of:=(8192/(2*[.A105]))" office:value-type="float" office:value="16.8559670781893" calcext:value-type="float">
            <text:p>16.86</text:p>
          </table:table-cell>
          <table:table-cell table:formula="of:=(([.B105]-(-35.11))/13.358)" office:value-type="float" office:value="3.89025056731467" calcext:value-type="float">
            <text:p>3.890</text:p>
          </table:table-cell>
          <table:table-cell table:style-name="ce2" table:formula="of:=([.C105]/0.0012207)" office:value-type="float" office:value="3186.90142321182" calcext:value-type="float">
            <text:p>3187</text:p>
          </table:table-cell>
          <table:table-cell table:formula="of:=([.D104]-[.D105])" office:value-type="float" office:value="4.271573904413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formula="of:=(8192/(2*[.A106]))" office:value-type="float" office:value="16.7868852459016" calcext:value-type="float">
            <text:p>16.79</text:p>
          </table:table-cell>
          <table:table-cell table:formula="of:=(([.B106]-(-35.11))/13.358)" office:value-type="float" office:value="3.88507899729762" calcext:value-type="float">
            <text:p>3.885</text:p>
          </table:table-cell>
          <table:table-cell table:style-name="ce2" table:formula="of:=([.C106]/0.0012207)" office:value-type="float" office:value="3182.66486220826" calcext:value-type="float">
            <text:p>3183</text:p>
          </table:table-cell>
          <table:table-cell table:formula="of:=([.D105]-[.D106])" office:value-type="float" office:value="4.2365610035576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formula="of:=(8192/(2*[.A107]))" office:value-type="float" office:value="16.7183673469388" calcext:value-type="float">
            <text:p>16.72</text:p>
          </table:table-cell>
          <table:table-cell table:formula="of:=(([.B107]-(-35.11))/13.358)" office:value-type="float" office:value="3.87994964417868" calcext:value-type="float">
            <text:p>3.880</text:p>
          </table:table-cell>
          <table:table-cell table:style-name="ce2" table:formula="of:=([.C107]/0.0012207)" office:value-type="float" office:value="3178.46288537616" calcext:value-type="float">
            <text:p>3178</text:p>
          </table:table-cell>
          <table:table-cell table:formula="of:=([.D106]-[.D107])" office:value-type="float" office:value="4.20197683210063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formula="of:=(8192/(2*[.A108]))" office:value-type="float" office:value="16.650406504065" calcext:value-type="float">
            <text:p>16.65</text:p>
          </table:table-cell>
          <table:table-cell table:formula="of:=(([.B108]-(-35.11))/13.358)" office:value-type="float" office:value="3.87486199311761" calcext:value-type="float">
            <text:p>3.875</text:p>
          </table:table-cell>
          <table:table-cell table:style-name="ce2" table:formula="of:=([.C108]/0.0012207)" office:value-type="float" office:value="3174.29507095733" calcext:value-type="float">
            <text:p>3174</text:p>
          </table:table-cell>
          <table:table-cell table:formula="of:=([.D107]-[.D108])" office:value-type="float" office:value="4.1678144188308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formula="of:=(8192/(2*[.A109]))" office:value-type="float" office:value="16.582995951417" calcext:value-type="float">
            <text:p>16.58</text:p>
          </table:table-cell>
          <table:table-cell table:formula="of:=(([.B109]-(-35.11))/13.358)" office:value-type="float" office:value="3.86981553761169" calcext:value-type="float">
            <text:p>3.870</text:p>
          </table:table-cell>
          <table:table-cell table:style-name="ce2" table:formula="of:=([.C109]/0.0012207)" office:value-type="float" office:value="3170.16100402367" calcext:value-type="float">
            <text:p>3170</text:p>
          </table:table-cell>
          <table:table-cell table:formula="of:=([.D108]-[.D109])" office:value-type="float" office:value="4.1340669336586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formula="of:=(8192/(2*[.A110]))" office:value-type="float" office:value="16.5161290322581" calcext:value-type="float">
            <text:p>16.52</text:p>
          </table:table-cell>
          <table:table-cell table:formula="of:=(([.B110]-(-35.11))/13.358)" office:value-type="float" office:value="3.8648097793276" calcext:value-type="float">
            <text:p>3.865</text:p>
          </table:table-cell>
          <table:table-cell table:style-name="ce2" table:formula="of:=([.C110]/0.0012207)" office:value-type="float" office:value="3166.06027633948" calcext:value-type="float">
            <text:p>3166</text:p>
          </table:table-cell>
          <table:table-cell table:formula="of:=([.D109]-[.D110])" office:value-type="float" office:value="4.10072768419332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formula="of:=(8192/(2*[.A111]))" office:value-type="float" office:value="16.4497991967871" calcext:value-type="float">
            <text:p>16.45</text:p>
          </table:table-cell>
          <table:table-cell table:formula="of:=(([.B111]-(-35.11))/13.358)" office:value-type="float" office:value="3.85984422793735" calcext:value-type="float">
            <text:p>3.860</text:p>
          </table:table-cell>
          <table:table-cell table:style-name="ce2" table:formula="of:=([.C111]/0.0012207)" office:value-type="float" office:value="3161.99248622704" calcext:value-type="float">
            <text:p>3162</text:p>
          </table:table-cell>
          <table:table-cell table:formula="of:=([.D110]-[.D111])" office:value-type="float" office:value="4.067790112432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formula="of:=(8192/(2*[.A112]))" office:value-type="float" office:value="16.384" calcext:value-type="float">
            <text:p>16.38</text:p>
          </table:table-cell>
          <table:table-cell table:formula="of:=(([.B112]-(-35.11))/13.358)" office:value-type="float" office:value="3.85491840095823" calcext:value-type="float">
            <text:p>3.855</text:p>
          </table:table-cell>
          <table:table-cell table:style-name="ce2" table:formula="of:=([.C112]/0.0012207)" office:value-type="float" office:value="3157.95723843551" calcext:value-type="float">
            <text:p>3158</text:p>
          </table:table-cell>
          <table:table-cell table:formula="of:=([.D111]-[.D112])" office:value-type="float" office:value="4.0352477915334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formula="of:=(8192/(2*[.A113]))" office:value-type="float" office:value="16.3187250996016" calcext:value-type="float">
            <text:p>16.32</text:p>
          </table:table-cell>
          <table:table-cell table:formula="of:=(([.B113]-(-35.11))/13.358)" office:value-type="float" office:value="3.85003182359647" calcext:value-type="float">
            <text:p>3.850</text:p>
          </table:table-cell>
          <table:table-cell table:style-name="ce2" table:formula="of:=([.C113]/0.0012207)" office:value-type="float" office:value="3153.95414401283" calcext:value-type="float">
            <text:p>3154</text:p>
          </table:table-cell>
          <table:table-cell table:formula="of:=([.D112]-[.D113])" office:value-type="float" office:value="4.0030944226764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formula="of:=(8192/(2*[.A114]))" office:value-type="float" office:value="16.2539682539683" calcext:value-type="float">
            <text:p>16.25</text:p>
          </table:table-cell>
          <table:table-cell table:formula="of:=(([.B114]-(-35.11))/13.358)" office:value-type="float" office:value="3.84518402859472" calcext:value-type="float">
            <text:p>3.845</text:p>
          </table:table-cell>
          <table:table-cell table:style-name="ce2" table:formula="of:=([.C114]/0.0012207)" office:value-type="float" office:value="3149.98282018081" calcext:value-type="float">
            <text:p>3150</text:p>
          </table:table-cell>
          <table:table-cell table:formula="of:=([.D113]-[.D114])" office:value-type="float" office:value="3.97132383202006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formula="of:=(8192/(2*[.A115]))" office:value-type="float" office:value="16.1897233201581" calcext:value-type="float">
            <text:p>16.19</text:p>
          </table:table-cell>
          <table:table-cell table:formula="of:=(([.B115]-(-35.11))/13.358)" office:value-type="float" office:value="3.8403745560831" calcext:value-type="float">
            <text:p>3.840</text:p>
          </table:table-cell>
          <table:table-cell table:style-name="ce2" table:formula="of:=([.C115]/0.0012207)" office:value-type="float" office:value="3146.04289021308" calcext:value-type="float">
            <text:p>3146</text:p>
          </table:table-cell>
          <table:table-cell table:formula="of:=([.D114]-[.D115])" office:value-type="float" office:value="3.9399299677356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formula="of:=(8192/(2*[.A116]))" office:value-type="float" office:value="16.1259842519685" calcext:value-type="float">
            <text:p>16.13</text:p>
          </table:table-cell>
          <table:table-cell table:formula="of:=(([.B116]-(-35.11))/13.358)" office:value-type="float" office:value="3.83560295343378" calcext:value-type="float">
            <text:p>3.836</text:p>
          </table:table-cell>
          <table:table-cell table:style-name="ce2" table:formula="of:=([.C116]/0.0012207)" office:value-type="float" office:value="3142.13398331595" calcext:value-type="float">
            <text:p>3142</text:p>
          </table:table-cell>
          <table:table-cell table:formula="of:=([.D115]-[.D116])" office:value-type="float" office:value="3.9089068971238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formula="of:=(8192/(2*[.A117]))" office:value-type="float" office:value="16.0627450980392" calcext:value-type="float">
            <text:p>16.06</text:p>
          </table:table-cell>
          <table:table-cell table:formula="of:=(([.B117]-(-35.11))/13.358)" office:value-type="float" office:value="3.83086877511897" calcext:value-type="float">
            <text:p>3.831</text:p>
          </table:table-cell>
          <table:table-cell table:style-name="ce2" table:formula="of:=([.C117]/0.0012207)" office:value-type="float" office:value="3138.25573451214" calcext:value-type="float">
            <text:p>3138</text:p>
          </table:table-cell>
          <table:table-cell table:formula="of:=([.D116]-[.D117])" office:value-type="float" office:value="3.87824880381231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formula="of:=(8192/(2*[.A118]))" office:value-type="float" office:value="16" calcext:value-type="float">
            <text:p>16.00</text:p>
          </table:table-cell>
          <table:table-cell table:formula="of:=(([.B118]-(-35.11))/13.358)" office:value-type="float" office:value="3.82617158257224" calcext:value-type="float">
            <text:p>3.826</text:p>
          </table:table-cell>
          <table:table-cell table:style-name="ce2" table:formula="of:=([.C118]/0.0012207)" office:value-type="float" office:value="3134.40778452711" calcext:value-type="float">
            <text:p>3134</text:p>
          </table:table-cell>
          <table:table-cell table:formula="of:=([.D117]-[.D118])" office:value-type="float" office:value="3.84794998503321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formula="of:=(8192/(2*[.A119]))" office:value-type="float" office:value="15.9377431906615" calcext:value-type="float">
            <text:p>15.94</text:p>
          </table:table-cell>
          <table:table-cell table:formula="of:=(([.B119]-(-35.11))/13.358)" office:value-type="float" office:value="3.82151094405311" calcext:value-type="float">
            <text:p>3.822</text:p>
          </table:table-cell>
          <table:table-cell table:style-name="ce2" table:formula="of:=([.C119]/0.0012207)" office:value-type="float" office:value="3130.58977967815" calcext:value-type="float">
            <text:p>3131</text:p>
          </table:table-cell>
          <table:table-cell table:formula="of:=([.D118]-[.D119])" office:value-type="float" office:value="3.8180048489625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formula="of:=(8192/(2*[.A120]))" office:value-type="float" office:value="15.8759689922481" calcext:value-type="float">
            <text:p>15.88</text:p>
          </table:table-cell>
          <table:table-cell table:formula="of:=(([.B120]-(-35.11))/13.358)" office:value-type="float" office:value="3.81688643451475" calcext:value-type="float">
            <text:p>3.817</text:p>
          </table:table-cell>
          <table:table-cell table:style-name="ce2" table:formula="of:=([.C120]/0.0012207)" office:value-type="float" office:value="3126.801371766" calcext:value-type="float">
            <text:p>3127</text:p>
          </table:table-cell>
          <table:table-cell table:formula="of:=([.D119]-[.D120])" office:value-type="float" office:value="3.7884079121490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formula="of:=(8192/(2*[.A121]))" office:value-type="float" office:value="15.8146718146718" calcext:value-type="float">
            <text:p>15.81</text:p>
          </table:table-cell>
          <table:table-cell table:formula="of:=(([.B121]-(-35.11))/13.358)" office:value-type="float" office:value="3.81229763547476" calcext:value-type="float">
            <text:p>3.812</text:p>
          </table:table-cell>
          <table:table-cell table:style-name="ce2" table:formula="of:=([.C121]/0.0012207)" office:value-type="float" office:value="3123.042217969" calcext:value-type="float">
            <text:p>3123</text:p>
          </table:table-cell>
          <table:table-cell table:formula="of:=([.D120]-[.D121])" office:value-type="float" office:value="3.7591537969974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formula="of:=(8192/(2*[.A122]))" office:value-type="float" office:value="15.7538461538462" calcext:value-type="float">
            <text:p>15.75</text:p>
          </table:table-cell>
          <table:table-cell table:formula="of:=(([.B122]-(-35.11))/13.358)" office:value-type="float" office:value="3.80774413488892" calcext:value-type="float">
            <text:p>3.808</text:p>
          </table:table-cell>
          <table:table-cell table:style-name="ce2" table:formula="of:=([.C122]/0.0012207)" office:value-type="float" office:value="3119.31198073967" calcext:value-type="float">
            <text:p>3119</text:p>
          </table:table-cell>
          <table:table-cell table:formula="of:=([.D121]-[.D122])" office:value-type="float" office:value="3.73023722932794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formula="of:=(8192/(2*[.A123]))" office:value-type="float" office:value="15.6934865900383" calcext:value-type="float">
            <text:p>15.69</text:p>
          </table:table-cell>
          <table:table-cell table:formula="of:=(([.B123]-(-35.11))/13.358)" office:value-type="float" office:value="3.80322552702787" calcext:value-type="float">
            <text:p>3.803</text:p>
          </table:table-cell>
          <table:table-cell table:style-name="ce2" table:formula="of:=([.C123]/0.0012207)" office:value-type="float" office:value="3115.61032770367" calcext:value-type="float">
            <text:p>3116</text:p>
          </table:table-cell>
          <table:table-cell table:formula="of:=([.D122]-[.D123])" office:value-type="float" office:value="3.7016530360001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formula="of:=(8192/(2*[.A124]))" office:value-type="float" office:value="15.6335877862595" calcext:value-type="float">
            <text:p>15.63</text:p>
          </table:table-cell>
          <table:table-cell table:formula="of:=(([.B124]-(-35.11))/13.358)" office:value-type="float" office:value="3.79874141235661" calcext:value-type="float">
            <text:p>3.799</text:p>
          </table:table-cell>
          <table:table-cell table:style-name="ce2" table:formula="of:=([.C124]/0.0012207)" office:value-type="float" office:value="3111.93693156108" calcext:value-type="float">
            <text:p>3112</text:p>
          </table:table-cell>
          <table:table-cell table:formula="of:=([.D123]-[.D124])" office:value-type="float" office:value="3.6733961425952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formula="of:=(8192/(2*[.A125]))" office:value-type="float" office:value="15.574144486692" calcext:value-type="float">
            <text:p>15.57</text:p>
          </table:table-cell>
          <table:table-cell table:formula="of:=(([.B125]-(-35.11))/13.358)" office:value-type="float" office:value="3.79429139741668" calcext:value-type="float">
            <text:p>3.794</text:p>
          </table:table-cell>
          <table:table-cell table:style-name="ce2" table:formula="of:=([.C125]/0.0012207)" office:value-type="float" office:value="3108.29146998991" calcext:value-type="float">
            <text:p>3108</text:p>
          </table:table-cell>
          <table:table-cell table:formula="of:=([.D124]-[.D125])" office:value-type="float" office:value="3.6454615711686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formula="of:=(8192/(2*[.A126]))" office:value-type="float" office:value="15.5151515151515" calcext:value-type="float">
            <text:p>15.52</text:p>
          </table:table-cell>
          <table:table-cell table:formula="of:=(([.B126]-(-35.11))/13.358)" office:value-type="float" office:value="3.78987509471115" calcext:value-type="float">
            <text:p>3.790</text:p>
          </table:table-cell>
          <table:table-cell table:style-name="ce2" table:formula="of:=([.C126]/0.0012207)" office:value-type="float" office:value="3104.67362555185" calcext:value-type="float">
            <text:p>3105</text:p>
          </table:table-cell>
          <table:table-cell table:formula="of:=([.D125]-[.D126])" office:value-type="float" office:value="3.61784443805345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formula="of:=(8192/(2*[.A127]))" office:value-type="float" office:value="15.4566037735849" calcext:value-type="float">
            <text:p>15.46</text:p>
          </table:table-cell>
          <table:table-cell table:formula="of:=(([.B127]-(-35.11))/13.358)" office:value-type="float" office:value="3.78549212259207" calcext:value-type="float">
            <text:p>3.785</text:p>
          </table:table-cell>
          <table:table-cell table:style-name="ce2" table:formula="of:=([.C127]/0.0012207)" office:value-type="float" office:value="3101.08308560012" calcext:value-type="float">
            <text:p>3101</text:p>
          </table:table-cell>
          <table:table-cell table:formula="of:=([.D126]-[.D127])" office:value-type="float" office:value="3.5905399517291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formula="of:=(8192/(2*[.A128]))" office:value-type="float" office:value="15.3984962406015" calcext:value-type="float">
            <text:p>15.40</text:p>
          </table:table-cell>
          <table:table-cell table:formula="of:=(([.B128]-(-35.11))/13.358)" office:value-type="float" office:value="3.78114210515058" calcext:value-type="float">
            <text:p>3.781</text:p>
          </table:table-cell>
          <table:table-cell table:style-name="ce2" table:formula="of:=([.C128]/0.0012207)" office:value-type="float" office:value="3097.51954218939" calcext:value-type="float">
            <text:p>3098</text:p>
          </table:table-cell>
          <table:table-cell table:formula="of:=([.D127]-[.D128])" office:value-type="float" office:value="3.56354341073848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formula="of:=(8192/(2*[.A129]))" office:value-type="float" office:value="15.3408239700375" calcext:value-type="float">
            <text:p>15.34</text:p>
          </table:table-cell>
          <table:table-cell table:formula="of:=(([.B129]-(-35.11))/13.358)" office:value-type="float" office:value="3.77682467210941" calcext:value-type="float">
            <text:p>3.777</text:p>
          </table:table-cell>
          <table:table-cell table:style-name="ce2" table:formula="of:=([.C129]/0.0012207)" office:value-type="float" office:value="3093.98269198772" calcext:value-type="float">
            <text:p>3094</text:p>
          </table:table-cell>
          <table:table-cell table:formula="of:=([.D128]-[.D129])" office:value-type="float" office:value="3.53685020166859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formula="of:=(8192/(2*[.A130]))" office:value-type="float" office:value="15.2835820895522" calcext:value-type="float">
            <text:p>15.28</text:p>
          </table:table-cell>
          <table:table-cell table:formula="of:=(([.B130]-(-35.11))/13.358)" office:value-type="float" office:value="3.77253945871779" calcext:value-type="float">
            <text:p>3.773</text:p>
          </table:table-cell>
          <table:table-cell table:style-name="ce2" table:formula="of:=([.C130]/0.0012207)" office:value-type="float" office:value="3090.47223619054" calcext:value-type="float">
            <text:p>3090</text:p>
          </table:table-cell>
          <table:table-cell table:formula="of:=([.D129]-[.D130])" office:value-type="float" office:value="3.51045579717947" calcext:value-type="float">
            <text:p>4</text:p>
          </table:table-cell>
          <table:table-cell table:number-columns-repeated="5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formula="of:=(8192/(2*[.A131]))" office:value-type="float" office:value="15.2267657992565" calcext:value-type="float">
            <text:p>15.23</text:p>
          </table:table-cell>
          <table:table-cell table:formula="of:=(([.B131]-(-35.11))/13.358)" office:value-type="float" office:value="3.76828610564879" calcext:value-type="float">
            <text:p>3.768</text:p>
          </table:table-cell>
          <table:table-cell table:style-name="ce2" table:formula="of:=([.C131]/0.0012207)" office:value-type="float" office:value="3086.98788043646" calcext:value-type="float">
            <text:p>3087</text:p>
          </table:table-cell>
          <table:table-cell table:formula="of:=([.D130]-[.D131])" office:value-type="float" office:value="3.4843557540775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formula="of:=(8192/(2*[.A132]))" office:value-type="float" office:value="15.1703703703704" calcext:value-type="float">
            <text:p>15.17</text:p>
          </table:table-cell>
          <table:table-cell table:formula="of:=(([.B132]-(-35.11))/13.358)" office:value-type="float" office:value="3.76406425889881" calcext:value-type="float">
            <text:p>3.764</text:p>
          </table:table-cell>
          <table:table-cell table:style-name="ce2" table:formula="of:=([.C132]/0.0012207)" office:value-type="float" office:value="3083.52933472501" calcext:value-type="float">
            <text:p>3084</text:p>
          </table:table-cell>
          <table:table-cell table:formula="of:=([.D131]-[.D132])" office:value-type="float" office:value="3.4585457114544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formula="of:=(8192/(2*[.A133]))" office:value-type="float" office:value="15.1143911439114" calcext:value-type="float">
            <text:p>15.11</text:p>
          </table:table-cell>
          <table:table-cell table:formula="of:=(([.B133]-(-35.11))/13.358)" office:value-type="float" office:value="3.75987356968943" calcext:value-type="float">
            <text:p>3.760</text:p>
          </table:table-cell>
          <table:table-cell table:style-name="ce2" table:formula="of:=([.C133]/0.0012207)" office:value-type="float" office:value="3080.09631333615" calcext:value-type="float">
            <text:p>3080</text:p>
          </table:table-cell>
          <table:table-cell table:formula="of:=([.D132]-[.D133])" office:value-type="float" office:value="3.4330213888611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formula="of:=(8192/(2*[.A134]))" office:value-type="float" office:value="15.0588235294118" calcext:value-type="float">
            <text:p>15.06</text:p>
          </table:table-cell>
          <table:table-cell table:formula="of:=(([.B134]-(-35.11))/13.358)" office:value-type="float" office:value="3.7557136943713" calcext:value-type="float">
            <text:p>3.756</text:p>
          </table:table-cell>
          <table:table-cell table:style-name="ce2" table:formula="of:=([.C134]/0.0012207)" office:value-type="float" office:value="3076.68853475161" calcext:value-type="float">
            <text:p>3077</text:p>
          </table:table-cell>
          <table:table-cell table:formula="of:=([.D133]-[.D134])" office:value-type="float" office:value="3.4077785845306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formula="of:=(8192/(2*[.A135]))" office:value-type="float" office:value="15.003663003663" calcext:value-type="float">
            <text:p>15.00</text:p>
          </table:table-cell>
          <table:table-cell table:formula="of:=(([.B135]-(-35.11))/13.358)" office:value-type="float" office:value="3.75158429433021" calcext:value-type="float">
            <text:p>3.752</text:p>
          </table:table-cell>
          <table:table-cell table:style-name="ce2" table:formula="of:=([.C135]/0.0012207)" office:value-type="float" office:value="3073.30572157796" calcext:value-type="float">
            <text:p>3073</text:p>
          </table:table-cell>
          <table:table-cell table:formula="of:=([.D134]-[.D135])" office:value-type="float" office:value="3.3828131736554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formula="of:=(8192/(2*[.A136]))" office:value-type="float" office:value="14.9489051094891" calcext:value-type="float">
            <text:p>14.95</text:p>
          </table:table-cell>
          <table:table-cell table:formula="of:=(([.B136]-(-35.11))/13.358)" office:value-type="float" office:value="3.74748503589527" calcext:value-type="float">
            <text:p>3.747</text:p>
          </table:table-cell>
          <table:table-cell table:style-name="ce2" table:formula="of:=([.C136]/0.0012207)" office:value-type="float" office:value="3069.94760047126" calcext:value-type="float">
            <text:p>3070</text:p>
          </table:table-cell>
          <table:table-cell table:formula="of:=([.D135]-[.D136])" office:value-type="float" office:value="3.358121106694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formula="of:=(8192/(2*[.A137]))" office:value-type="float" office:value="14.8945454545455" calcext:value-type="float">
            <text:p>14.89</text:p>
          </table:table-cell>
          <table:table-cell table:formula="of:=(([.B137]-(-35.11))/13.358)" office:value-type="float" office:value="3.74341559024895" calcext:value-type="float">
            <text:p>3.743</text:p>
          </table:table-cell>
          <table:table-cell table:style-name="ce2" table:formula="of:=([.C137]/0.0012207)" office:value-type="float" office:value="3066.61390206353" calcext:value-type="float">
            <text:p>3067</text:p>
          </table:table-cell>
          <table:table-cell table:formula="of:=([.D136]-[.D137])" office:value-type="float" office:value="3.3336984077368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formula="of:=(8192/(2*[.A138]))" office:value-type="float" office:value="14.8405797101449" calcext:value-type="float">
            <text:p>14.84</text:p>
          </table:table-cell>
          <table:table-cell table:formula="of:=(([.B138]-(-35.11))/13.358)" office:value-type="float" office:value="3.73937563333919" calcext:value-type="float">
            <text:p>3.739</text:p>
          </table:table-cell>
          <table:table-cell table:style-name="ce2" table:formula="of:=([.C138]/0.0012207)" office:value-type="float" office:value="3063.30436089063" calcext:value-type="float">
            <text:p>3063</text:p>
          </table:table-cell>
          <table:table-cell table:formula="of:=([.D137]-[.D138])" office:value-type="float" office:value="3.3095411728977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formula="of:=(8192/(2*[.A139]))" office:value-type="float" office:value="14.7870036101083" calcext:value-type="float">
            <text:p>14.79</text:p>
          </table:table-cell>
          <table:table-cell table:formula="of:=(([.B139]-(-35.11))/13.358)" office:value-type="float" office:value="3.7353648457934" calcext:value-type="float">
            <text:p>3.735</text:p>
          </table:table-cell>
          <table:table-cell table:style-name="ce2" table:formula="of:=([.C139]/0.0012207)" office:value-type="float" office:value="3060.01871532187" calcext:value-type="float">
            <text:p>3060</text:p>
          </table:table-cell>
          <table:table-cell table:formula="of:=([.D138]-[.D139])" office:value-type="float" office:value="3.2856455687619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formula="of:=(8192/(2*[.A140]))" office:value-type="float" office:value="14.7338129496403" calcext:value-type="float">
            <text:p>14.73</text:p>
          </table:table-cell>
          <table:table-cell table:formula="of:=(([.B140]-(-35.11))/13.358)" office:value-type="float" office:value="3.73138291283428" calcext:value-type="float">
            <text:p>3.731</text:p>
          </table:table-cell>
          <table:table-cell table:style-name="ce2" table:formula="of:=([.C140]/0.0012207)" office:value-type="float" office:value="3056.75670749101" calcext:value-type="float">
            <text:p>3057</text:p>
          </table:table-cell>
          <table:table-cell table:formula="of:=([.D139]-[.D140])" office:value-type="float" office:value="3.2620078308559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formula="of:=(8192/(2*[.A141]))" office:value-type="float" office:value="14.6810035842294" calcext:value-type="float">
            <text:p>14.68</text:p>
          </table:table-cell>
          <table:table-cell table:formula="of:=(([.B141]-(-35.11))/13.358)" office:value-type="float" office:value="3.72742952419744" calcext:value-type="float">
            <text:p>3.727</text:p>
          </table:table-cell>
          <table:table-cell table:style-name="ce2" table:formula="of:=([.C141]/0.0012207)" office:value-type="float" office:value="3053.51808322884" calcext:value-type="float">
            <text:p>3054</text:p>
          </table:table-cell>
          <table:table-cell table:formula="of:=([.D140]-[.D141])" office:value-type="float" office:value="3.2386242621769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formula="of:=(8192/(2*[.A142]))" office:value-type="float" office:value="14.6285714285714" calcext:value-type="float">
            <text:p>14.63</text:p>
          </table:table-cell>
          <table:table-cell table:formula="of:=(([.B142]-(-35.11))/13.358)" office:value-type="float" office:value="3.72350437405086" calcext:value-type="float">
            <text:p>3.724</text:p>
          </table:table-cell>
          <table:table-cell table:style-name="ce2" table:formula="of:=([.C142]/0.0012207)" office:value-type="float" office:value="3050.3025919971" calcext:value-type="float">
            <text:p>3050</text:p>
          </table:table-cell>
          <table:table-cell table:formula="of:=([.D141]-[.D142])" office:value-type="float" office:value="3.2154912317323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formula="of:=(8192/(2*[.A143]))" office:value-type="float" office:value="14.576512455516" calcext:value-type="float">
            <text:p>14.58</text:p>
          </table:table-cell>
          <table:table-cell table:formula="of:=(([.B143]-(-35.11))/13.358)" office:value-type="float" office:value="3.71960716091601" calcext:value-type="float">
            <text:p>3.720</text:p>
          </table:table-cell>
          <table:table-cell table:style-name="ce2" table:formula="of:=([.C143]/0.0012207)" office:value-type="float" office:value="3047.10998682396" calcext:value-type="float">
            <text:p>3047</text:p>
          </table:table-cell>
          <table:table-cell table:formula="of:=([.D142]-[.D143])" office:value-type="float" office:value="3.1926051731443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formula="of:=(8192/(2*[.A144]))" office:value-type="float" office:value="14.5248226950355" calcext:value-type="float">
            <text:p>14.52</text:p>
          </table:table-cell>
          <table:table-cell table:formula="of:=(([.B144]-(-35.11))/13.358)" office:value-type="float" office:value="3.71573758759062" calcext:value-type="float">
            <text:p>3.716</text:p>
          </table:table-cell>
          <table:table-cell table:style-name="ce2" table:formula="of:=([.C144]/0.0012207)" office:value-type="float" office:value="3043.9400242407" calcext:value-type="float">
            <text:p>3044</text:p>
          </table:table-cell>
          <table:table-cell table:formula="of:=([.D143]-[.D144])" office:value-type="float" office:value="3.1699625832629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formula="of:=(8192/(2*[.A145]))" office:value-type="float" office:value="14.4734982332155" calcext:value-type="float">
            <text:p>14.47</text:p>
          </table:table-cell>
          <table:table-cell table:formula="of:=(([.B145]-(-35.11))/13.358)" office:value-type="float" office:value="3.71189536107318" calcext:value-type="float">
            <text:p>3.712</text:p>
          </table:table-cell>
          <table:table-cell table:style-name="ce2" table:formula="of:=([.C145]/0.0012207)" office:value-type="float" office:value="3040.79246421986" calcext:value-type="float">
            <text:p>3041</text:p>
          </table:table-cell>
          <table:table-cell table:formula="of:=([.D144]-[.D145])" office:value-type="float" office:value="3.1475600208373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formula="of:=(8192/(2*[.A146]))" office:value-type="float" office:value="14.4225352112676" calcext:value-type="float">
            <text:p>14.42</text:p>
          </table:table-cell>
          <table:table-cell table:formula="of:=(([.B146]-(-35.11))/13.358)" office:value-type="float" office:value="3.70808019248897" calcext:value-type="float">
            <text:p>3.708</text:p>
          </table:table-cell>
          <table:table-cell table:style-name="ce2" table:formula="of:=([.C146]/0.0012207)" office:value-type="float" office:value="3037.66707011466" calcext:value-type="float">
            <text:p>3038</text:p>
          </table:table-cell>
          <table:table-cell table:formula="of:=([.D145]-[.D146])" office:value-type="float" office:value="3.1253941051977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formula="of:=(8192/(2*[.A147]))" office:value-type="float" office:value="14.3719298245614" calcext:value-type="float">
            <text:p>14.37</text:p>
          </table:table-cell>
          <table:table-cell table:formula="of:=(([.B147]-(-35.11))/13.358)" office:value-type="float" office:value="3.70429179701762" calcext:value-type="float">
            <text:p>3.704</text:p>
          </table:table-cell>
          <table:table-cell table:style-name="ce2" table:formula="of:=([.C147]/0.0012207)" office:value-type="float" office:value="3034.56360859967" calcext:value-type="float">
            <text:p>3035</text:p>
          </table:table-cell>
          <table:table-cell table:formula="of:=([.D146]-[.D147])" office:value-type="float" office:value="3.1034615149856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formula="of:=(8192/(2*[.A148]))" office:value-type="float" office:value="14.3216783216783" calcext:value-type="float">
            <text:p>14.32</text:p>
          </table:table-cell>
          <table:table-cell table:formula="of:=(([.B148]-(-35.11))/13.358)" office:value-type="float" office:value="3.7005298938223" calcext:value-type="float">
            <text:p>3.701</text:p>
          </table:table-cell>
          <table:table-cell table:style-name="ce2" table:formula="of:=([.C148]/0.0012207)" office:value-type="float" office:value="3031.48184961277" calcext:value-type="float">
            <text:p>3031</text:p>
          </table:table-cell>
          <table:table-cell table:formula="of:=([.D147]-[.D148])" office:value-type="float" office:value="3.0817589869093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formula="of:=(8192/(2*[.A149]))" office:value-type="float" office:value="14.2717770034843" calcext:value-type="float">
            <text:p>14.27</text:p>
          </table:table-cell>
          <table:table-cell table:formula="of:=(([.B149]-(-35.11))/13.358)" office:value-type="float" office:value="3.69679420598026" calcext:value-type="float">
            <text:p>3.697</text:p>
          </table:table-cell>
          <table:table-cell table:style-name="ce2" table:formula="of:=([.C149]/0.0012207)" office:value-type="float" office:value="3028.42156629824" calcext:value-type="float">
            <text:p>3028</text:p>
          </table:table-cell>
          <table:table-cell table:formula="of:=([.D148]-[.D149])" office:value-type="float" office:value="3.0602833145262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formula="of:=(8192/(2*[.A150]))" office:value-type="float" office:value="14.2222222222222" calcext:value-type="float">
            <text:p>14.22</text:p>
          </table:table-cell>
          <table:table-cell table:formula="of:=(([.B150]-(-35.11))/13.358)" office:value-type="float" office:value="3.6930844604149" calcext:value-type="float">
            <text:p>3.693</text:p>
          </table:table-cell>
          <table:table-cell table:style-name="ce2" table:formula="of:=([.C150]/0.0012207)" office:value-type="float" office:value="3025.38253495117" calcext:value-type="float">
            <text:p>3025</text:p>
          </table:table-cell>
          <table:table-cell table:formula="of:=([.D149]-[.D150])" office:value-type="float" office:value="3.0390313470643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formula="of:=(8192/(2*[.A151]))" office:value-type="float" office:value="14.1730103806228" calcext:value-type="float">
            <text:p>14.17</text:p>
          </table:table-cell>
          <table:table-cell table:formula="of:=(([.B151]-(-35.11))/13.358)" office:value-type="float" office:value="3.68940038782923" calcext:value-type="float">
            <text:p>3.689</text:p>
          </table:table-cell>
          <table:table-cell table:style-name="ce2" table:formula="of:=([.C151]/0.0012207)" office:value-type="float" office:value="3022.36453496291" calcext:value-type="float">
            <text:p>3022</text:p>
          </table:table-cell>
          <table:table-cell table:formula="of:=([.D150]-[.D151])" office:value-type="float" office:value="3.0179999882611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formula="of:=(8192/(2*[.A152]))" office:value-type="float" office:value="14.1241379310345" calcext:value-type="float">
            <text:p>14.12</text:p>
          </table:table-cell>
          <table:table-cell table:formula="of:=(([.B152]-(-35.11))/13.358)" office:value-type="float" office:value="3.6857417226407" calcext:value-type="float">
            <text:p>3.686</text:p>
          </table:table-cell>
          <table:table-cell table:style-name="ce2" table:formula="of:=([.C152]/0.0012207)" office:value-type="float" office:value="3019.36734876767" calcext:value-type="float">
            <text:p>3019</text:p>
          </table:table-cell>
          <table:table-cell table:formula="of:=([.D151]-[.D152])" office:value-type="float" office:value="2.9971861952385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formula="of:=(8192/(2*[.A153]))" office:value-type="float" office:value="14.0756013745704" calcext:value-type="float">
            <text:p>14.08</text:p>
          </table:table-cell>
          <table:table-cell table:formula="of:=(([.B153]-(-35.11))/13.358)" office:value-type="float" office:value="3.68210820291739" calcext:value-type="float">
            <text:p>3.682</text:p>
          </table:table-cell>
          <table:table-cell table:style-name="ce2" table:formula="of:=([.C153]/0.0012207)" office:value-type="float" office:value="3016.39076179027" calcext:value-type="float">
            <text:p>3016</text:p>
          </table:table-cell>
          <table:table-cell table:formula="of:=([.D152]-[.D153])" office:value-type="float" office:value="2.9765869774023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formula="of:=(8192/(2*[.A154]))" office:value-type="float" office:value="14.027397260274" calcext:value-type="float">
            <text:p>14.03</text:p>
          </table:table-cell>
          <table:table-cell table:formula="of:=(([.B154]-(-35.11))/13.358)" office:value-type="float" office:value="3.67849957031546" calcext:value-type="float">
            <text:p>3.678</text:p>
          </table:table-cell>
          <table:table-cell table:style-name="ce2" table:formula="of:=([.C154]/0.0012207)" office:value-type="float" office:value="3013.43456239491" calcext:value-type="float">
            <text:p>3013</text:p>
          </table:table-cell>
          <table:table-cell table:formula="of:=([.D153]-[.D154])" office:value-type="float" office:value="2.9561993953648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formula="of:=(8192/(2*[.A155]))" office:value-type="float" office:value="13.9795221843003" calcext:value-type="float">
            <text:p>13.98</text:p>
          </table:table-cell>
          <table:table-cell table:formula="of:=(([.B155]-(-35.11))/13.358)" office:value-type="float" office:value="3.67491557001799" calcext:value-type="float">
            <text:p>3.675</text:p>
          </table:table-cell>
          <table:table-cell table:style-name="ce2" table:formula="of:=([.C155]/0.0012207)" office:value-type="float" office:value="3010.49854183501" calcext:value-type="float">
            <text:p>3010</text:p>
          </table:table-cell>
          <table:table-cell table:formula="of:=([.D154]-[.D155])" office:value-type="float" office:value="2.9360205599014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formula="of:=(8192/(2*[.A156]))" office:value-type="float" office:value="13.9319727891156" calcext:value-type="float">
            <text:p>13.93</text:p>
          </table:table-cell>
          <table:table-cell table:formula="of:=(([.B156]-(-35.11))/13.358)" office:value-type="float" office:value="3.67135595067492" calcext:value-type="float">
            <text:p>3.671</text:p>
          </table:table-cell>
          <table:table-cell table:style-name="ce2" table:formula="of:=([.C156]/0.0012207)" office:value-type="float" office:value="3007.58249420408" calcext:value-type="float">
            <text:p>3008</text:p>
          </table:table-cell>
          <table:table-cell table:formula="of:=([.D155]-[.D156])" office:value-type="float" office:value="2.91604763092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formula="of:=(8192/(2*[.A157]))" office:value-type="float" office:value="13.8847457627119" calcext:value-type="float">
            <text:p>13.88</text:p>
          </table:table-cell>
          <table:table-cell table:formula="of:=(([.B157]-(-35.11))/13.358)" office:value-type="float" office:value="3.66782046434435" calcext:value-type="float">
            <text:p>3.668</text:p>
          </table:table-cell>
          <table:table-cell table:style-name="ce2" table:formula="of:=([.C157]/0.0012207)" office:value-type="float" office:value="3004.68621638761" calcext:value-type="float">
            <text:p>3005</text:p>
          </table:table-cell>
          <table:table-cell table:formula="of:=([.D156]-[.D157])" office:value-type="float" office:value="2.8962778164759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formula="of:=(8192/(2*[.A158]))" office:value-type="float" office:value="13.8378378378378" calcext:value-type="float">
            <text:p>13.84</text:p>
          </table:table-cell>
          <table:table-cell table:formula="of:=(([.B158]-(-35.11))/13.358)" office:value-type="float" office:value="3.66430886643493" calcext:value-type="float">
            <text:p>3.664</text:p>
          </table:table-cell>
          <table:table-cell table:style-name="ce2" table:formula="of:=([.C158]/0.0012207)" office:value-type="float" office:value="3001.80950801584" calcext:value-type="float">
            <text:p>3002</text:p>
          </table:table-cell>
          <table:table-cell table:formula="of:=([.D157]-[.D158])" office:value-type="float" office:value="2.8767083717693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formula="of:=(8192/(2*[.A159]))" office:value-type="float" office:value="13.7912457912458" calcext:value-type="float">
            <text:p>13.79</text:p>
          </table:table-cell>
          <table:table-cell table:formula="of:=(([.B159]-(-35.11))/13.358)" office:value-type="float" office:value="3.66082091564948" calcext:value-type="float">
            <text:p>3.661</text:p>
          </table:table-cell>
          <table:table-cell table:style-name="ce2" table:formula="of:=([.C159]/0.0012207)" office:value-type="float" office:value="2998.95217141762" calcext:value-type="float">
            <text:p>2999</text:p>
          </table:table-cell>
          <table:table-cell table:formula="of:=([.D158]-[.D159])" office:value-type="float" office:value="2.857336598222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formula="of:=(8192/(2*[.A160]))" office:value-type="float" office:value="13.744966442953" calcext:value-type="float">
            <text:p>13.74</text:p>
          </table:table-cell>
          <table:table-cell table:formula="of:=(([.B160]-(-35.11))/13.358)" office:value-type="float" office:value="3.65735637392971" calcext:value-type="float">
            <text:p>3.657</text:p>
          </table:table-cell>
          <table:table-cell table:style-name="ce2" table:formula="of:=([.C160]/0.0012207)" office:value-type="float" office:value="2996.11401157509" calcext:value-type="float">
            <text:p>2996</text:p>
          </table:table-cell>
          <table:table-cell table:formula="of:=([.D159]-[.D160])" office:value-type="float" office:value="2.8381598425298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formula="of:=(8192/(2*[.A161]))" office:value-type="float" office:value="13.6989966555184" calcext:value-type="float">
            <text:p>13.70</text:p>
          </table:table-cell>
          <table:table-cell table:formula="of:=(([.B161]-(-35.11))/13.358)" office:value-type="float" office:value="3.65391500640204" calcext:value-type="float">
            <text:p>3.654</text:p>
          </table:table-cell>
          <table:table-cell table:style-name="ce2" table:formula="of:=([.C161]/0.0012207)" office:value-type="float" office:value="2993.29483607933" calcext:value-type="float">
            <text:p>2993</text:p>
          </table:table-cell>
          <table:table-cell table:formula="of:=([.D160]-[.D161])" office:value-type="float" office:value="2.8191754957574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formula="of:=(8192/(2*[.A162]))" office:value-type="float" office:value="13.6533333333333" calcext:value-type="float">
            <text:p>13.65</text:p>
          </table:table-cell>
          <table:table-cell table:formula="of:=(([.B162]-(-35.11))/13.358)" office:value-type="float" office:value="3.65049658132455" calcext:value-type="float">
            <text:p>3.650</text:p>
          </table:table-cell>
          <table:table-cell table:style-name="ce2" table:formula="of:=([.C162]/0.0012207)" office:value-type="float" office:value="2990.49445508688" calcext:value-type="float">
            <text:p>2990</text:p>
          </table:table-cell>
          <table:table-cell table:formula="of:=([.D161]-[.D162])" office:value-type="float" office:value="2.8003809924516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formula="of:=(8192/(2*[.A163]))" office:value-type="float" office:value="13.6079734219269" calcext:value-type="float">
            <text:p>13.61</text:p>
          </table:table-cell>
          <table:table-cell table:formula="of:=(([.B163]-(-35.11))/13.358)" office:value-type="float" office:value="3.64710087003495" calcext:value-type="float">
            <text:p>3.647</text:p>
          </table:table-cell>
          <table:table-cell table:style-name="ce2" table:formula="of:=([.C163]/0.0012207)" office:value-type="float" office:value="2987.7126812771" calcext:value-type="float">
            <text:p>2988</text:p>
          </table:table-cell>
          <table:table-cell table:formula="of:=([.D162]-[.D163])" office:value-type="float" office:value="2.7817738097778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formula="of:=(8192/(2*[.A164]))" office:value-type="float" office:value="13.5629139072848" calcext:value-type="float">
            <text:p>13.56</text:p>
          </table:table-cell>
          <table:table-cell table:formula="of:=(([.B164]-(-35.11))/13.358)" office:value-type="float" office:value="3.64372764689959" calcext:value-type="float">
            <text:p>3.644</text:p>
          </table:table-cell>
          <table:table-cell table:style-name="ce2" table:formula="of:=([.C164]/0.0012207)" office:value-type="float" office:value="2984.94932981043" calcext:value-type="float">
            <text:p>2985</text:p>
          </table:table-cell>
          <table:table-cell table:formula="of:=([.D163]-[.D164])" office:value-type="float" office:value="2.7633514666672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formula="of:=(8192/(2*[.A165]))" office:value-type="float" office:value="13.5181518151815" calcext:value-type="float">
            <text:p>13.52</text:p>
          </table:table-cell>
          <table:table-cell table:formula="of:=(([.B165]-(-35.11))/13.358)" office:value-type="float" office:value="3.64037668926348" calcext:value-type="float">
            <text:p>3.640</text:p>
          </table:table-cell>
          <table:table-cell table:style-name="ce2" table:formula="of:=([.C165]/0.0012207)" office:value-type="float" office:value="2982.20421828744" calcext:value-type="float">
            <text:p>2982</text:p>
          </table:table-cell>
          <table:table-cell table:formula="of:=([.D164]-[.D165])" office:value-type="float" office:value="2.7451115229923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formula="of:=(8192/(2*[.A166]))" office:value-type="float" office:value="13.4736842105263" calcext:value-type="float">
            <text:p>13.47</text:p>
          </table:table-cell>
          <table:table-cell table:formula="of:=(([.B166]-(-35.11))/13.358)" office:value-type="float" office:value="3.63704777740128" calcext:value-type="float">
            <text:p>3.637</text:p>
          </table:table-cell>
          <table:table-cell table:style-name="ce2" table:formula="of:=([.C166]/0.0012207)" office:value-type="float" office:value="2979.47716670868" calcext:value-type="float">
            <text:p>2979</text:p>
          </table:table-cell>
          <table:table-cell table:formula="of:=([.D165]-[.D166])" office:value-type="float" office:value="2.72705157876226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formula="of:=(8192/(2*[.A167]))" office:value-type="float" office:value="13.4295081967213" calcext:value-type="float">
            <text:p>13.43</text:p>
          </table:table-cell>
          <table:table-cell table:formula="of:=(([.B167]-(-35.11))/13.358)" office:value-type="float" office:value="3.63374069446933" calcext:value-type="float">
            <text:p>3.634</text:p>
          </table:table-cell>
          <table:table-cell table:style-name="ce2" table:formula="of:=([.C167]/0.0012207)" office:value-type="float" office:value="2976.76799743535" calcext:value-type="float">
            <text:p>2977</text:p>
          </table:table-cell>
          <table:table-cell table:formula="of:=([.D166]-[.D167])" office:value-type="float" office:value="2.7091692733279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formula="of:=(8192/(2*[.A168]))" office:value-type="float" office:value="13.3856209150327" calcext:value-type="float">
            <text:p>13.39</text:p>
          </table:table-cell>
          <table:table-cell table:formula="of:=(([.B168]-(-35.11))/13.358)" office:value-type="float" office:value="3.6304552264585" calcext:value-type="float">
            <text:p>3.630</text:p>
          </table:table-cell>
          <table:table-cell table:style-name="ce2" table:formula="of:=([.C168]/0.0012207)" office:value-type="float" office:value="2974.07653515074" calcext:value-type="float">
            <text:p>2974</text:p>
          </table:table-cell>
          <table:table-cell table:formula="of:=([.D167]-[.D168])" office:value-type="float" office:value="2.6914622846129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formula="of:=(8192/(2*[.A169]))" office:value-type="float" office:value="13.3420195439739" calcext:value-type="float">
            <text:p>13.34</text:p>
          </table:table-cell>
          <table:table-cell table:formula="of:=(([.B169]-(-35.11))/13.358)" office:value-type="float" office:value="3.62719116214807" calcext:value-type="float">
            <text:p>3.627</text:p>
          </table:table-cell>
          <table:table-cell table:style-name="ce2" table:formula="of:=([.C169]/0.0012207)" office:value-type="float" office:value="2971.40260682237" calcext:value-type="float">
            <text:p>2971</text:p>
          </table:table-cell>
          <table:table-cell table:formula="of:=([.D168]-[.D169])" office:value-type="float" office:value="2.67392832836185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formula="of:=(8192/(2*[.A170]))" office:value-type="float" office:value="13.2987012987013" calcext:value-type="float">
            <text:p>13.30</text:p>
          </table:table-cell>
          <table:table-cell table:formula="of:=(([.B170]-(-35.11))/13.358)" office:value-type="float" office:value="3.62394829306044" calcext:value-type="float">
            <text:p>3.624</text:p>
          </table:table-cell>
          <table:table-cell table:style-name="ce2" table:formula="of:=([.C170]/0.0012207)" office:value-type="float" office:value="2968.74604166498" calcext:value-type="float">
            <text:p>2969</text:p>
          </table:table-cell>
          <table:table-cell table:formula="of:=([.D169]-[.D170])" office:value-type="float" office:value="2.65656515739784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formula="of:=(8192/(2*[.A171]))" office:value-type="float" office:value="13.2556634304207" calcext:value-type="float">
            <text:p>13.26</text:p>
          </table:table-cell>
          <table:table-cell table:formula="of:=(([.B171]-(-35.11))/13.358)" office:value-type="float" office:value="3.62072641341673" calcext:value-type="float">
            <text:p>3.621</text:p>
          </table:table-cell>
          <table:table-cell table:style-name="ce2" table:formula="of:=([.C171]/0.0012207)" office:value-type="float" office:value="2966.10667110407" calcext:value-type="float">
            <text:p>2966</text:p>
          </table:table-cell>
          <table:table-cell table:formula="of:=([.D170]-[.D171])" office:value-type="float" office:value="2.6393705609107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formula="of:=(8192/(2*[.A172]))" office:value-type="float" office:value="13.2129032258065" calcext:value-type="float">
            <text:p>13.21</text:p>
          </table:table-cell>
          <table:table-cell table:formula="of:=(([.B172]-(-35.11))/13.358)" office:value-type="float" office:value="3.61752532009331" calcext:value-type="float">
            <text:p>3.618</text:p>
          </table:table-cell>
          <table:table-cell table:style-name="ce2" table:formula="of:=([.C172]/0.0012207)" office:value-type="float" office:value="2963.48432874032" calcext:value-type="float">
            <text:p>2963</text:p>
          </table:table-cell>
          <table:table-cell table:formula="of:=([.D171]-[.D172])" office:value-type="float" office:value="2.62234236374297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formula="of:=(8192/(2*[.A173]))" office:value-type="float" office:value="13.1704180064309" calcext:value-type="float">
            <text:p>13.17</text:p>
          </table:table-cell>
          <table:table-cell table:formula="of:=(([.B173]-(-35.11))/13.358)" office:value-type="float" office:value="3.61434481257904" calcext:value-type="float">
            <text:p>3.614</text:p>
          </table:table-cell>
          <table:table-cell table:style-name="ce2" table:formula="of:=([.C173]/0.0012207)" office:value-type="float" office:value="2960.87885031461" calcext:value-type="float">
            <text:p>2961</text:p>
          </table:table-cell>
          <table:table-cell table:formula="of:=([.D172]-[.D173])" office:value-type="float" office:value="2.6054784257125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formula="of:=(8192/(2*[.A174]))" office:value-type="float" office:value="13.1282051282051" calcext:value-type="float">
            <text:p>13.13</text:p>
          </table:table-cell>
          <table:table-cell table:formula="of:=(([.B174]-(-35.11))/13.358)" office:value-type="float" office:value="3.61118469293346" calcext:value-type="float">
            <text:p>3.611</text:p>
          </table:table-cell>
          <table:table-cell table:style-name="ce2" table:formula="of:=([.C174]/0.0012207)" office:value-type="float" office:value="2958.29007367368" calcext:value-type="float">
            <text:p>2958</text:p>
          </table:table-cell>
          <table:table-cell table:formula="of:=([.D173]-[.D174])" office:value-type="float" office:value="2.58877664093279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formula="of:=(8192/(2*[.A175]))" office:value-type="float" office:value="13.0862619808307" calcext:value-type="float">
            <text:p>13.09</text:p>
          </table:table-cell>
          <table:table-cell table:formula="of:=(([.B175]-(-35.11))/13.358)" office:value-type="float" office:value="3.60804476574567" calcext:value-type="float">
            <text:p>3.608</text:p>
          </table:table-cell>
          <table:table-cell table:style-name="ce2" table:formula="of:=([.C175]/0.0012207)" office:value-type="float" office:value="2955.71783873652" calcext:value-type="float">
            <text:p>2956</text:p>
          </table:table-cell>
          <table:table-cell table:formula="of:=([.D174]-[.D175])" office:value-type="float" office:value="2.57223493715628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formula="of:=(8192/(2*[.A176]))" office:value-type="float" office:value="13.0445859872611" calcext:value-type="float">
            <text:p>13.04</text:p>
          </table:table-cell>
          <table:table-cell table:formula="of:=(([.B176]-(-35.11))/13.358)" office:value-type="float" office:value="3.60492483809411" calcext:value-type="float">
            <text:p>3.605</text:p>
          </table:table-cell>
          <table:table-cell table:style-name="ce2" table:formula="of:=([.C176]/0.0012207)" office:value-type="float" office:value="2953.16198746138" calcext:value-type="float">
            <text:p>2953</text:p>
          </table:table-cell>
          <table:table-cell table:formula="of:=([.D175]-[.D176])" office:value-type="float" office:value="2.5558512751363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formula="of:=(8192/(2*[.A177]))" office:value-type="float" office:value="13.0031746031746" calcext:value-type="float">
            <text:p>13.00</text:p>
          </table:table-cell>
          <table:table-cell table:formula="of:=(([.B177]-(-35.11))/13.358)" office:value-type="float" office:value="3.60182471950701" calcext:value-type="float">
            <text:p>3.602</text:p>
          </table:table-cell>
          <table:table-cell table:style-name="ce2" table:formula="of:=([.C177]/0.0012207)" office:value-type="float" office:value="2950.62236381339" calcext:value-type="float">
            <text:p>2951</text:p>
          </table:table-cell>
          <table:table-cell table:formula="of:=([.D176]-[.D177])" office:value-type="float" office:value="2.53962364799281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formula="of:=(8192/(2*[.A178]))" office:value-type="float" office:value="12.9620253164557" calcext:value-type="float">
            <text:p>12.96</text:p>
          </table:table-cell>
          <table:table-cell table:formula="of:=(([.B178]-(-35.11))/13.358)" office:value-type="float" office:value="3.59874422192362" calcext:value-type="float">
            <text:p>3.599</text:p>
          </table:table-cell>
          <table:table-cell table:style-name="ce2" table:formula="of:=([.C178]/0.0012207)" office:value-type="float" office:value="2948.09881373279" calcext:value-type="float">
            <text:p>2948</text:p>
          </table:table-cell>
          <table:table-cell table:formula="of:=([.D177]-[.D178])" office:value-type="float" office:value="2.52355008060022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formula="of:=(8192/(2*[.A179]))" office:value-type="float" office:value="12.9211356466877" calcext:value-type="float">
            <text:p>12.92</text:p>
          </table:table-cell>
          <table:table-cell table:formula="of:=(([.B179]-(-35.11))/13.358)" office:value-type="float" office:value="3.59568315965621" calcext:value-type="float">
            <text:p>3.596</text:p>
          </table:table-cell>
          <table:table-cell table:style-name="ce2" table:formula="of:=([.C179]/0.0012207)" office:value-type="float" office:value="2945.5911851038" calcext:value-type="float">
            <text:p>2946</text:p>
          </table:table-cell>
          <table:table-cell table:formula="of:=([.D178]-[.D179])" office:value-type="float" office:value="2.5076286289877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formula="of:=(8192/(2*[.A180]))" office:value-type="float" office:value="12.8805031446541" calcext:value-type="float">
            <text:p>12.88</text:p>
          </table:table-cell>
          <table:table-cell table:formula="of:=(([.B180]-(-35.11))/13.358)" office:value-type="float" office:value="3.59264134935275" calcext:value-type="float">
            <text:p>3.593</text:p>
          </table:table-cell>
          <table:table-cell table:style-name="ce2" table:formula="of:=([.C180]/0.0012207)" office:value-type="float" office:value="2943.09932772405" calcext:value-type="float">
            <text:p>2943</text:p>
          </table:table-cell>
          <table:table-cell table:formula="of:=([.D179]-[.D180])" office:value-type="float" office:value="2.4918573797485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formula="of:=(8192/(2*[.A181]))" office:value-type="float" office:value="12.8401253918495" calcext:value-type="float">
            <text:p>12.84</text:p>
          </table:table-cell>
          <table:table-cell table:formula="of:=(([.B181]-(-35.11))/13.358)" office:value-type="float" office:value="3.58961860996029" calcext:value-type="float">
            <text:p>3.590</text:p>
          </table:table-cell>
          <table:table-cell table:style-name="ce2" table:formula="of:=([.C181]/0.0012207)" office:value-type="float" office:value="2940.62309327459" calcext:value-type="float">
            <text:p>2941</text:p>
          </table:table-cell>
          <table:table-cell table:formula="of:=([.D180]-[.D181])" office:value-type="float" office:value="2.4762344494683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formula="of:=(8192/(2*[.A182]))" office:value-type="float" office:value="12.8" calcext:value-type="float">
            <text:p>12.80</text:p>
          </table:table-cell>
          <table:table-cell table:formula="of:=(([.B182]-(-35.11))/13.358)" office:value-type="float" office:value="3.58661476268902" calcext:value-type="float">
            <text:p>3.587</text:p>
          </table:table-cell>
          <table:table-cell table:style-name="ce2" table:formula="of:=([.C182]/0.0012207)" office:value-type="float" office:value="2938.16233529043" calcext:value-type="float">
            <text:p>2938</text:p>
          </table:table-cell>
          <table:table-cell table:formula="of:=([.D181]-[.D182])" office:value-type="float" office:value="2.4607579841590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formula="of:=(8192/(2*[.A183]))" office:value-type="float" office:value="12.7601246105919" calcext:value-type="float">
            <text:p>12.76</text:p>
          </table:table-cell>
          <table:table-cell table:formula="of:=(([.B183]-(-35.11))/13.358)" office:value-type="float" office:value="3.58362963097708" calcext:value-type="float">
            <text:p>3.584</text:p>
          </table:table-cell>
          <table:table-cell table:style-name="ce2" table:formula="of:=([.C183]/0.0012207)" office:value-type="float" office:value="2935.71690913172" calcext:value-type="float">
            <text:p>2936</text:p>
          </table:table-cell>
          <table:table-cell table:formula="of:=([.D182]-[.D183])" office:value-type="float" office:value="2.44542615871205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formula="of:=(8192/(2*[.A184]))" office:value-type="float" office:value="12.7204968944099" calcext:value-type="float">
            <text:p>12.72</text:p>
          </table:table-cell>
          <table:table-cell table:formula="of:=(([.B184]-(-35.11))/13.358)" office:value-type="float" office:value="3.5806630404559" calcext:value-type="float">
            <text:p>3.581</text:p>
          </table:table-cell>
          <table:table-cell table:style-name="ce2" table:formula="of:=([.C184]/0.0012207)" office:value-type="float" office:value="2933.28667195535" calcext:value-type="float">
            <text:p>2933</text:p>
          </table:table-cell>
          <table:table-cell table:formula="of:=([.D183]-[.D184])" office:value-type="float" office:value="2.4302371763606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formula="of:=(8192/(2*[.A185]))" office:value-type="float" office:value="12.6811145510836" calcext:value-type="float">
            <text:p>12.68</text:p>
          </table:table-cell>
          <table:table-cell table:formula="of:=(([.B185]-(-35.11))/13.358)" office:value-type="float" office:value="3.57771481891627" calcext:value-type="float">
            <text:p>3.578</text:p>
          </table:table-cell>
          <table:table-cell table:style-name="ce2" table:formula="of:=([.C185]/0.0012207)" office:value-type="float" office:value="2930.87148268721" calcext:value-type="float">
            <text:p>2931</text:p>
          </table:table-cell>
          <table:table-cell table:formula="of:=([.D184]-[.D185])" office:value-type="float" office:value="2.4151892681470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formula="of:=(8192/(2*[.A186]))" office:value-type="float" office:value="12.641975308642" calcext:value-type="float">
            <text:p>12.64</text:p>
          </table:table-cell>
          <table:table-cell table:formula="of:=(([.B186]-(-35.11))/13.358)" office:value-type="float" office:value="3.57478479627504" calcext:value-type="float">
            <text:p>3.575</text:p>
          </table:table-cell>
          <table:table-cell table:style-name="ce2" table:formula="of:=([.C186]/0.0012207)" office:value-type="float" office:value="2928.47120199479" calcext:value-type="float">
            <text:p>2928</text:p>
          </table:table-cell>
          <table:table-cell table:formula="of:=([.D185]-[.D186])" office:value-type="float" office:value="2.4002806924186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formula="of:=(8192/(2*[.A187]))" office:value-type="float" office:value="12.6030769230769" calcext:value-type="float">
            <text:p>12.60</text:p>
          </table:table-cell>
          <table:table-cell table:formula="of:=(([.B187]-(-35.11))/13.358)" office:value-type="float" office:value="3.57187280454237" calcext:value-type="float">
            <text:p>3.572</text:p>
          </table:table-cell>
          <table:table-cell table:style-name="ce2" table:formula="of:=([.C187]/0.0012207)" office:value-type="float" office:value="2926.08569226048" calcext:value-type="float">
            <text:p>2926</text:p>
          </table:table-cell>
          <table:table-cell table:formula="of:=([.D186]-[.D187])" office:value-type="float" office:value="2.3855097343107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formula="of:=(8192/(2*[.A188]))" office:value-type="float" office:value="12.5644171779141" calcext:value-type="float">
            <text:p>12.56</text:p>
          </table:table-cell>
          <table:table-cell table:formula="of:=(([.B188]-(-35.11))/13.358)" office:value-type="float" office:value="3.56897867778965" calcext:value-type="float">
            <text:p>3.569</text:p>
          </table:table-cell>
          <table:table-cell table:style-name="ce2" table:formula="of:=([.C188]/0.0012207)" office:value-type="float" office:value="2923.71481755521" calcext:value-type="float">
            <text:p>2924</text:p>
          </table:table-cell>
          <table:table-cell table:formula="of:=([.D187]-[.D188])" office:value-type="float" office:value="2.3708747052664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formula="of:=(8192/(2*[.A189]))" office:value-type="float" office:value="12.525993883792" calcext:value-type="float">
            <text:p>12.53</text:p>
          </table:table-cell>
          <table:table-cell table:formula="of:=(([.B189]-(-35.11))/13.358)" office:value-type="float" office:value="3.56610225211798" calcext:value-type="float">
            <text:p>3.566</text:p>
          </table:table-cell>
          <table:table-cell table:style-name="ce2" table:formula="of:=([.C189]/0.0012207)" office:value-type="float" office:value="2921.35844361267" calcext:value-type="float">
            <text:p>2921</text:p>
          </table:table-cell>
          <table:table-cell table:formula="of:=([.D188]-[.D189])" office:value-type="float" office:value="2.35637394254263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formula="of:=(8192/(2*[.A190]))" office:value-type="float" office:value="12.4878048780488" calcext:value-type="float">
            <text:p>12.49</text:p>
          </table:table-cell>
          <table:table-cell table:formula="of:=(([.B190]-(-35.11))/13.358)" office:value-type="float" office:value="3.56324336562725" calcext:value-type="float">
            <text:p>3.563</text:p>
          </table:table-cell>
          <table:table-cell table:style-name="ce2" table:formula="of:=([.C190]/0.0012207)" office:value-type="float" office:value="2919.01643780392" calcext:value-type="float">
            <text:p>2919</text:p>
          </table:table-cell>
          <table:table-cell table:formula="of:=([.D189]-[.D190])" office:value-type="float" office:value="2.3420058087472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formula="of:=(8192/(2*[.A191]))" office:value-type="float" office:value="12.4498480243161" calcext:value-type="float">
            <text:p>12.45</text:p>
          </table:table-cell>
          <table:table-cell table:formula="of:=(([.B191]-(-35.11))/13.358)" office:value-type="float" office:value="3.56040185838569" calcext:value-type="float">
            <text:p>3.560</text:p>
          </table:table-cell>
          <table:table-cell table:style-name="ce2" table:formula="of:=([.C191]/0.0012207)" office:value-type="float" office:value="2916.68866911255" calcext:value-type="float">
            <text:p>2917</text:p>
          </table:table-cell>
          <table:table-cell table:formula="of:=([.D190]-[.D191])" office:value-type="float" office:value="2.3277686913679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formula="of:=(8192/(2*[.A192]))" office:value-type="float" office:value="12.4121212121212" calcext:value-type="float">
            <text:p>12.41</text:p>
          </table:table-cell>
          <table:table-cell table:formula="of:=(([.B192]-(-35.11))/13.358)" office:value-type="float" office:value="3.55757757240015" calcext:value-type="float">
            <text:p>3.558</text:p>
          </table:table-cell>
          <table:table-cell table:style-name="ce2" table:formula="of:=([.C192]/0.0012207)" office:value-type="float" office:value="2914.37500811022" calcext:value-type="float">
            <text:p>2914</text:p>
          </table:table-cell>
          <table:table-cell table:formula="of:=([.D191]-[.D192])" office:value-type="float" office:value="2.3136610023298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formula="of:=(8192/(2*[.A193]))" office:value-type="float" office:value="12.3746223564955" calcext:value-type="float">
            <text:p>12.37</text:p>
          </table:table-cell>
          <table:table-cell table:formula="of:=(([.B193]-(-35.11))/13.358)" office:value-type="float" office:value="3.55477035158672" calcext:value-type="float">
            <text:p>3.555</text:p>
          </table:table-cell>
          <table:table-cell table:style-name="ce2" table:formula="of:=([.C193]/0.0012207)" office:value-type="float" office:value="2912.07532693268" calcext:value-type="float">
            <text:p>2912</text:p>
          </table:table-cell>
          <table:table-cell table:formula="of:=([.D192]-[.D193])" office:value-type="float" office:value="2.2996811775428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formula="of:=(8192/(2*[.A194]))" office:value-type="float" office:value="12.3373493975904" calcext:value-type="float">
            <text:p>12.34</text:p>
          </table:table-cell>
          <table:table-cell table:formula="of:=(([.B194]-(-35.11))/13.358)" office:value-type="float" office:value="3.55198004174205" calcext:value-type="float">
            <text:p>3.552</text:p>
          </table:table-cell>
          <table:table-cell table:style-name="ce2" table:formula="of:=([.C194]/0.0012207)" office:value-type="float" office:value="2909.78949925621" calcext:value-type="float">
            <text:p>2910</text:p>
          </table:table-cell>
          <table:table-cell table:formula="of:=([.D193]-[.D194])" office:value-type="float" office:value="2.2858276764727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formula="of:=(8192/(2*[.A195]))" office:value-type="float" office:value="12.3003003003003" calcext:value-type="float">
            <text:p>12.30</text:p>
          </table:table-cell>
          <table:table-cell table:formula="of:=(([.B195]-(-35.11))/13.358)" office:value-type="float" office:value="3.54920649051507" calcext:value-type="float">
            <text:p>3.549</text:p>
          </table:table-cell>
          <table:table-cell table:style-name="ce2" table:formula="of:=([.C195]/0.0012207)" office:value-type="float" office:value="2907.51740027449" calcext:value-type="float">
            <text:p>2908</text:p>
          </table:table-cell>
          <table:table-cell table:formula="of:=([.D194]-[.D195])" office:value-type="float" office:value="2.27209898171895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formula="of:=(8192/(2*[.A196]))" office:value-type="float" office:value="12.2634730538922" calcext:value-type="float">
            <text:p>12.26</text:p>
          </table:table-cell>
          <table:table-cell table:formula="of:=(([.B196]-(-35.11))/13.358)" office:value-type="float" office:value="3.54644954737926" calcext:value-type="float">
            <text:p>3.546</text:p>
          </table:table-cell>
          <table:table-cell table:style-name="ce2" table:formula="of:=([.C196]/0.0012207)" office:value-type="float" office:value="2905.25890667589" calcext:value-type="float">
            <text:p>2905</text:p>
          </table:table-cell>
          <table:table-cell table:formula="of:=([.D195]-[.D196])" office:value-type="float" office:value="2.2584935985951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formula="of:=(8192/(2*[.A197]))" office:value-type="float" office:value="12.2268656716418" calcext:value-type="float">
            <text:p>12.23</text:p>
          </table:table-cell>
          <table:table-cell table:formula="of:=(([.B197]-(-35.11))/13.358)" office:value-type="float" office:value="3.54370906360546" calcext:value-type="float">
            <text:p>3.544</text:p>
          </table:table-cell>
          <table:table-cell table:style-name="ce2" table:formula="of:=([.C197]/0.0012207)" office:value-type="float" office:value="2903.01389662117" calcext:value-type="float">
            <text:p>2903</text:p>
          </table:table-cell>
          <table:table-cell table:formula="of:=([.D196]-[.D197])" office:value-type="float" office:value="2.2450100547230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formula="of:=(8192/(2*[.A198]))" office:value-type="float" office:value="12.1904761904762" calcext:value-type="float">
            <text:p>12.19</text:p>
          </table:table-cell>
          <table:table-cell table:formula="of:=(([.B198]-(-35.11))/13.358)" office:value-type="float" office:value="3.54098489223508" calcext:value-type="float">
            <text:p>3.541</text:p>
          </table:table-cell>
          <table:table-cell table:style-name="ce2" table:formula="of:=([.C198]/0.0012207)" office:value-type="float" office:value="2900.78224972154" calcext:value-type="float">
            <text:p>2901</text:p>
          </table:table-cell>
          <table:table-cell table:formula="of:=([.D197]-[.D198])" office:value-type="float" office:value="2.2316468996355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formula="of:=(8192/(2*[.A199]))" office:value-type="float" office:value="12.1543026706231" calcext:value-type="float">
            <text:p>12.15</text:p>
          </table:table-cell>
          <table:table-cell table:formula="of:=(([.B199]-(-35.11))/13.358)" office:value-type="float" office:value="3.53827688805384" calcext:value-type="float">
            <text:p>3.538</text:p>
          </table:table-cell>
          <table:table-cell table:style-name="ce2" table:formula="of:=([.C199]/0.0012207)" office:value-type="float" office:value="2898.56384701715" calcext:value-type="float">
            <text:p>2899</text:p>
          </table:table-cell>
          <table:table-cell table:formula="of:=([.D198]-[.D199])" office:value-type="float" office:value="2.21840270438497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formula="of:=(8192/(2*[.A200]))" office:value-type="float" office:value="12.1183431952663" calcext:value-type="float">
            <text:p>12.12</text:p>
          </table:table-cell>
          <table:table-cell table:formula="of:=(([.B200]-(-35.11))/13.358)" office:value-type="float" office:value="3.53558490756597" calcext:value-type="float">
            <text:p>3.536</text:p>
          </table:table-cell>
          <table:table-cell table:style-name="ce2" table:formula="of:=([.C200]/0.0012207)" office:value-type="float" office:value="2896.35857095599" calcext:value-type="float">
            <text:p>2896</text:p>
          </table:table-cell>
          <table:table-cell table:formula="of:=([.D199]-[.D200])" office:value-type="float" office:value="2.2052760611641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formula="of:=(8192/(2*[.A201]))" office:value-type="float" office:value="12.0825958702065" calcext:value-type="float">
            <text:p>12.08</text:p>
          </table:table-cell>
          <table:table-cell table:formula="of:=(([.B201]-(-35.11))/13.358)" office:value-type="float" office:value="3.53290880896889" calcext:value-type="float">
            <text:p>3.533</text:p>
          </table:table-cell>
          <table:table-cell table:style-name="ce2" table:formula="of:=([.C201]/0.0012207)" office:value-type="float" office:value="2894.16630537306" calcext:value-type="float">
            <text:p>2894</text:p>
          </table:table-cell>
          <table:table-cell table:formula="of:=([.D200]-[.D201])" office:value-type="float" office:value="2.1922655829271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formula="of:=(8192/(2*[.A202]))" office:value-type="float" office:value="12.0470588235294" calcext:value-type="float">
            <text:p>12.05</text:p>
          </table:table-cell>
          <table:table-cell table:formula="of:=(([.B202]-(-35.11))/13.358)" office:value-type="float" office:value="3.53024845212827" calcext:value-type="float">
            <text:p>3.530</text:p>
          </table:table-cell>
          <table:table-cell table:style-name="ce2" table:formula="of:=([.C202]/0.0012207)" office:value-type="float" office:value="2891.98693547003" calcext:value-type="float">
            <text:p>2892</text:p>
          </table:table-cell>
          <table:table-cell table:formula="of:=([.D201]-[.D202])" office:value-type="float" office:value="2.1793699030272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formula="of:=(8192/(2*[.A203]))" office:value-type="float" office:value="12.0117302052786" calcext:value-type="float">
            <text:p>12.01</text:p>
          </table:table-cell>
          <table:table-cell table:formula="of:=(([.B203]-(-35.11))/13.358)" office:value-type="float" office:value="3.52760369855357" calcext:value-type="float">
            <text:p>3.528</text:p>
          </table:table-cell>
          <table:table-cell table:style-name="ce2" table:formula="of:=([.C203]/0.0012207)" office:value-type="float" office:value="2889.82034779518" calcext:value-type="float">
            <text:p>2890</text:p>
          </table:table-cell>
          <table:table-cell table:formula="of:=([.D202]-[.D203])" office:value-type="float" office:value="2.1665876748570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formula="of:=(8192/(2*[.A204]))" office:value-type="float" office:value="11.9766081871345" calcext:value-type="float">
            <text:p>11.98</text:p>
          </table:table-cell>
          <table:table-cell table:formula="of:=(([.B204]-(-35.11))/13.358)" office:value-type="float" office:value="3.52497441137405" calcext:value-type="float">
            <text:p>3.525</text:p>
          </table:table-cell>
          <table:table-cell table:style-name="ce2" table:formula="of:=([.C204]/0.0012207)" office:value-type="float" office:value="2887.66643022368" calcext:value-type="float">
            <text:p>2888</text:p>
          </table:table-cell>
          <table:table-cell table:formula="of:=([.D203]-[.D204])" office:value-type="float" office:value="2.1539175714960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formula="of:=(8192/(2*[.A205]))" office:value-type="float" office:value="11.9416909620991" calcext:value-type="float">
            <text:p>11.94</text:p>
          </table:table-cell>
          <table:table-cell table:formula="of:=(([.B205]-(-35.11))/13.358)" office:value-type="float" office:value="3.5223604553151" calcext:value-type="float">
            <text:p>3.522</text:p>
          </table:table-cell>
          <table:table-cell table:style-name="ce2" table:formula="of:=([.C205]/0.0012207)" office:value-type="float" office:value="2885.52507193831" calcext:value-type="float">
            <text:p>2886</text:p>
          </table:table-cell>
          <table:table-cell table:formula="of:=([.D204]-[.D205])" office:value-type="float" office:value="2.1413582853642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formula="of:=(8192/(2*[.A206]))" office:value-type="float" office:value="11.906976744186" calcext:value-type="float">
            <text:p>11.91</text:p>
          </table:table-cell>
          <table:table-cell table:formula="of:=(([.B206]-(-35.11))/13.358)" office:value-type="float" office:value="3.5197616966751" calcext:value-type="float">
            <text:p>3.520</text:p>
          </table:table-cell>
          <table:table-cell table:style-name="ce2" table:formula="of:=([.C206]/0.0012207)" office:value-type="float" office:value="2883.39616341042" calcext:value-type="float">
            <text:p>2883</text:p>
          </table:table-cell>
          <table:table-cell table:formula="of:=([.D205]-[.D206])" office:value-type="float" office:value="2.12890852789133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formula="of:=(8192/(2*[.A207]))" office:value-type="float" office:value="11.8724637681159" calcext:value-type="float">
            <text:p>11.87</text:p>
          </table:table-cell>
          <table:table-cell table:formula="of:=(([.B207]-(-35.11))/13.358)" office:value-type="float" office:value="3.51717800330259" calcext:value-type="float">
            <text:p>3.517</text:p>
          </table:table-cell>
          <table:table-cell table:style-name="ce2" table:formula="of:=([.C207]/0.0012207)" office:value-type="float" office:value="2881.27959638124" calcext:value-type="float">
            <text:p>2881</text:p>
          </table:table-cell>
          <table:table-cell table:formula="of:=([.D206]-[.D207])" office:value-type="float" office:value="2.1165670291789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formula="of:=(8192/(2*[.A208]))" office:value-type="float" office:value="11.8381502890173" calcext:value-type="float">
            <text:p>11.84</text:p>
          </table:table-cell>
          <table:table-cell table:formula="of:=(([.B208]-(-35.11))/13.358)" office:value-type="float" office:value="3.51460924457384" calcext:value-type="float">
            <text:p>3.515</text:p>
          </table:table-cell>
          <table:table-cell table:style-name="ce2" table:formula="of:=([.C208]/0.0012207)" office:value-type="float" office:value="2879.17526384356" calcext:value-type="float">
            <text:p>2879</text:p>
          </table:table-cell>
          <table:table-cell table:formula="of:=([.D207]-[.D208])" office:value-type="float" office:value="2.1043325376804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formula="of:=(8192/(2*[.A209]))" office:value-type="float" office:value="11.8040345821326" calcext:value-type="float">
            <text:p>11.80</text:p>
          </table:table-cell>
          <table:table-cell table:formula="of:=(([.B209]-(-35.11))/13.358)" office:value-type="float" office:value="3.51205529137091" calcext:value-type="float">
            <text:p>3.512</text:p>
          </table:table-cell>
          <table:table-cell table:style-name="ce2" table:formula="of:=([.C209]/0.0012207)" office:value-type="float" office:value="2877.08306002368" calcext:value-type="float">
            <text:p>2877</text:p>
          </table:table-cell>
          <table:table-cell table:formula="of:=([.D208]-[.D209])" office:value-type="float" office:value="2.0922038198841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formula="of:=(8192/(2*[.A210]))" office:value-type="float" office:value="11.7701149425287" calcext:value-type="float">
            <text:p>11.77</text:p>
          </table:table-cell>
          <table:table-cell table:formula="of:=(([.B210]-(-35.11))/13.358)" office:value-type="float" office:value="3.50951601605994" calcext:value-type="float">
            <text:p>3.510</text:p>
          </table:table-cell>
          <table:table-cell table:style-name="ce2" table:formula="of:=([.C210]/0.0012207)" office:value-type="float" office:value="2875.00288036368" calcext:value-type="float">
            <text:p>2875</text:p>
          </table:table-cell>
          <table:table-cell table:formula="of:=([.D209]-[.D210])" office:value-type="float" office:value="2.0801796600003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formula="of:=(8192/(2*[.A211]))" office:value-type="float" office:value="11.7363896848138" calcext:value-type="float">
            <text:p>11.74</text:p>
          </table:table-cell>
          <table:table-cell table:formula="of:=(([.B211]-(-35.11))/13.358)" office:value-type="float" office:value="3.50699129246996" calcext:value-type="float">
            <text:p>3.507</text:p>
          </table:table-cell>
          <table:table-cell table:style-name="ce2" table:formula="of:=([.C211]/0.0012207)" office:value-type="float" office:value="2872.93462150402" calcext:value-type="float">
            <text:p>2873</text:p>
          </table:table-cell>
          <table:table-cell table:formula="of:=([.D210]-[.D211])" office:value-type="float" office:value="2.068258859656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formula="of:=(8192/(2*[.A212]))" office:value-type="float" office:value="11.7028571428571" calcext:value-type="float">
            <text:p>11.70</text:p>
          </table:table-cell>
          <table:table-cell table:formula="of:=(([.B212]-(-35.11))/13.358)" office:value-type="float" office:value="3.50448099587192" calcext:value-type="float">
            <text:p>3.504</text:p>
          </table:table-cell>
          <table:table-cell table:style-name="ce2" table:formula="of:=([.C212]/0.0012207)" office:value-type="float" office:value="2870.87818126642" calcext:value-type="float">
            <text:p>2871</text:p>
          </table:table-cell>
          <table:table-cell table:formula="of:=([.D211]-[.D212])" office:value-type="float" office:value="2.0564402376012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formula="of:=(8192/(2*[.A213]))" office:value-type="float" office:value="11.6695156695157" calcext:value-type="float">
            <text:p>11.67</text:p>
          </table:table-cell>
          <table:table-cell table:formula="of:=(([.B213]-(-35.11))/13.358)" office:value-type="float" office:value="3.5019850029582" calcext:value-type="float">
            <text:p>3.502</text:p>
          </table:table-cell>
          <table:table-cell table:style-name="ce2" table:formula="of:=([.C213]/0.0012207)" office:value-type="float" office:value="2868.83345863701" calcext:value-type="float">
            <text:p>2869</text:p>
          </table:table-cell>
          <table:table-cell table:formula="of:=([.D212]-[.D213])" office:value-type="float" office:value="2.0447226294090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formula="of:=(8192/(2*[.A214]))" office:value-type="float" office:value="11.6363636363636" calcext:value-type="float">
            <text:p>11.64</text:p>
          </table:table-cell>
          <table:table-cell table:formula="of:=(([.B214]-(-35.11))/13.358)" office:value-type="float" office:value="3.4995031918224" calcext:value-type="float">
            <text:p>3.500</text:p>
          </table:table-cell>
          <table:table-cell table:style-name="ce2" table:formula="of:=([.C214]/0.0012207)" office:value-type="float" office:value="2866.80035374982" calcext:value-type="float">
            <text:p>2867</text:p>
          </table:table-cell>
          <table:table-cell table:formula="of:=([.D213]-[.D214])" office:value-type="float" office:value="2.0331048871967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formula="of:=(8192/(2*[.A215]))" office:value-type="float" office:value="11.6033994334278" calcext:value-type="float">
            <text:p>11.60</text:p>
          </table:table-cell>
          <table:table-cell table:formula="of:=(([.B215]-(-35.11))/13.358)" office:value-type="float" office:value="3.49703544193949" calcext:value-type="float">
            <text:p>3.497</text:p>
          </table:table-cell>
          <table:table-cell table:style-name="ce2" table:formula="of:=([.C215]/0.0012207)" office:value-type="float" office:value="2864.77876787048" calcext:value-type="float">
            <text:p>2865</text:p>
          </table:table-cell>
          <table:table-cell table:formula="of:=([.D214]-[.D215])" office:value-type="float" office:value="2.02158587933764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formula="of:=(8192/(2*[.A216]))" office:value-type="float" office:value="11.5706214689266" calcext:value-type="float">
            <text:p>11.57</text:p>
          </table:table-cell>
          <table:table-cell table:formula="of:=(([.B216]-(-35.11))/13.358)" office:value-type="float" office:value="3.49458163414632" calcext:value-type="float">
            <text:p>3.495</text:p>
          </table:table-cell>
          <table:table-cell table:style-name="ce2" table:formula="of:=([.C216]/0.0012207)" office:value-type="float" office:value="2862.76860338029" calcext:value-type="float">
            <text:p>2863</text:p>
          </table:table-cell>
          <table:table-cell table:formula="of:=([.D215]-[.D216])" office:value-type="float" office:value="2.0101644901888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formula="of:=(8192/(2*[.A217]))" office:value-type="float" office:value="11.5380281690141" calcext:value-type="float">
            <text:p>11.54</text:p>
          </table:table-cell>
          <table:table-cell table:formula="of:=(([.B217]-(-35.11))/13.358)" office:value-type="float" office:value="3.4921416506224" calcext:value-type="float">
            <text:p>3.492</text:p>
          </table:table-cell>
          <table:table-cell table:style-name="ce2" table:formula="of:=([.C217]/0.0012207)" office:value-type="float" office:value="2860.76976376047" calcext:value-type="float">
            <text:p>2861</text:p>
          </table:table-cell>
          <table:table-cell table:formula="of:=([.D216]-[.D217])" office:value-type="float" office:value="1.99883961982141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formula="of:=(8192/(2*[.A218]))" office:value-type="float" office:value="11.5056179775281" calcext:value-type="float">
            <text:p>11.51</text:p>
          </table:table-cell>
          <table:table-cell table:formula="of:=(([.B218]-(-35.11))/13.358)" office:value-type="float" office:value="3.48971537487109" calcext:value-type="float">
            <text:p>3.490</text:p>
          </table:table-cell>
          <table:table-cell table:style-name="ce2" table:formula="of:=([.C218]/0.0012207)" office:value-type="float" office:value="2858.78215357671" calcext:value-type="float">
            <text:p>2859</text:p>
          </table:table-cell>
          <table:table-cell table:formula="of:=([.D217]-[.D218])" office:value-type="float" office:value="1.9876101837549" calcext:value-type="float">
            <text:p>2</text:p>
          </table:table-cell>
          <table:table-cell table:number-columns-repeated="5"/>
        </table:table-row>
        <table:table-row table:style-name="ro2" table:number-rows-repeated="104835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 style:data-style-name="N2" text:time-value="0000-00-00T10:15:39.4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14:45:53.095000000</meta:creation-date>
    <dc:date>2015-02-07T13:10:07.189000000</dc:date>
    <meta:editing-duration>P1DT2H33M18S</meta:editing-duration>
    <meta:editing-cycles>5</meta:editing-cycles>
    <meta:generator>LibreOffice/4.1.4.2$Windows_x86 LibreOffice_project/0a0440ccc0227ad9829de5f46be37cfb6edcf72</meta:generator>
    <meta:document-statistic meta:table-count="1" meta:cell-count="1215" meta:object-count="0"/>
  </office:meta>
</office:document-meta>
</file>